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linkMacSystemFont" svg:font-family="BlinkMacSystemFont, apple-system, 'Segoe UI', Roboto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6.553cm" table:align="left"/>
    </style:style>
    <style:style style:name="Таблица1.A" style:family="table-column">
      <style:table-column-properties style:column-width="1.991cm"/>
    </style:style>
    <style:style style:name="Таблица1.B" style:family="table-column">
      <style:table-column-properties style:column-width="4.561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0.765cm" table:align="left"/>
    </style:style>
    <style:style style:name="Таблица2.A" style:family="table-column">
      <style:table-column-properties style:column-width="7.579cm"/>
    </style:style>
    <style:style style:name="Таблица2.B" style:family="table-column">
      <style:table-column-properties style:column-width="3.186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8.751cm" table:align="left"/>
    </style:style>
    <style:style style:name="Таблица3.A" style:family="table-column">
      <style:table-column-properties style:column-width="4.21cm"/>
    </style:style>
    <style:style style:name="Таблица3.B" style:family="table-column">
      <style:table-column-properties style:column-width="4.54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9.227cm" table:align="left"/>
    </style:style>
    <style:style style:name="Таблица4.A" style:family="table-column">
      <style:table-column-properties style:column-width="4.833cm"/>
    </style:style>
    <style:style style:name="Таблица4.B" style:family="table-column">
      <style:table-column-properties style:column-width="4.394cm"/>
    </style:style>
    <style:style style:name="Таблица4.A1" style:family="table-cell">
      <style:table-cell-properties style:vertical-align="middle" fo:padding="0.049cm" fo:border="none"/>
    </style:style>
    <style:style style:name="Таблица4.5" style:family="table-row">
      <style:table-row-properties style:min-row-height="0.647cm"/>
    </style:style>
    <style:style style:name="Таблица5" style:family="table">
      <style:table-properties style:width="10.626cm" table:align="left"/>
    </style:style>
    <style:style style:name="Таблица5.A" style:family="table-column">
      <style:table-column-properties style:column-width="4.863cm"/>
    </style:style>
    <style:style style:name="Таблица5.B" style:family="table-column">
      <style:table-column-properties style:column-width="2.009cm"/>
    </style:style>
    <style:style style:name="Таблица5.C" style:family="table-column">
      <style:table-column-properties style:column-width="3.754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11.742cm" table:align="left"/>
    </style:style>
    <style:style style:name="Таблица6.A" style:family="table-column">
      <style:table-column-properties style:column-width="4.023cm"/>
    </style:style>
    <style:style style:name="Таблица6.B" style:family="table-column">
      <style:table-column-properties style:column-width="4.048cm"/>
    </style:style>
    <style:style style:name="Таблица6.C" style:family="table-column">
      <style:table-column-properties style:column-width="3.671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9.246cm" table:align="left"/>
    </style:style>
    <style:style style:name="Таблица7.A" style:family="table-column">
      <style:table-column-properties style:column-width="3.856cm"/>
    </style:style>
    <style:style style:name="Таблица7.B" style:family="table-column">
      <style:table-column-properties style:column-width="5.39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11.97cm" table:align="left"/>
    </style:style>
    <style:style style:name="Таблица8.A" style:family="table-column">
      <style:table-column-properties style:column-width="3.688cm"/>
    </style:style>
    <style:style style:name="Таблица8.B" style:family="table-column">
      <style:table-column-properties style:column-width="3.649cm"/>
    </style:style>
    <style:style style:name="Таблица8.C" style:family="table-column">
      <style:table-column-properties style:column-width="4.632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11.887cm" table:align="left"/>
    </style:style>
    <style:style style:name="Таблица9.A" style:family="table-column">
      <style:table-column-properties style:column-width="4.392cm"/>
    </style:style>
    <style:style style:name="Таблица9.B" style:family="table-column">
      <style:table-column-properties style:column-width="3.131cm"/>
    </style:style>
    <style:style style:name="Таблица9.C" style:family="table-column">
      <style:table-column-properties style:column-width="4.364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8.86cm" table:align="left"/>
    </style:style>
    <style:style style:name="Таблица10.A" style:family="table-column">
      <style:table-column-properties style:column-width="2.51cm"/>
    </style:style>
    <style:style style:name="Таблица10.B" style:family="table-column">
      <style:table-column-properties style:column-width="6.35cm"/>
    </style:style>
    <style:style style:name="Таблица10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left="0cm" fo:margin-right="0cm" fo:margin-top="0cm" fo:margin-bottom="0.318cm" style:contextual-spacing="false" style:line-height-at-least="1.058cm" fo:orphans="2" fo:widows="2" fo:text-indent="0cm" style:auto-text-indent="false" fo:padding="0cm" fo:border="none"/>
      <style:text-properties fo:font-variant="normal" fo:text-transform="none" fo:color="#ffffff" loext:opacity="100%" style:font-name="BlinkMacSystemFont" fo:font-size="24pt" fo:letter-spacing="normal" fo:font-style="normal" fo:font-weight="bold"/>
    </style:style>
    <style:style style:name="P2" style:family="paragraph" style:parent-style-name="Heading_20_2">
      <style:text-properties fo:color="#ffffff" loext:opacity="100%"/>
    </style:style>
    <style:style style:name="P3" style:family="paragraph" style:parent-style-name="Horizontal_20_Line">
      <style:text-properties fo:color="#ffffff" loext:opacity="100%"/>
    </style:style>
    <style:style style:name="P4" style:family="paragraph" style:parent-style-name="Heading_20_3">
      <style:text-properties fo:color="#ffffff" loext:opacity="100%"/>
    </style:style>
    <style:style style:name="P5" style:family="paragraph" style:parent-style-name="Text_20_body" style:list-style-name="L1"/>
    <style:style style:name="P6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7" style:family="paragraph" style:parent-style-name="Preformatted_20_Text">
      <style:paragraph-properties style:writing-mode="lr-tb"/>
    </style:style>
    <style:style style:name="P8" style:family="paragraph" style:parent-style-name="Preformatted_20_Text">
      <style:paragraph-properties style:writing-mode="lr-tb"/>
      <style:text-properties fo:color="#ffffff" loext:opacity="100%"/>
    </style:style>
    <style:style style:name="P9" style:family="paragraph" style:parent-style-name="Preformatted_20_Text">
      <style:paragraph-properties fo:margin-top="0cm" fo:margin-bottom="0.499cm" style:contextual-spacing="false" style:writing-mode="lr-tb"/>
    </style:style>
    <style:style style:name="P10" style:family="paragraph" style:parent-style-name="Text_20_body">
      <style:text-properties fo:color="#ffffff" loext:opacity="100%"/>
    </style:style>
    <style:style style:name="P11" style:family="paragraph" style:parent-style-name="Text_20_body" style:list-style-name="L2">
      <style:text-properties fo:color="#ffffff" loext:opacity="100%"/>
    </style:style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3">
      <style:text-properties fo:color="#ffffff" loext:opacity="100%"/>
    </style:style>
    <style:style style:name="P1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6" style:family="paragraph" style:parent-style-name="Text_20_body" style:list-style-name="L4"/>
    <style:style style:name="P17" style:family="paragraph" style:parent-style-name="Text_20_body" style:list-style-name="L4">
      <style:text-properties fo:color="#ffffff" loext:opacity="100%"/>
    </style:style>
    <style:style style:name="P18" style:family="paragraph" style:parent-style-name="Text_20_body">
      <style:text-properties fo:font-variant="normal" fo:text-transform="none" fo:color="#ffffff" loext:opacity="100%" style:font-name="BlinkMacSystemFont" fo:font-size="12pt" fo:letter-spacing="normal" fo:font-style="normal" fo:font-weight="normal"/>
    </style:style>
    <style:style style:name="P19" style:family="paragraph" style:parent-style-name="Text_20_body" style:list-style-name="L5">
      <style:paragraph-properties fo:margin-left="0cm" fo:margin-right="0cm" fo:margin-top="0cm" fo:margin-bottom="0.318cm" style:contextual-spacing="false" fo:orphans="2" fo:widows="2" fo:text-indent="0cm" style:auto-text-indent="false" fo:padding="0cm" fo:border="none"/>
      <style:text-properties fo:color="#ffffff" loext:opacity="100%"/>
    </style:style>
    <style:style style:name="P20" style:family="paragraph" style:parent-style-name="Preformatted_20_Text" style:list-style-name="L5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color="#ffffff" loext:opacity="100%"/>
    </style:style>
    <style:style style:name="P21" style:family="paragraph" style:parent-style-name="Text_20_body" style:list-style-name="L5">
      <style:paragraph-properties fo:margin-left="0cm" fo:margin-right="0cm" fo:margin-top="0cm" fo:margin-bottom="0.318cm" style:contextual-spacing="false" fo:orphans="2" fo:widows="2" fo:text-indent="0cm" style:auto-text-indent="false" fo:padding="0cm" fo:border="none"/>
      <style:text-properties fo:font-variant="normal" fo:text-transform="none" fo:color="#ffffff" loext:opacity="100%" style:font-name="BlinkMacSystemFont" fo:font-size="12pt" fo:letter-spacing="normal" fo:font-style="normal" fo:font-weight="normal" style:font-name-asian="BlinkMacSystemFont" style:font-size-asian="12pt" style:font-style-asian="normal" style:font-weight-asian="normal" style:font-name-complex="BlinkMacSystemFont" style:font-size-complex="12pt" style:font-style-complex="normal" style:font-weight-complex="normal"/>
    </style:style>
    <style:style style:name="P22" style:family="paragraph" style:parent-style-name="Text_20_body">
      <style:paragraph-properties fo:margin-left="0cm" fo:margin-right="0cm" fo:margin-top="0.318cm" fo:margin-bottom="0.318cm" style:contextual-spacing="false" fo:orphans="2" fo:widows="2" fo:text-indent="0cm" style:auto-text-indent="false" fo:padding="0cm" fo:border="none"/>
      <style:text-properties fo:color="#ffffff" loext:opacity="100%"/>
    </style:style>
    <style:style style:name="P23" style:family="paragraph" style:parent-style-name="Heading_20_1">
      <style:text-properties fo:color="#ffffff" loext:opacity="100%"/>
    </style:style>
    <style:style style:name="P24" style:family="paragraph" style:parent-style-name="Preformatted_20_Text">
      <style:paragraph-properties fo:margin-left="0cm" fo:margin-right="0cm" fo:text-indent="0cm" style:auto-text-indent="false" style:writing-mode="lr-tb"/>
      <style:text-properties fo:color="#ffffff" loext:opacity="100%"/>
    </style:style>
    <style:style style:name="P25" style:family="paragraph" style:parent-style-name="Preformatted_20_Text">
      <style:paragraph-properties fo:margin-top="0cm" fo:margin-bottom="0.499cm" style:contextual-spacing="false" style:writing-mode="lr-tb"/>
      <style:text-properties fo:color="#ffffff" loext:opacity="100%"/>
    </style:style>
    <style:style style:name="P26" style:family="paragraph" style:parent-style-name="Text_20_body" style:list-style-name="L6">
      <style:text-properties fo:color="#ffffff" loext:opacity="100%"/>
    </style:style>
    <style:style style:name="P27" style:family="paragraph" style:parent-style-name="Quotations">
      <style:text-properties fo:color="#ffffff" loext:opacity="100%"/>
    </style:style>
    <style:style style:name="P28" style:family="paragraph" style:parent-style-name="Text_20_body" style:list-style-name="L7">
      <style:text-properties fo:color="#ffffff" loext:opacity="100%"/>
    </style:style>
    <style:style style:name="P29" style:family="paragraph" style:parent-style-name="Text_20_body" style:list-style-name="L8">
      <style:text-properties fo:color="#ffffff" loext:opacity="100%"/>
    </style:style>
    <style:style style:name="P30" style:family="paragraph" style:parent-style-name="Table_20_Heading">
      <style:text-properties fo:color="#ffffff" loext:opacity="100%"/>
    </style:style>
    <style:style style:name="P31" style:family="paragraph" style:parent-style-name="Table_20_Contents">
      <style:text-properties fo:color="#ffffff" loext:opacity="100%"/>
    </style:style>
    <style:style style:name="P32" style:family="paragraph" style:parent-style-name="Text_20_body" style:list-style-name="L9">
      <style:text-properties fo:color="#ffffff" loext:opacity="100%"/>
    </style:style>
    <style:style style:name="P33" style:family="paragraph" style:parent-style-name="Text_20_body" style:list-style-name="L10">
      <style:text-properties fo:color="#ffffff" loext:opacity="100%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/>
    </style:style>
    <style:style style:name="P35" style:family="paragraph" style:parent-style-name="Text_20_body" style:list-style-name="L11">
      <style:text-properties fo:color="#ffffff" loext:opacity="100%"/>
    </style:style>
    <style:style style:name="P36" style:family="paragraph" style:parent-style-name="Text_20_body" style:list-style-name="L12">
      <style:text-properties fo:color="#ffffff" loext:opacity="100%"/>
    </style:style>
    <style:style style:name="P37" style:family="paragraph" style:parent-style-name="Text_20_body" style:list-style-name="L13">
      <style:text-properties fo:color="#ffffff" loext:opacity="100%"/>
    </style:style>
    <style:style style:name="P38" style:family="paragraph" style:parent-style-name="Text_20_body" style:list-style-name="L14">
      <style:text-properties fo:color="#ffffff" loext:opacity="100%"/>
    </style:style>
    <style:style style:name="P39" style:family="paragraph" style:parent-style-name="Text_20_body" style:list-style-name="L15">
      <style:text-properties fo:color="#ffffff" loext:opacity="100%"/>
    </style:style>
    <style:style style:name="P40" style:family="paragraph" style:parent-style-name="Text_20_body" style:list-style-name="L16">
      <style:text-properties fo:color="#ffffff" loext:opacity="100%"/>
    </style:style>
    <style:style style:name="P41" style:family="paragraph" style:parent-style-name="Standard">
      <style:text-properties fo:color="#ffffff" loext:opacity="100%"/>
    </style:style>
    <style:style style:name="P42" style:family="paragraph" style:parent-style-name="Text_20_body" style:list-style-name="L17">
      <style:text-properties fo:color="#ffffff" loext:opacity="100%"/>
    </style:style>
    <style:style style:name="P43" style:family="paragraph" style:parent-style-name="Text_20_body" style:list-style-name="L18">
      <style:text-properties fo:color="#ffffff" loext:opacity="100%"/>
    </style:style>
    <style:style style:name="P44" style:family="paragraph" style:parent-style-name="Text_20_body" style:list-style-name="L19">
      <style:text-properties fo:color="#ffffff" loext:opacity="100%"/>
    </style:style>
    <style:style style:name="P45" style:family="paragraph" style:parent-style-name="Text_20_body" style:list-style-name="L20">
      <style:text-properties fo:color="#ffffff" loext:opacity="100%"/>
    </style:style>
    <style:style style:name="P46" style:family="paragraph" style:parent-style-name="Text_20_body" style:list-style-name="L21">
      <style:text-properties fo:color="#ffffff" loext:opacity="100%"/>
    </style:style>
    <style:style style:name="P47" style:family="paragraph" style:parent-style-name="Text_20_body" style:list-style-name="L22">
      <style:text-properties fo:color="#ffffff" loext:opacity="100%"/>
    </style:style>
    <style:style style:name="P48" style:family="paragraph" style:parent-style-name="Text_20_body" style:list-style-name="L23">
      <style:text-properties fo:color="#ffffff" loext:opacity="100%"/>
    </style:style>
    <style:style style:name="P49" style:family="paragraph" style:parent-style-name="Text_20_body" style:list-style-name="L24">
      <style:text-properties fo:color="#ffffff" loext:opacity="100%"/>
    </style:style>
    <style:style style:name="P50" style:family="paragraph" style:parent-style-name="Text_20_body" style:list-style-name="L25">
      <style:text-properties fo:color="#ffffff" loext:opacity="100%"/>
    </style:style>
    <style:style style:name="P51" style:family="paragraph" style:parent-style-name="Standard">
      <style:text-properties fo:color="#ffffff" loext:opacity="100%" fo:font-weight="bold" style:font-weight-asian="bold" style:font-weight-complex="bold"/>
    </style:style>
    <style:style style:name="P52" style:family="paragraph" style:parent-style-name="Text_20_body" style:list-style-name="L26">
      <style:text-properties fo:color="#ffffff" loext:opacity="100%"/>
    </style:style>
    <style:style style:name="P53" style:family="paragraph" style:parent-style-name="Text_20_body" style:list-style-name="L27">
      <style:text-properties fo:color="#ffffff" loext:opacity="100%"/>
    </style:style>
    <style:style style:name="P54" style:family="paragraph" style:parent-style-name="Text_20_body" style:list-style-name="L28">
      <style:text-properties fo:color="#ffffff" loext:opacity="100%"/>
    </style:style>
    <style:style style:name="P55" style:family="paragraph" style:parent-style-name="Text_20_body" style:list-style-name="L29">
      <style:text-properties fo:color="#ffffff" loext:opacity="100%"/>
    </style:style>
    <style:style style:name="P56" style:family="paragraph" style:parent-style-name="Text_20_body" style:list-style-name="L30">
      <style:text-properties fo:color="#ffffff" loext:opacity="100%"/>
    </style:style>
    <style:style style:name="P57" style:family="paragraph" style:parent-style-name="Text_20_body" style:list-style-name="L31">
      <style:text-properties fo:color="#ffffff" loext:opacity="100%"/>
    </style:style>
    <style:style style:name="P58" style:family="paragraph" style:parent-style-name="Text_20_body" style:list-style-name="L32">
      <style:text-properties fo:color="#ffffff" loext:opacity="100%"/>
    </style:style>
    <style:style style:name="P59" style:family="paragraph" style:parent-style-name="Text_20_body" style:list-style-name="L33">
      <style:text-properties fo:color="#ffffff" loext:opacity="100%"/>
    </style:style>
    <style:style style:name="P60" style:family="paragraph" style:parent-style-name="Text_20_body" style:list-style-name="L34">
      <style:text-properties fo:color="#ffffff" loext:opacity="100%"/>
    </style:style>
    <style:style style:name="P61" style:family="paragraph" style:parent-style-name="Text_20_body" style:list-style-name="L35">
      <style:text-properties fo:color="#ffffff" loext:opacity="100%"/>
    </style:style>
    <style:style style:name="P62" style:family="paragraph" style:parent-style-name="Text_20_body" style:list-style-name="L36">
      <style:text-properties fo:color="#ffffff" loext:opacity="100%"/>
    </style:style>
    <style:style style:name="P63" style:family="paragraph" style:parent-style-name="Text_20_body" style:list-style-name="L37">
      <style:text-properties fo:color="#ffffff" loext:opacity="100%"/>
    </style:style>
    <style:style style:name="P64" style:family="paragraph" style:parent-style-name="Text_20_body" style:list-style-name="L38">
      <style:text-properties fo:color="#ffffff" loext:opacity="100%"/>
    </style:style>
    <style:style style:name="P65" style:family="paragraph" style:parent-style-name="Text_20_body" style:list-style-name="L39">
      <style:text-properties fo:color="#ffffff" loext:opacity="100%"/>
    </style:style>
    <style:style style:name="P66" style:family="paragraph" style:parent-style-name="Text_20_body" style:list-style-name="L40">
      <style:text-properties fo:color="#ffffff" loext:opacity="100%"/>
    </style:style>
    <style:style style:name="P67" style:family="paragraph" style:parent-style-name="Text_20_body" style:list-style-name="L41">
      <style:text-properties fo:color="#ffffff" loext:opacity="100%"/>
    </style:style>
    <style:style style:name="P68" style:family="paragraph" style:parent-style-name="Text_20_body" style:list-style-name="L42">
      <style:text-properties fo:color="#ffffff" loext:opacity="100%"/>
    </style:style>
    <style:style style:name="P69" style:family="paragraph" style:parent-style-name="Text_20_body" style:list-style-name="L43">
      <style:text-properties fo:color="#ffffff" loext:opacity="100%"/>
    </style:style>
    <style:style style:name="P70" style:family="paragraph" style:parent-style-name="Text_20_body" style:list-style-name="L44">
      <style:text-properties fo:color="#ffffff" loext:opacity="100%"/>
    </style:style>
    <style:style style:name="P71" style:family="paragraph" style:parent-style-name="Text_20_body" style:list-style-name="L45">
      <style:text-properties fo:color="#ffffff" loext:opacity="100%"/>
    </style:style>
    <style:style style:name="P72" style:family="paragraph" style:parent-style-name="Text_20_body" style:list-style-name="L46">
      <style:text-properties fo:color="#ffffff" loext:opacity="100%"/>
    </style:style>
    <style:style style:name="P73" style:family="paragraph" style:parent-style-name="Text_20_body" style:list-style-name="L47">
      <style:text-properties fo:color="#ffffff" loext:opacity="100%"/>
    </style:style>
    <style:style style:name="P74" style:family="paragraph" style:parent-style-name="Text_20_body" style:list-style-name="L48">
      <style:text-properties fo:color="#ffffff" loext:opacity="100%"/>
    </style:style>
    <style:style style:name="P75" style:family="paragraph" style:parent-style-name="Text_20_body" style:list-style-name="L49">
      <style:text-properties fo:color="#ffffff" loext:opacity="100%"/>
    </style:style>
    <style:style style:name="P76" style:family="paragraph" style:parent-style-name="Text_20_body" style:list-style-name="L50">
      <style:text-properties fo:color="#ffffff" loext:opacity="100%"/>
    </style:style>
    <style:style style:name="P77" style:family="paragraph" style:parent-style-name="Text_20_body" style:list-style-name="L51">
      <style:text-properties fo:color="#ffffff" loext:opacity="100%"/>
    </style:style>
    <style:style style:name="P78" style:family="paragraph" style:parent-style-name="Text_20_body" style:list-style-name="L52">
      <style:text-properties fo:color="#ffffff" loext:opacity="100%"/>
    </style:style>
    <style:style style:name="P79" style:family="paragraph" style:parent-style-name="Text_20_body" style:list-style-name="L53">
      <style:text-properties fo:color="#ffffff" loext:opacity="100%"/>
    </style:style>
    <style:style style:name="P80" style:family="paragraph" style:parent-style-name="Table_20_Heading">
      <style:text-properties fo:color="#ffffff" loext:opacity="100%" fo:font-size="2pt" style:font-size-asian="2pt" style:font-size-complex="2pt"/>
    </style:style>
    <style:style style:name="P81" style:family="paragraph" style:parent-style-name="Text_20_body" style:list-style-name="L54">
      <style:text-properties fo:color="#ffffff" loext:opacity="100%"/>
    </style:style>
    <style:style style:name="P82" style:family="paragraph" style:parent-style-name="Text_20_body" style:list-style-name="L55">
      <style:text-properties fo:color="#ffffff" loext:opacity="100%"/>
    </style:style>
    <style:style style:name="P83" style:family="paragraph" style:parent-style-name="Text_20_body" style:list-style-name="L56">
      <style:text-properties fo:color="#ffffff" loext:opacity="100%"/>
    </style:style>
    <style:style style:name="P84" style:family="paragraph" style:parent-style-name="Text_20_body" style:list-style-name="L57">
      <style:text-properties fo:color="#ffffff" loext:opacity="100%"/>
    </style:style>
    <style:style style:name="P85" style:family="paragraph" style:parent-style-name="Text_20_body" style:list-style-name="L58">
      <style:text-properties fo:color="#ffffff" loext:opacity="100%"/>
    </style:style>
    <style:style style:name="P86" style:family="paragraph" style:parent-style-name="Text_20_body" style:list-style-name="L59">
      <style:text-properties fo:color="#ffffff" loext:opacity="100%"/>
    </style:style>
    <style:style style:name="P87" style:family="paragraph" style:parent-style-name="Text_20_body" style:list-style-name="L60">
      <style:text-properties fo:color="#ffffff" loext:opacity="100%"/>
    </style:style>
    <style:style style:name="P88" style:family="paragraph" style:parent-style-name="Text_20_body" style:list-style-name="L61">
      <style:text-properties fo:color="#ffffff" loext:opacity="100%"/>
    </style:style>
    <style:style style:name="P89" style:family="paragraph" style:parent-style-name="Standard">
      <style:text-properties fo:color="#ffffff" loext:opacity="100%" fo:language="kk" fo:country="KZ" officeooo:rsid="00309753" officeooo:paragraph-rsid="00309753"/>
    </style:style>
    <style:style style:name="P90" style:family="paragraph" style:parent-style-name="Standard">
      <style:text-properties fo:color="#ffffff" loext:opacity="100%" fo:font-size="18pt" fo:language="kk" fo:country="KZ" officeooo:rsid="00309753" officeooo:paragraph-rsid="00309753" fo:background-color="#481d32" style:font-size-asian="18pt" style:font-size-complex="18pt"/>
    </style:style>
    <style:style style:name="P91" style:family="paragraph" style:parent-style-name="Text_20_body">
      <style:text-properties fo:color="#ffffff" loext:opacity="100%" fo:language="kk" fo:country="KZ" officeooo:rsid="00309753"/>
    </style:style>
    <style:style style:name="P92" style:family="paragraph" style:parent-style-name="Horizontal_20_Line">
      <style:text-properties fo:color="#ffffff" loext:opacity="100%" fo:language="kk" fo:country="KZ" officeooo:rsid="00309753"/>
    </style:style>
    <style:style style:name="P93" style:family="paragraph" style:parent-style-name="Heading_20_2">
      <style:text-properties fo:color="#ffffff" loext:opacity="100%" fo:language="kk" fo:country="KZ" officeooo:rsid="00309753"/>
    </style:style>
    <style:style style:name="P9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 fo:language="kk" fo:country="KZ" officeooo:rsid="00309753"/>
    </style:style>
    <style:style style:name="P95" style:family="paragraph" style:parent-style-name="Preformatted_20_Text">
      <style:paragraph-properties fo:margin-left="0cm" fo:margin-right="0cm" fo:text-indent="0cm" style:auto-text-indent="false" style:writing-mode="lr-tb"/>
      <style:text-properties fo:color="#ffffff" loext:opacity="100%" fo:language="kk" fo:country="KZ" officeooo:rsid="00309753"/>
    </style:style>
    <style:style style:name="P96" style:family="paragraph" style:parent-style-name="Preformatted_20_Text">
      <style:paragraph-properties style:writing-mode="lr-tb"/>
      <style:text-properties fo:color="#ffffff" loext:opacity="100%" fo:language="kk" fo:country="KZ" officeooo:rsid="00309753"/>
    </style:style>
    <style:style style:name="P97" style:family="paragraph" style:parent-style-name="Preformatted_20_Text">
      <style:paragraph-properties fo:margin-top="0cm" fo:margin-bottom="0.499cm" style:contextual-spacing="false" style:writing-mode="lr-tb"/>
      <style:text-properties fo:color="#ffffff" loext:opacity="100%" fo:language="kk" fo:country="KZ" officeooo:rsid="00309753"/>
    </style:style>
    <style:style style:name="P98" style:family="paragraph" style:parent-style-name="Text_20_body" style:list-style-name="L62">
      <style:text-properties fo:color="#ffffff" loext:opacity="100%" fo:language="kk" fo:country="KZ" officeooo:rsid="00309753"/>
    </style:style>
    <style:style style:name="P99" style:family="paragraph" style:parent-style-name="Text_20_body" style:list-style-name="L63">
      <style:text-properties fo:color="#ffffff" loext:opacity="100%" fo:language="kk" fo:country="KZ" officeooo:rsid="00309753"/>
    </style:style>
    <style:style style:name="P100" style:family="paragraph" style:parent-style-name="Quotations">
      <style:text-properties fo:color="#ffffff" loext:opacity="100%" fo:language="kk" fo:country="KZ" officeooo:rsid="00309753"/>
    </style:style>
    <style:style style:name="P101" style:family="paragraph" style:parent-style-name="Text_20_body" style:list-style-name="L64">
      <style:text-properties fo:color="#ffffff" loext:opacity="100%" fo:language="kk" fo:country="KZ" officeooo:rsid="00309753"/>
    </style:style>
    <style:style style:name="P102" style:family="paragraph" style:parent-style-name="Heading_20_3">
      <style:text-properties fo:color="#ffffff" loext:opacity="100%" fo:language="kk" fo:country="KZ" officeooo:rsid="00309753"/>
    </style:style>
    <style:style style:name="P103" style:family="paragraph" style:parent-style-name="Text_20_body" style:list-style-name="L65">
      <style:text-properties fo:color="#ffffff" loext:opacity="100%" fo:language="kk" fo:country="KZ" officeooo:rsid="00309753"/>
    </style:style>
    <style:style style:name="P104" style:family="paragraph" style:parent-style-name="Text_20_body" style:list-style-name="L66">
      <style:text-properties fo:color="#ffffff" loext:opacity="100%" fo:language="kk" fo:country="KZ" officeooo:rsid="00309753"/>
    </style:style>
    <style:style style:name="P105" style:family="paragraph" style:parent-style-name="Text_20_body" style:list-style-name="L67">
      <style:text-properties fo:color="#ffffff" loext:opacity="100%" fo:language="kk" fo:country="KZ" officeooo:rsid="00309753"/>
    </style:style>
    <style:style style:name="P106" style:family="paragraph" style:parent-style-name="Text_20_body" style:list-style-name="L68">
      <style:text-properties fo:color="#ffffff" loext:opacity="100%" fo:language="kk" fo:country="KZ" officeooo:rsid="00309753"/>
    </style:style>
    <style:style style:name="P107" style:family="paragraph" style:parent-style-name="Heading_20_2">
      <style:text-properties fo:color="#ffffff" loext:opacity="100%" fo:language="kk" fo:country="KZ" officeooo:rsid="00309753" officeooo:paragraph-rsid="00309753"/>
    </style:style>
    <style:style style:name="P108" style:family="paragraph" style:parent-style-name="Text_20_body" style:list-style-name="L69">
      <style:text-properties fo:color="#ffffff" loext:opacity="100%" fo:language="kk" fo:country="KZ" officeooo:rsid="00309753"/>
    </style:style>
    <style:style style:name="P109" style:family="paragraph" style:parent-style-name="Text_20_body" style:list-style-name="L70">
      <style:text-properties fo:color="#ffffff" loext:opacity="100%" fo:language="kk" fo:country="KZ" officeooo:rsid="00309753"/>
    </style:style>
    <style:style style:name="P110" style:family="paragraph" style:parent-style-name="Text_20_body" style:list-style-name="L71">
      <style:text-properties fo:color="#ffffff" loext:opacity="100%" fo:language="kk" fo:country="KZ" officeooo:rsid="00309753"/>
    </style:style>
    <style:style style:name="P111" style:family="paragraph" style:parent-style-name="Text_20_body" style:list-style-name="L72">
      <style:text-properties fo:color="#ffffff" loext:opacity="100%" fo:language="kk" fo:country="KZ" officeooo:rsid="00309753"/>
    </style:style>
    <style:style style:name="P112" style:family="paragraph" style:parent-style-name="Text_20_body" style:list-style-name="L73">
      <style:text-properties fo:color="#ffffff" loext:opacity="100%" fo:language="kk" fo:country="KZ" officeooo:rsid="00309753"/>
    </style:style>
    <style:style style:name="P113" style:family="paragraph" style:parent-style-name="Text_20_body" style:list-style-name="L74">
      <style:text-properties fo:color="#ffffff" loext:opacity="100%" fo:language="kk" fo:country="KZ" officeooo:rsid="00309753"/>
    </style:style>
    <style:style style:name="P114" style:family="paragraph" style:parent-style-name="Text_20_body" style:list-style-name="L75">
      <style:text-properties fo:color="#ffffff" loext:opacity="100%" fo:language="kk" fo:country="KZ" officeooo:rsid="00309753"/>
    </style:style>
    <style:style style:name="P115" style:family="paragraph" style:parent-style-name="Text_20_body" style:list-style-name="L76">
      <style:text-properties fo:color="#ffffff" loext:opacity="100%" fo:language="kk" fo:country="KZ" officeooo:rsid="00309753"/>
    </style:style>
    <style:style style:name="P116" style:family="paragraph" style:parent-style-name="Text_20_body" style:list-style-name="L77">
      <style:text-properties fo:color="#ffffff" loext:opacity="100%" fo:language="kk" fo:country="KZ" officeooo:rsid="00309753"/>
    </style:style>
    <style:style style:name="P117" style:family="paragraph" style:parent-style-name="Preformatted_20_Text" style:list-style-name="L77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 fo:language="kk" fo:country="KZ" officeooo:rsid="00309753"/>
    </style:style>
    <style:style style:name="P118" style:family="paragraph" style:parent-style-name="Text_20_body" style:list-style-name="L78">
      <style:text-properties fo:color="#ffffff" loext:opacity="100%" fo:language="kk" fo:country="KZ" officeooo:rsid="00309753"/>
    </style:style>
    <style:style style:name="P119" style:family="paragraph" style:parent-style-name="Text_20_body" style:list-style-name="L79">
      <style:text-properties fo:color="#ffffff" loext:opacity="100%" fo:language="kk" fo:country="KZ" officeooo:rsid="00309753"/>
    </style:style>
    <style:style style:name="P120" style:family="paragraph" style:parent-style-name="Text_20_body" style:list-style-name="L80">
      <style:text-properties fo:color="#ffffff" loext:opacity="100%" fo:language="kk" fo:country="KZ" officeooo:rsid="00309753"/>
    </style:style>
    <style:style style:name="P121" style:family="paragraph" style:parent-style-name="Text_20_body" style:list-style-name="L81">
      <style:text-properties fo:color="#ffffff" loext:opacity="100%" fo:language="kk" fo:country="KZ" officeooo:rsid="00309753"/>
    </style:style>
    <style:style style:name="P122" style:family="paragraph" style:parent-style-name="Text_20_body" style:list-style-name="L82">
      <style:text-properties fo:color="#ffffff" loext:opacity="100%" fo:language="kk" fo:country="KZ" officeooo:rsid="00309753"/>
    </style:style>
    <style:style style:name="P123" style:family="paragraph" style:parent-style-name="Text_20_body" style:list-style-name="L83">
      <style:text-properties fo:color="#ffffff" loext:opacity="100%" fo:language="kk" fo:country="KZ" officeooo:rsid="00309753"/>
    </style:style>
    <style:style style:name="P124" style:family="paragraph" style:parent-style-name="Text_20_body" style:list-style-name="L84">
      <style:text-properties fo:color="#ffffff" loext:opacity="100%" fo:language="kk" fo:country="KZ" officeooo:rsid="00309753"/>
    </style:style>
    <style:style style:name="P125" style:family="paragraph" style:parent-style-name="Text_20_body" style:list-style-name="L85">
      <style:text-properties fo:color="#ffffff" loext:opacity="100%" fo:language="kk" fo:country="KZ" officeooo:rsid="00309753"/>
    </style:style>
    <style:style style:name="P126" style:family="paragraph" style:parent-style-name="Text_20_body">
      <style:text-properties fo:color="#ffffff" loext:opacity="100%" fo:language="kk" fo:country="KZ" officeooo:rsid="00309753" officeooo:paragraph-rsid="00309753"/>
    </style:style>
    <style:style style:name="P127" style:family="paragraph" style:parent-style-name="Text_20_body" style:list-style-name="L86">
      <style:text-properties fo:color="#ffffff" loext:opacity="100%" fo:language="kk" fo:country="KZ" officeooo:rsid="00309753"/>
    </style:style>
    <style:style style:name="P128" style:family="paragraph" style:parent-style-name="Quotations" style:list-style-name="L86">
      <style:text-properties fo:color="#ffffff" loext:opacity="100%" fo:language="kk" fo:country="KZ" officeooo:rsid="00309753"/>
    </style:style>
    <style:style style:name="P129" style:family="paragraph" style:parent-style-name="Text_20_body" style:list-style-name="L87">
      <style:text-properties fo:color="#ffffff" loext:opacity="100%" fo:language="kk" fo:country="KZ" officeooo:rsid="00309753"/>
    </style:style>
    <style:style style:name="P130" style:family="paragraph" style:parent-style-name="Text_20_body" style:list-style-name="L88">
      <style:text-properties fo:color="#ffffff" loext:opacity="100%" fo:language="kk" fo:country="KZ" officeooo:rsid="00309753"/>
    </style:style>
    <style:style style:name="P131" style:family="paragraph" style:parent-style-name="Horizontal_20_Line">
      <style:paragraph-properties fo:margin-top="0cm" fo:margin-bottom="0.247cm" style:contextual-spacing="false" fo:line-height="115%"/>
      <style:text-properties fo:color="#ffffff" loext:opacity="100%" fo:language="kk" fo:country="KZ" officeooo:rsid="00309753"/>
    </style:style>
    <style:style style:name="P132" style:family="paragraph" style:parent-style-name="Heading_20_2">
      <style:paragraph-properties fo:margin-top="0cm" fo:margin-bottom="0.247cm" style:contextual-spacing="false" fo:line-height="115%"/>
      <style:text-properties fo:color="#ffffff" loext:opacity="100%" fo:language="kk" fo:country="KZ" officeooo:rsid="00309753"/>
    </style:style>
    <style:style style:name="P133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color="#ffffff" loext:opacity="100%" fo:language="kk" fo:country="KZ" officeooo:rsid="00309753"/>
    </style:style>
    <style:style style:name="P134" style:family="paragraph" style:parent-style-name="Preformatted_20_Text">
      <style:paragraph-properties fo:margin-top="0cm" fo:margin-bottom="0.247cm" style:contextual-spacing="false" fo:line-height="115%" style:writing-mode="lr-tb"/>
      <style:text-properties fo:color="#ffffff" loext:opacity="100%" fo:language="kk" fo:country="KZ" officeooo:rsid="00309753"/>
    </style:style>
    <style:style style:name="P135" style:family="paragraph" style:parent-style-name="Text_20_body" style:list-style-name="L89">
      <style:text-properties fo:color="#ffffff" loext:opacity="100%" fo:language="kk" fo:country="KZ" officeooo:rsid="00309753"/>
    </style:style>
    <style:style style:name="P136" style:family="paragraph" style:parent-style-name="Text_20_body" style:list-style-name="L90">
      <style:text-properties fo:color="#ffffff" loext:opacity="100%" fo:language="kk" fo:country="KZ" officeooo:rsid="00309753"/>
    </style:style>
    <style:style style:name="P137" style:family="paragraph" style:parent-style-name="Quotations">
      <style:paragraph-properties fo:margin-top="0cm" fo:margin-bottom="0.247cm" style:contextual-spacing="false" fo:line-height="115%"/>
      <style:text-properties fo:color="#ffffff" loext:opacity="100%" fo:language="kk" fo:country="KZ" officeooo:rsid="00309753"/>
    </style:style>
    <style:style style:name="P138" style:family="paragraph" style:parent-style-name="Preformatted_20_Text">
      <style:paragraph-properties fo:margin-top="0cm" fo:margin-bottom="0.499cm" style:contextual-spacing="false" fo:line-height="115%" style:writing-mode="lr-tb"/>
      <style:text-properties fo:color="#ffffff" loext:opacity="100%" fo:language="kk" fo:country="KZ" officeooo:rsid="00309753"/>
    </style:style>
    <style:style style:name="P139" style:family="paragraph" style:parent-style-name="Text_20_body" style:list-style-name="L91">
      <style:text-properties fo:color="#ffffff" loext:opacity="100%" fo:language="kk" fo:country="KZ" officeooo:rsid="00309753"/>
    </style:style>
    <style:style style:name="P140" style:family="paragraph" style:parent-style-name="Heading_20_3">
      <style:paragraph-properties fo:margin-top="0cm" fo:margin-bottom="0.247cm" style:contextual-spacing="false" fo:line-height="115%"/>
      <style:text-properties fo:color="#ffffff" loext:opacity="100%" fo:language="kk" fo:country="KZ" officeooo:rsid="00309753"/>
    </style:style>
    <style:style style:name="P141" style:family="paragraph" style:parent-style-name="Text_20_body" style:list-style-name="L92">
      <style:text-properties fo:color="#ffffff" loext:opacity="100%" fo:language="kk" fo:country="KZ" officeooo:rsid="00309753"/>
    </style:style>
    <style:style style:name="P142" style:family="paragraph" style:parent-style-name="Text_20_body" style:list-style-name="L93">
      <style:text-properties fo:color="#ffffff" loext:opacity="100%" fo:language="kk" fo:country="KZ" officeooo:rsid="00309753"/>
    </style:style>
    <style:style style:name="P143" style:family="paragraph" style:parent-style-name="Preformatted_20_Text" style:list-style-name="L93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color="#ffffff" loext:opacity="100%" fo:language="kk" fo:country="KZ" officeooo:rsid="00309753"/>
    </style:style>
    <style:style style:name="P144" style:family="paragraph" style:parent-style-name="Text_20_body" style:list-style-name="L94">
      <style:text-properties fo:color="#ffffff" loext:opacity="100%" fo:language="kk" fo:country="KZ" officeooo:rsid="00309753"/>
    </style:style>
    <style:style style:name="P145" style:family="paragraph" style:parent-style-name="Text_20_body" style:list-style-name="L95">
      <style:text-properties fo:color="#ffffff" loext:opacity="100%" fo:language="kk" fo:country="KZ" officeooo:rsid="00309753"/>
    </style:style>
    <style:style style:name="P146" style:family="paragraph" style:parent-style-name="Text_20_body" style:list-style-name="L96">
      <style:text-properties fo:color="#ffffff" loext:opacity="100%" fo:language="kk" fo:country="KZ" officeooo:rsid="00309753"/>
    </style:style>
    <style:style style:name="P147" style:family="paragraph" style:parent-style-name="Text_20_body" style:list-style-name="L97">
      <style:text-properties fo:color="#ffffff" loext:opacity="100%" fo:language="kk" fo:country="KZ" officeooo:rsid="00309753"/>
    </style:style>
    <style:style style:name="P148" style:family="paragraph" style:parent-style-name="Text_20_body" style:list-style-name="L98">
      <style:text-properties fo:color="#ffffff" loext:opacity="100%" fo:language="kk" fo:country="KZ" officeooo:rsid="00309753"/>
    </style:style>
    <style:style style:name="P149" style:family="paragraph" style:parent-style-name="Text_20_body" style:list-style-name="L99">
      <style:text-properties fo:color="#ffffff" loext:opacity="100%" fo:language="kk" fo:country="KZ" officeooo:rsid="00309753"/>
    </style:style>
    <style:style style:name="P150" style:family="paragraph" style:parent-style-name="Text_20_body" style:list-style-name="L100">
      <style:text-properties fo:color="#ffffff" loext:opacity="100%" fo:language="kk" fo:country="KZ" officeooo:rsid="00309753"/>
    </style:style>
    <style:style style:name="P151" style:family="paragraph" style:parent-style-name="Text_20_body" style:list-style-name="L101">
      <style:text-properties fo:color="#ffffff" loext:opacity="100%" fo:language="kk" fo:country="KZ" officeooo:rsid="00309753"/>
    </style:style>
    <style:style style:name="P152" style:family="paragraph" style:parent-style-name="Text_20_body" style:list-style-name="L102">
      <style:text-properties fo:color="#ffffff" loext:opacity="100%" fo:language="kk" fo:country="KZ" officeooo:rsid="00309753"/>
    </style:style>
    <style:style style:name="P153" style:family="paragraph" style:parent-style-name="Text_20_body" style:list-style-name="L103">
      <style:text-properties fo:color="#ffffff" loext:opacity="100%" fo:language="kk" fo:country="KZ" officeooo:rsid="00309753"/>
    </style:style>
    <style:style style:name="P154" style:family="paragraph" style:parent-style-name="Text_20_body" style:list-style-name="L104">
      <style:text-properties fo:color="#ffffff" loext:opacity="100%" fo:language="kk" fo:country="KZ" officeooo:rsid="00309753"/>
    </style:style>
    <style:style style:name="P155" style:family="paragraph" style:parent-style-name="Text_20_body" style:list-style-name="L105">
      <style:text-properties fo:color="#ffffff" loext:opacity="100%" fo:language="kk" fo:country="KZ" officeooo:rsid="00309753"/>
    </style:style>
    <style:style style:name="P156" style:family="paragraph" style:parent-style-name="Text_20_body" style:list-style-name="L106">
      <style:text-properties fo:color="#ffffff" loext:opacity="100%" fo:language="kk" fo:country="KZ" officeooo:rsid="00309753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style:font-name="BlinkMacSystemFont" fo:font-size="12pt" fo:letter-spacing="normal" fo:font-style="normal" fo:font-weight="normal"/>
    </style:style>
    <style:style style:name="T3" style:family="text">
      <style:text-properties fo:font-variant="normal" fo:text-transform="none" fo:font-family="Consolas, 'Lucida Console', Menlo, Monaco, monospace" fo:font-size="12pt" fo:letter-spacing="normal" fo:font-style="normal" fo:font-weight="normal" loext:padding="0cm" loext:border="none"/>
    </style:style>
    <style:style style:name="T4" style:family="text">
      <style:text-properties fo:font-variant="normal" fo:text-transform="none" fo:font-family="Consolas, 'Lucida Console', Menlo, Monaco, monospace" fo:font-size="12pt" fo:font-style="normal" fo:font-weight="normal" loext:padding="0cm" loext:border="none"/>
    </style:style>
    <style:style style:name="T5" style:family="text">
      <style:text-properties fo:font-variant="normal" fo:text-transform="none" fo:letter-spacing="normal" loext:padding="0cm" loext:border="none"/>
    </style:style>
    <style:style style:name="T6" style:family="text">
      <style:text-properties fo:font-variant="normal" fo:text-transform="none" style:font-name="BlinkMacSystemFont" fo:font-size="12pt" fo:letter-spacing="normal" fo:font-style="normal" fo:font-weight="normal" style:font-name-asian="BlinkMacSystemFont" style:font-size-asian="12pt" style:font-style-asian="normal" style:font-weight-asian="normal" style:font-name-complex="BlinkMacSystemFont" style:font-size-complex="12pt" style:font-style-complex="normal" style:font-weight-complex="normal"/>
    </style:style>
    <style:style style:name="T7" style:family="text">
      <style:text-properties fo:font-variant="normal" fo:text-transform="none" fo:font-family="Consolas, 'Lucida Console', Menlo, Monaco, monospace" fo:font-size="12pt" fo:letter-spacing="normal" fo:font-style="normal" fo:font-weight="normal" style:font-name-asian="BlinkMacSystemFont" style:font-size-asian="12pt" style:font-style-asian="normal" style:font-weight-asian="normal" style:font-name-complex="BlinkMacSystemFont" style:font-size-complex="12pt" style:font-style-complex="normal" style:font-weight-complex="normal" loext:padding="0cm" loext:border="none"/>
    </style:style>
    <style:style style:name="T8" style:family="text">
      <style:text-properties officeooo:rsid="00334be6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Класс: базовый синтаксис</text:h>
      <text:h text:style-name="P2" text:outline-level="2">Что такое класс — одной фразой</text:h>
      <text:p text:style-name="Quotations"><text:span text:style-name="Strong_20_Emphasis"><text:span text:style-name="T1">Класс — это чертёж (шаблон) для создания объектов</text:span></text:span></text:p>
      <text:p text:style-name="Text_20_body"><text:span text:style-name="T1">Объекты — реальные вещи<text:line-break/>Класс — инструкция, </text:span><text:span text:style-name="Strong_20_Emphasis"><text:span text:style-name="T1">как их делать</text:span></text:span></text:p>
      <text:p text:style-name="P3"/>
      <text:h text:style-name="P2" text:outline-level="2">2️⃣ Пример из жизни 🧠</text:h>
      <text:h text:style-name="P4" text:outline-level="3">🚗 Машина</text:h>
      <text:list text:style-name="L1">
        <text:list-item>
          <text:p text:style-name="P5"><text:span text:style-name="Strong_20_Emphasis"><text:span text:style-name="T1">Класс</text:span></text:span><text:span text:style-name="T1"> </text:span><text:span text:style-name="Source_20_Text"><text:span text:style-name="T1">Car</text:span></text:span><text:span text:style-name="T1"> — описание машины</text:span></text:p>
        </text:list-item>
        <text:list-item>
          <text:p text:style-name="P5"><text:span text:style-name="Strong_20_Emphasis"><text:span text:style-name="T1">Объект</text:span></text:span><text:span text:style-name="T1"> — конкретная машина: </text:span><text:span text:style-name="Emphasis"><text:span text:style-name="T1">моя</text:span></text:span><text:span text:style-name="T1">, </text:span><text:span text:style-name="Emphasis"><text:span text:style-name="T1">твоя</text:span></text:span><text:span text:style-name="T1">, </text:span><text:span text:style-name="Emphasis"><text:span text:style-name="T1">такси</text:span></text:span></text:p>
        </text:list-item>
      </text:list>
      <text:p text:style-name="P6"><text:span text:style-name="Source_20_Text"><text:span text:style-name="T1">class Car {</text:span></text:span></text:p>
      <text:p text:style-name="P7"><text:span text:style-name="Source_20_Text"><text:span text:style-name="T1"><text:s text:c="2"/>color = 'black'</text:span></text:span></text:p>
      <text:p text:style-name="P8"/>
      <text:p text:style-name="P7"><text:span text:style-name="Source_20_Text"><text:span text:style-name="T1"><text:s text:c="2"/>drive() {</text:span></text:span></text:p>
      <text:p text:style-name="P7"><text:span text:style-name="Source_20_Text"><text:span text:style-name="T1"><text:s text:c="4"/>console.log('едет')</text:span></text:span></text:p>
      <text:p text:style-name="P7"><text:span text:style-name="Source_20_Text"><text:span text:style-name="T1"><text:s text:c="2"/>}</text:span></text:span></text:p>
      <text:p text:style-name="P9"><text:span text:style-name="Source_20_Text"><text:span text:style-name="T1">}</text:span></text:span></text:p>
      <text:p text:style-name="P10">Создаём объект:</text:p>
      <text:p text:style-name="P6"><text:span text:style-name="Source_20_Text"><text:span text:style-name="T1">const car1 = new Car()</text:span></text:span></text:p>
      <text:p text:style-name="P9"><text:span text:style-name="Source_20_Text"><text:span text:style-name="T1">const car2 = new Car()</text:span></text:span></text:p>
      <text:p text:style-name="P10">Они:</text:p>
      <text:list text:style-name="L2">
        <text:list-item>
          <text:p text:style-name="P11">сделаны по одному чертежу</text:p>
        </text:list-item>
        <text:list-item>
          <text:p text:style-name="P12"><text:span text:style-name="T1">но это </text:span><text:span text:style-name="Strong_20_Emphasis"><text:span text:style-name="T1">разные объекты</text:span></text:span></text:p>
        </text:list-item>
      </text:list>
      <text:p text:style-name="P3"/>
      <text:h text:style-name="P2" text:outline-level="2">3️⃣ Что внутри класса</text:h>
      <text:p text:style-name="Text_20_body"><text:span text:style-name="T1">В классе есть </text:span><text:span text:style-name="Strong_20_Emphasis"><text:span text:style-name="T1">две вещи</text:span></text:span><text:span text:style-name="T1">:</text:span></text:p>
      <text:h text:style-name="P4" text:outline-level="3">🔹 1. Свойства (данные)</text:h>
      <text:p text:style-name="P6"><text:span text:style-name="Source_20_Text"><text:span text:style-name="T1">color = 'black'</text:span></text:span></text:p>
      <text:p text:style-name="P9"><text:span text:style-name="Source_20_Text"><text:span text:style-name="T1">speed = 0</text:span></text:span></text:p>
      <text:p text:style-name="Text_20_body"><text:span text:style-name="T1">👉 </text:span><text:span text:style-name="Emphasis"><text:span text:style-name="T1">какой объект?</text:span></text:span></text:p>
      <text:p text:style-name="P3"/>
      <text:h text:style-name="P4" text:outline-level="3"><text:soft-page-break/>🔹 2. Методы (действия)</text:h>
      <text:p text:style-name="P6"><text:span text:style-name="Source_20_Text"><text:span text:style-name="T1">drive() {</text:span></text:span></text:p>
      <text:p text:style-name="P7"><text:span text:style-name="Source_20_Text"><text:span text:style-name="T1"><text:s text:c="2"/>console.log('едет')</text:span></text:span></text:p>
      <text:p text:style-name="P9"><text:span text:style-name="Source_20_Text"><text:span text:style-name="T1">}</text:span></text:span></text:p>
      <text:p text:style-name="Text_20_body"><text:span text:style-name="T1">👉 </text:span><text:span text:style-name="Emphasis"><text:span text:style-name="T1">что объект умеет делать?</text:span></text:span></text:p>
      <text:p text:style-name="P3"/>
      <text:h text:style-name="Heading_20_2" text:outline-level="2"><text:span text:style-name="T1">4️⃣ </text:span><text:span text:style-name="Source_20_Text"><text:span text:style-name="T1">this</text:span></text:span><text:span text:style-name="T1"> — сердце классов ❤️</text:span></text:h>
      <text:p text:style-name="P6"><text:span text:style-name="Source_20_Text"><text:span text:style-name="T1">drive() {</text:span></text:span></text:p>
      <text:p text:style-name="P7"><text:span text:style-name="Source_20_Text"><text:span text:style-name="T1"><text:s text:c="2"/>console.log(this.color)</text:span></text:span></text:p>
      <text:p text:style-name="P9"><text:span text:style-name="Source_20_Text"><text:span text:style-name="T1">}</text:span></text:span></text:p>
      <text:p text:style-name="Text_20_body"><text:span text:style-name="Source_20_Text"><text:span text:style-name="T1">this</text:span></text:span><text:span text:style-name="T1"> = </text:span><text:span text:style-name="Strong_20_Emphasis"><text:span text:style-name="T1">конкретный объект</text:span></text:span><text:span text:style-name="T1">, который был создан через </text:span><text:span text:style-name="Source_20_Text"><text:span text:style-name="T1">new</text:span></text:span><text:span text:style-name="T1">.</text:span></text:p>
      <text:p text:style-name="P6"><text:span text:style-name="Source_20_Text"><text:span text:style-name="T1">const car1 = new Car()</text:span></text:span></text:p>
      <text:p text:style-name="P7"><text:span text:style-name="Source_20_Text"><text:span text:style-name="T1">const car2 = new Car()</text:span></text:span></text:p>
      <text:p text:style-name="P8"/>
      <text:p text:style-name="P7"><text:span text:style-name="Source_20_Text"><text:span text:style-name="T1">car1.color = 'red'</text:span></text:span></text:p>
      <text:p text:style-name="P9"><text:span text:style-name="Source_20_Text"><text:span text:style-name="T1">car2.color = 'blue'</text:span></text:span></text:p>
      <text:p text:style-name="P6"><text:span text:style-name="Source_20_Text"><text:span text:style-name="T1">car1.drive() // red</text:span></text:span></text:p>
      <text:p text:style-name="P9"><text:span text:style-name="Source_20_Text"><text:span text:style-name="T1">car2.drive() // blue</text:span></text:span></text:p>
      <text:p text:style-name="Text_20_body"><text:span text:style-name="T1">👉 Один метод, но </text:span><text:span text:style-name="Source_20_Text"><text:span text:style-name="T1">this</text:span></text:span><text:span text:style-name="T1"> у каждого свой.</text:span></text:p>
      <text:p text:style-name="P3"/>
      <text:h text:style-name="P2" text:outline-level="2">5️⃣ constructor — момент рождения объекта</text:h>
      <text:p text:style-name="P6"><text:span text:style-name="Source_20_Text"><text:span text:style-name="T1">class User {</text:span></text:span></text:p>
      <text:p text:style-name="P7"><text:span text:style-name="Source_20_Text"><text:span text:style-name="T1"><text:s text:c="2"/>constructor(name) {</text:span></text:span></text:p>
      <text:p text:style-name="P7"><text:span text:style-name="Source_20_Text"><text:span text:style-name="T1"><text:s text:c="4"/>this.name = name</text:span></text:span></text:p>
      <text:p text:style-name="P7"><text:span text:style-name="Source_20_Text"><text:span text:style-name="T1"><text:s text:c="2"/>}</text:span></text:span></text:p>
      <text:p text:style-name="P9"><text:span text:style-name="Source_20_Text"><text:span text:style-name="T1">}</text:span></text:span></text:p>
      <text:p text:style-name="P6"><text:span text:style-name="Source_20_Text"><text:span text:style-name="T1">const u1 = new User('Alex')</text:span></text:span></text:p>
      <text:p text:style-name="P9"><text:span text:style-name="Source_20_Text"><text:span text:style-name="T1">const u2 = new User('Bob')</text:span></text:span></text:p>
      <text:p text:style-name="Text_20_body"><text:span text:style-name="Source_20_Text"><text:span text:style-name="T1">constructor</text:span></text:span><text:span text:style-name="T1">:</text:span></text:p>
      <text:list text:style-name="L3">
        <text:list-item>
          <text:p text:style-name="P13"><text:span text:style-name="T1">вызывается при </text:span><text:span text:style-name="Source_20_Text"><text:span text:style-name="T1">new</text:span></text:span></text:p>
        </text:list-item>
        <text:list-item>
          <text:p text:style-name="P14">задаёт начальное состояние объекта</text:p>
        </text:list-item>
      </text:list>
      <text:p text:style-name="P3"/>
      <text:h text:style-name="Heading_20_2" text:outline-level="2"><text:span text:style-name="T1">6️⃣ Что делает </text:span><text:span text:style-name="Source_20_Text"><text:span text:style-name="T1">new</text:span></text:span><text:span text:style-name="T1"> (очень важно)</text:span></text:h>
      <text:p text:style-name="P15"><text:span text:style-name="Source_20_Text"><text:span text:style-name="T1">new User('Alex')</text:span></text:span></text:p>
      <text:p text:style-name="P10">JS делает примерно так:</text:p>
      <text:list text:style-name="L4">
        <text:list-item>
          <text:p text:style-name="P16"><text:span text:style-name="T1">Создаёт пустой объект </text:span><text:span text:style-name="Source_20_Text"><text:span text:style-name="T1">{}</text:span></text:span></text:p>
        </text:list-item>
        <text:list-item>
          <text:p text:style-name="P16"><text:soft-page-break/><text:span text:style-name="T1">Связывает его с классом (</text:span><text:span text:style-name="Source_20_Text"><text:span text:style-name="T1">prototype</text:span></text:span><text:span text:style-name="T1">)</text:span></text:p>
        </text:list-item>
        <text:list-item>
          <text:p text:style-name="P16"><text:span text:style-name="T1">Вызывает </text:span><text:span text:style-name="Source_20_Text"><text:span text:style-name="T1">constructor</text:span></text:span></text:p>
        </text:list-item>
        <text:list-item>
          <text:p text:style-name="P17">Возвращает объект</text:p>
        </text:list-item>
      </text:list>
      <text:p text:style-name="P18">Однако есть важные отличия:</text:p>
      <text:list text:style-name="L5">
        <text:list-item>
          <text:p text:style-name="P19"><text:span text:style-name="T2">Во-первых, функция, созданная с помощью </text:span><text:span text:style-name="Source_20_Text"><text:span text:style-name="T3">class</text:span></text:span><text:span text:style-name="T2">, помечена специальным внутренним свойством </text:span><text:span text:style-name="Source_20_Text"><text:span text:style-name="T3">[[IsClassConstructor]]: true</text:span></text:span><text:span text:style-name="T2">. Поэтому это не совсем то же самое, что создавать её вручную.</text:span></text:p>
          <text:p text:style-name="P19"><text:span text:style-name="T2">В отличие от обычных функций, конструктор класса не может быть вызван без </text:span><text:span text:style-name="Source_20_Text"><text:span text:style-name="T3">new</text:span></text:span><text:span text:style-name="T2">:</text:span></text:p>
        </text:list-item>
      </text:list>
      <text:section text:style-name="Sect1" text:name="yx3mztznh6">
        <text:list text:continue-numbering="true" text:style-name="L5">
          <text:list-header>
            <text:p text:style-name="P20"><text:span text:style-name="Source_20_Text"><text:span text:style-name="T4">class User {</text:span></text:span></text:p>
            <text:p text:style-name="P20"><text:span text:style-name="Source_20_Text"><text:span text:style-name="T5"><text:s text:c="2"/></text:span></text:span><text:span text:style-name="Source_20_Text"><text:span text:style-name="T3">constructor() {}</text:span></text:span></text:p>
            <text:p text:style-name="P20"><text:span text:style-name="Source_20_Text"><text:span text:style-name="T3">}</text:span></text:span></text:p>
            <text:p text:style-name="P20"/>
            <text:p text:style-name="P20"><text:span text:style-name="Source_20_Text"><text:span text:style-name="T3">alert(typeof User); // function</text:span></text:span></text:p>
            <text:p text:style-name="P20"><text:span text:style-name="Source_20_Text"><text:span text:style-name="T3">User(); // Error: Class constructor User cannot be invoked without 'new'</text:span></text:span></text:p>
          </text:list-header>
        </text:list>
      </text:section>
      <text:list text:continue-numbering="true" text:style-name="L5">
        <text:list-header>
          <text:p text:style-name="P21">Кроме того, строковое представление конструктора класса в большинстве движков JavaScript начинается с «class …»</text:p>
        </text:list-header>
      </text:list>
      <text:section text:style-name="Sect1" text:name="g0pdwc87b0">
        <text:list text:continue-numbering="true" text:style-name="L5">
          <text:list-header>
            <text:p text:style-name="P20"><text:span text:style-name="Source_20_Text"><text:span text:style-name="T4">class User {</text:span></text:span></text:p>
            <text:p text:style-name="P20"><text:span text:style-name="Source_20_Text"><text:span text:style-name="T5"><text:s text:c="2"/></text:span></text:span><text:span text:style-name="Source_20_Text"><text:span text:style-name="T3">constructor() {}</text:span></text:span></text:p>
            <text:p text:style-name="P20"><text:span text:style-name="Source_20_Text"><text:span text:style-name="T3">}</text:span></text:span></text:p>
            <text:p text:style-name="P20"/>
            <text:p text:style-name="P20"><text:span text:style-name="Source_20_Text"><text:span text:style-name="T3">alert(User); // class User { ... }</text:span></text:span></text:p>
          </text:list-header>
        </text:list>
      </text:section>
      <text:list text:continue-numbering="true" text:style-name="L5">
        <text:list-item>
          <text:p text:style-name="P19"><text:span text:style-name="T6">Методы класса являются неперечислимыми. Определение класса устанавливает флаг </text:span><text:span text:style-name="Source_20_Text"><text:span text:style-name="T7">enumerable</text:span></text:span><text:span text:style-name="T6"> в </text:span><text:span text:style-name="Source_20_Text"><text:span text:style-name="T7">false</text:span></text:span><text:span text:style-name="T6"> для всех методов в </text:span><text:span text:style-name="Source_20_Text"><text:span text:style-name="T7">"prototype"</text:span></text:span><text:span text:style-name="T6">.</text:span></text:p>
          <text:p text:style-name="P19"><text:span text:style-name="T2">И это хорошо, так как если мы проходимся циклом </text:span><text:span text:style-name="Source_20_Text"><text:span text:style-name="T3">for..in</text:span></text:span><text:span text:style-name="T2"> по объекту, то обычно мы не хотим при этом получать методы класса.</text:span></text:p>
        </text:list-item>
        <text:list-item>
          <text:p text:style-name="P19"><text:span text:style-name="T2">Классы всегда используют </text:span><text:span text:style-name="Source_20_Text"><text:span text:style-name="T3">use strict</text:span></text:span><text:span text:style-name="T2">. Весь код внутри класса автоматически находится в строгом режиме.</text:span></text:p>
        </text:list-item>
      </text:list>
      <text:p text:style-name="P22"><text:span text:style-name="T2">Также в дополнение к основной, описанной выше, функциональности, синтаксис </text:span><text:span text:style-name="Source_20_Text"><text:span text:style-name="T3">class</text:span></text:span><text:span text:style-name="T2"> даёт ряд других интересных возможностей, с которыми мы познакомимся чуть позже.</text:span></text:p>
      <text:h text:style-name="P23" text:outline-level="1">1️⃣ <text:span text:style-name="Source_20_Text">class</text:span> — это ЗНАЧЕНИЕ (самое важное)</text:h>
      <text:p text:style-name="P10">В JavaScript <text:span text:style-name="Strong_20_Emphasis">класс — это обычное значение</text:span>, как число или функция.</text:p>
      <text:p text:style-name="P24"><text:span text:style-name="Source_20_Text">let a = 5</text:span></text:p>
      <text:p text:style-name="P8"><text:span text:style-name="Source_20_Text">let f = function() {}</text:span></text:p>
      <text:p text:style-name="P25"><text:span text:style-name="Source_20_Text">let User = class {}</text:span></text:p>
      <text:p text:style-name="P10"><text:soft-page-break/>👉 Во всех трёх случаях:</text:p>
      <text:list text:style-name="L6">
        <text:list-item>
          <text:p text:style-name="P26">справа <text:span text:style-name="Strong_20_Emphasis">значение</text:span></text:p>
        </text:list-item>
        <text:list-item>
          <text:p text:style-name="P26">слева <text:span text:style-name="Strong_20_Emphasis">переменная</text:span></text:p>
        </text:list-item>
      </text:list>
      <text:p text:style-name="P3"/>
      <text:h text:style-name="P23" text:outline-level="1">2️⃣ Class Expression — что это значит</text:h>
      <text:p text:style-name="P24"><text:span text:style-name="Source_20_Text">let User = class {</text:span></text:p>
      <text:p text:style-name="P8"><text:span text:style-name="Source_20_Text"><text:s text:c="2"/>sayHi() {</text:span></text:p>
      <text:p text:style-name="P8"><text:span text:style-name="Source_20_Text"><text:s text:c="4"/>alert("Привет")</text:span></text:p>
      <text:p text:style-name="P8"><text:span text:style-name="Source_20_Text"><text:s text:c="2"/>}</text:span></text:p>
      <text:p text:style-name="P25"><text:span text:style-name="Source_20_Text">}</text:span></text:p>
      <text:p text:style-name="P10">Читаем по-человечески:</text:p>
      <text:p text:style-name="P27">«Создай класс и положи его в переменную <text:span text:style-name="Source_20_Text">User</text:span>»</text:p>
      <text:p text:style-name="P10"><text:span text:style-name="Source_20_Text">User</text:span> теперь:</text:p>
      <text:list text:style-name="L7">
        <text:list-item>
          <text:p text:style-name="P28">не объект</text:p>
        </text:list-item>
        <text:list-item>
          <text:p text:style-name="P28">не результат <text:span text:style-name="Source_20_Text">new</text:span></text:p>
        </text:list-item>
        <text:list-item>
          <text:p text:style-name="P28">а <text:span text:style-name="Strong_20_Emphasis">чертёж для создания объектов</text:span></text:p>
        </text:list-item>
      </text:list>
      <text:p text:style-name="P3"/>
      <text:h text:style-name="P23" text:outline-level="1">3️⃣ Почему можно писать <text:span text:style-name="Source_20_Text">new User().sayHi()</text:span></text:h>
      <text:p text:style-name="P10">Потому что:</text:p>
      <text:list text:style-name="L8">
        <text:list-item>
          <text:p text:style-name="P29"><text:span text:style-name="Source_20_Text">User</text:span> → класс</text:p>
        </text:list-item>
        <text:list-item>
          <text:p text:style-name="P29"><text:span text:style-name="Source_20_Text">new User()</text:span> → объект</text:p>
        </text:list-item>
        <text:list-item>
          <text:p text:style-name="P29">у объекта есть <text:span text:style-name="Source_20_Text">sayHi</text:span></text:p>
        </text:list-item>
      </text:list>
      <text:p text:style-name="P10">Это то же самое, что:</text:p>
      <text:p text:style-name="P24"><text:span text:style-name="Source_20_Text">const u = new User()</text:span></text:p>
      <text:p text:style-name="P25"><text:span text:style-name="Source_20_Text">u.sayHi()</text:span></text:p>
      <text:p text:style-name="P10">Просто короче.</text:p>
      <text:p text:style-name="P3"/>
      <text:h text:style-name="P23" text:outline-level="1">4️⃣ Именованный Class Expression</text:h>
      <text:p text:style-name="P24"><text:span text:style-name="Source_20_Text">let User = class MyClass {</text:span></text:p>
      <text:p text:style-name="P8"><text:span text:style-name="Source_20_Text"><text:s text:c="2"/>sayHi() {</text:span></text:p>
      <text:p text:style-name="P8"><text:span text:style-name="Source_20_Text"><text:s text:c="4"/>alert(MyClass)</text:span></text:p>
      <text:p text:style-name="P8"><text:soft-page-break/><text:span text:style-name="Source_20_Text"><text:s text:c="2"/>}</text:span></text:p>
      <text:p text:style-name="P25"><text:span text:style-name="Source_20_Text">}</text:span></text:p>
      <text:p text:style-name="P10">Здесь <text:span text:style-name="Strong_20_Emphasis">ДВА имени</text:span>: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30">Имя</text:p>
            </table:table-cell>
            <table:table-cell table:style-name="Таблица1.A1" office:value-type="string">
              <text:p text:style-name="P30">Где видно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<text:span text:style-name="Source_20_Text"><text:span text:style-name="T1">User</text:span></text:span></text:p>
          </table:table-cell>
          <table:table-cell table:style-name="Таблица1.A1" office:value-type="string">
            <text:p text:style-name="P31">снаружи</text:p>
          </table:table-cell>
        </table:table-row>
        <table:table-row>
          <table:table-cell table:style-name="Таблица1.A1" office:value-type="string">
            <text:p text:style-name="Table_20_Contents"><text:span text:style-name="Source_20_Text"><text:span text:style-name="T1">MyClass</text:span></text:span></text:p>
          </table:table-cell>
          <table:table-cell table:style-name="Таблица1.A1" office:value-type="string">
            <text:p text:style-name="P31">ТОЛЬКО внутри класса</text:p>
          </table:table-cell>
        </table:table-row>
      </table:table>
      <text:p text:style-name="P3"/>
      <text:h text:style-name="P2" text:outline-level="2">Почему <text:span text:style-name="Source_20_Text">alert(MyClass)</text:span> снаружи — ошибка</text:h>
      <text:p text:style-name="P10">Потому что:</text:p>
      <text:list text:style-name="L9">
        <text:list-item>
          <text:p text:style-name="P32"><text:span text:style-name="Source_20_Text">MyClass</text:span> <text:span text:style-name="Strong_20_Emphasis">не объявлен во внешней области</text:span></text:p>
        </text:list-item>
        <text:list-item>
          <text:p text:style-name="P32">он существует <text:span text:style-name="Strong_20_Emphasis">только внутри тела класса</text:span></text:p>
        </text:list-item>
      </text:list>
      <text:p text:style-name="P10">Это как:</text:p>
      <text:p text:style-name="P24"><text:span text:style-name="Source_20_Text">function f() {</text:span></text:p>
      <text:p text:style-name="P8"><text:span text:style-name="Source_20_Text"><text:s text:c="2"/>let x = 5</text:span></text:p>
      <text:p text:style-name="P8"><text:span text:style-name="Source_20_Text">}</text:span></text:p>
      <text:p text:style-name="P25"><text:span text:style-name="Source_20_Text">console.log(x) // ошибка</text:span></text:p>
      <text:p text:style-name="P3"/>
      <text:h text:style-name="P2" text:outline-level="2">Зачем вообще имя <text:span text:style-name="Source_20_Text">MyClass</text:span></text:h>
      <text:p text:style-name="P10">Чтобы класс мог:</text:p>
      <text:list text:style-name="L10">
        <text:list-item>
          <text:p text:style-name="P33">ссылаться на себя</text:p>
        </text:list-item>
        <text:list-item>
          <text:p text:style-name="P33">не зависеть от имени переменной</text:p>
        </text:list-item>
      </text:list>
      <text:p text:style-name="P10">Пример:</text:p>
      <text:p text:style-name="P24"><text:span text:style-name="Source_20_Text">let User = class MyClass {</text:span></text:p>
      <text:p text:style-name="P8"><text:span text:style-name="Source_20_Text"><text:s text:c="2"/>static create() {</text:span></text:p>
      <text:p text:style-name="P8"><text:span text:style-name="Source_20_Text"><text:s text:c="4"/>return new MyClass()</text:span></text:p>
      <text:p text:style-name="P8"><text:span text:style-name="Source_20_Text"><text:s text:c="2"/>}</text:span></text:p>
      <text:p text:style-name="P25"><text:span text:style-name="Source_20_Text">}</text:span></text:p>
      <text:p text:style-name="P3"/>
      <text:h text:style-name="P23" text:outline-level="1">5️⃣ Динамическое создание классов (самое сложное, но простое)</text:h>
      <text:p text:style-name="P24"><text:span text:style-name="Source_20_Text">function makeClass(phrase) {</text:span></text:p>
      <text:p text:style-name="P8"><text:span text:style-name="Source_20_Text"><text:s text:c="2"/>return class {</text:span></text:p>
      <text:p text:style-name="P8"><text:span text:style-name="Source_20_Text"><text:s text:c="4"/>sayHi() {</text:span></text:p>
      <text:p text:style-name="P8"><text:span text:style-name="Source_20_Text"><text:s text:c="6"/>alert(phrase)</text:span></text:p>
      <text:p text:style-name="P8"><text:span text:style-name="Source_20_Text"><text:s text:c="4"/>}</text:span></text:p>
      <text:p text:style-name="P8"><text:span text:style-name="Source_20_Text"><text:s text:c="2"/>}</text:span></text:p>
      <text:p text:style-name="P25"><text:span text:style-name="Source_20_Text">}</text:span></text:p>
      <text:p text:style-name="P10"><text:soft-page-break/>Читаем по шагам 👇</text:p>
      <text:p text:style-name="P3"/>
      <text:h text:style-name="P4" text:outline-level="3">🔹 Шаг 1. Вызов функции</text:h>
      <text:p text:style-name="P34"><text:span text:style-name="Source_20_Text">let User = makeClass("Привет")</text:span></text:p>
      <text:list text:style-name="L11">
        <text:list-item>
          <text:p text:style-name="P35"><text:span text:style-name="Source_20_Text">phrase = "Привет"</text:span></text:p>
        </text:list-item>
        <text:list-item>
          <text:p text:style-name="P35">функция <text:span text:style-name="Strong_20_Emphasis">возвращает КЛАСС</text:span></text:p>
        </text:list-item>
      </text:list>
      <text:p text:style-name="P3"/>
      <text:h text:style-name="P4" text:outline-level="3">🔹 Шаг 2. Что именно вернулось</text:h>
      <text:p text:style-name="P10">Фактически:</text:p>
      <text:p text:style-name="P24"><text:span text:style-name="Source_20_Text">User = class {</text:span></text:p>
      <text:p text:style-name="P8"><text:span text:style-name="Source_20_Text"><text:s text:c="2"/>sayHi() {</text:span></text:p>
      <text:p text:style-name="P8"><text:span text:style-name="Source_20_Text"><text:s text:c="4"/>alert("Привет")</text:span></text:p>
      <text:p text:style-name="P8"><text:span text:style-name="Source_20_Text"><text:s text:c="2"/>}</text:span></text:p>
      <text:p text:style-name="P25"><text:span text:style-name="Source_20_Text">}</text:span></text:p>
      <text:p text:style-name="P3"/>
      <text:h text:style-name="P4" text:outline-level="3">🔹 Шаг 3. Почему <text:span text:style-name="Source_20_Text">sayHi</text:span> видит <text:span text:style-name="Source_20_Text">phrase</text:span></text:h>
      <text:p text:style-name="P10">Потому что:</text:p>
      <text:list text:style-name="L12">
        <text:list-item>
          <text:p text:style-name="P36">классы создаются <text:span text:style-name="Strong_20_Emphasis">внутри функции</text:span></text:p>
        </text:list-item>
        <text:list-item>
          <text:p text:style-name="P36">методы класса — это функции</text:p>
        </text:list-item>
        <text:list-item>
          <text:p text:style-name="P36">функции <text:span text:style-name="Strong_20_Emphasis">запоминают переменные вокруг</text:span></text:p>
        </text:list-item>
      </text:list>
      <text:p text:style-name="P10">Это называется <text:span text:style-name="Strong_20_Emphasis">замыкание</text:span>.</text:p>
      <text:p text:style-name="P3"/>
      <text:h text:style-name="P23" text:outline-level="1">6️⃣ Финальный вызов</text:h>
      <text:p text:style-name="P34"><text:span text:style-name="Source_20_Text">new User().sayHi()</text:span></text:p>
      <text:p text:style-name="P10">Что происходит:</text:p>
      <text:list text:style-name="L13">
        <text:list-item>
          <text:p text:style-name="P37">создаётся объект</text:p>
        </text:list-item>
        <text:list-item>
          <text:p text:style-name="P37">вызывается метод</text:p>
        </text:list-item>
        <text:list-item>
          <text:p text:style-name="P37">он помнит <text:span text:style-name="Source_20_Text">phrase</text:span></text:p>
        </text:list-item>
        <text:list-item>
          <text:p text:style-name="P37">выводит <text:span text:style-name="Source_20_Text">Привет</text:span></text:p>
        </text:list-item>
      </text:list>
      <text:p text:style-name="P3"/>
      <text:h text:style-name="P23" text:outline-level="1"><text:soft-page-break/>7️⃣ Супер-короткая модель в голове 🧠</text:h>
      <text:list text:style-name="L14">
        <text:list-item>
          <text:p text:style-name="P38"><text:span text:style-name="Source_20_Text">class</text:span> = значение</text:p>
        </text:list-item>
        <text:list-item>
          <text:p text:style-name="P38"><text:span text:style-name="Source_20_Text">User</text:span> = переменная с классом</text:p>
        </text:list-item>
        <text:list-item>
          <text:p text:style-name="P38"><text:span text:style-name="Source_20_Text">new</text:span> = создать объект</text:p>
        </text:list-item>
        <text:list-item>
          <text:p text:style-name="P38">метод = обычная функция</text:p>
        </text:list-item>
        <text:list-item>
          <text:p text:style-name="P38">замыкание работает и в классах</text:p>
        </text:list-item>
      </text:list>
      <text:p text:style-name="P3"/>
      <text:h text:style-name="P23" text:outline-level="1">8️⃣ Если одной строкой</text:h>
      <text:p text:style-name="P27"><text:span text:style-name="Strong_20_Emphasis">Class Expression — это когда класс создаётся как значение и его можно вернуть из функции</text:span></text:p>
      <text:h text:style-name="P2" text:outline-level="2">Короткий ответ</text:h>
      <text:p text:style-name="P27"><text:span text:style-name="Strong_20_Emphasis">Переменную можно не заводить, если объект нужен ОДИН РАЗ</text:span></text:p>
      <text:p text:style-name="P3"/>
      <text:h text:style-name="P2" text:outline-level="2">Разберём по шагам</text:h>
      <text:h text:style-name="P4" text:outline-level="3">1️⃣ Что делает <text:span text:style-name="Source_20_Text">new User()</text:span></text:h>
      <text:p text:style-name="P34"><text:span text:style-name="Source_20_Text">new User()</text:span></text:p>
      <text:p text:style-name="P10">➡️ создаёт <text:span text:style-name="Strong_20_Emphasis">НОВЫЙ объект</text:span><text:line-break/>➡️ возвращает его</text:p>
      <text:p text:style-name="P10">То есть это <text:span text:style-name="Strong_20_Emphasis">выражение</text:span>, у которого есть результат.</text:p>
      <text:p text:style-name="P3"/>
      <text:h text:style-name="P4" text:outline-level="3">2️⃣ Куда девается этот объект?</text:h>
      <text:p text:style-name="P10">В строке:</text:p>
      <text:p text:style-name="P34"><text:span text:style-name="Source_20_Text">new User().sayHi()</text:span></text:p>
      <text:p text:style-name="P10">JS читает это так:</text:p>
      <text:p text:style-name="P34"><text:span text:style-name="Source_20_Text">( new User() ).sayHi()</text:span></text:p>
      <text:p text:style-name="P10">👉 объект:</text:p>
      <text:list text:style-name="L15">
        <text:list-item>
          <text:p text:style-name="P39"><text:span text:style-name="Strong_20_Emphasis">создался</text:span></text:p>
        </text:list-item>
        <text:list-item>
          <text:p text:style-name="P39"><text:span text:style-name="Strong_20_Emphasis">сразу использовался</text:span></text:p>
        </text:list-item>
        <text:list-item>
          <text:p text:style-name="P39"><text:soft-page-break/><text:span text:style-name="Strong_20_Emphasis">больше не нужен</text:span></text:p>
        </text:list-item>
      </text:list>
      <text:p text:style-name="P10">Поэтому переменная не требуется.</text:p>
      <text:p text:style-name="P3"/>
      <text:h text:style-name="P2" text:outline-level="2">То же самое, но развернуто</text:h>
      <text:p text:style-name="P24"><text:span text:style-name="Source_20_Text">const temp = new User()</text:span></text:p>
      <text:p text:style-name="P25"><text:span text:style-name="Source_20_Text">temp.sayHi()</text:span></text:p>
      <text:p text:style-name="P10">⬆️ <text:span text:style-name="Strong_20_Emphasis">абсолютно то же самое</text:span>, просто в две строки.</text:p>
      <text:p text:style-name="P3"/>
      <text:h text:style-name="P2" text:outline-level="2">Аналогия из жизни 🧠</text:h>
      <text:p text:style-name="P10">Представь:</text:p>
      <text:p text:style-name="P34"><text:span text:style-name="Source_20_Text">getCar().drive()</text:span></text:p>
      <text:p text:style-name="P10">Ты же не пишешь:</text:p>
      <text:p text:style-name="P24"><text:span text:style-name="Source_20_Text">const car = getCar()</text:span></text:p>
      <text:p text:style-name="P25"><text:span text:style-name="Source_20_Text">car.drive()</text:span></text:p>
      <text:p text:style-name="P10">если машина нужна только один раз.</text:p>
      <text:p text:style-name="P3"/>
      <text:h text:style-name="P2" text:outline-level="2">Почему это вообще возможно</text:h>
      <text:p text:style-name="P10">Потому что:</text:p>
      <text:list text:style-name="L16">
        <text:list-item>
          <text:p text:style-name="P40"><text:span text:style-name="Source_20_Text">new User()</text:span> → <text:span text:style-name="Strong_20_Emphasis">возвращает объект</text:span></text:p>
        </text:list-item>
        <text:list-item>
          <text:p text:style-name="P40">у возвращаемого объекта есть метод</text:p>
        </text:list-item>
        <text:list-item>
          <text:p text:style-name="P40">методы можно вызывать <text:span text:style-name="Strong_20_Emphasis">сразу</text:span></text:p>
        </text:list-item>
      </text:list>
      <text:p text:style-name="P3"/>
      <text:h text:style-name="P2" text:outline-level="2">Важный момент ⚠️</text:h>
      <text:p text:style-name="P24"><text:span text:style-name="Source_20_Text">new User().sayHi()</text:span></text:p>
      <text:p text:style-name="P25"><text:span text:style-name="Source_20_Text">new User().sayHi()</text:span></text:p>
      <text:p text:style-name="P10">⚠️ Это <text:span text:style-name="Strong_20_Emphasis">ДВА РАЗНЫХ ОБЪЕКТА</text:span></text:p>
      <text:p text:style-name="P10">Если объект нужен дальше — <text:span text:style-name="Strong_20_Emphasis">обязательно сохраняй</text:span>:</text:p>
      <text:p text:style-name="P24"><text:span text:style-name="Source_20_Text">const u = new User()</text:span></text:p>
      <text:p text:style-name="P8"><text:span text:style-name="Source_20_Text">u.sayHi()</text:span></text:p>
      <text:p text:style-name="P25"><text:span text:style-name="Source_20_Text">u.sayHi()</text:span></text:p>
      <text:p text:style-name="P3"/>
      <text:h text:style-name="P2" text:outline-level="2"><text:soft-page-break/>Супер-короткое правило 🧠</text:h>
      <text:p text:style-name="P27"><text:span text:style-name="Strong_20_Emphasis">Нужен один раз → без переменной<text:line-break/>Нужен потом → в переменную</text:span></text:p>
      <text:p text:style-name="P3"/>
      <text:h text:style-name="P2" text:outline-level="2">Мини-проверка</text:h>
      <text:p text:style-name="P10">Что лучше?</text:p>
      <text:p text:style-name="P34"><text:span text:style-name="Source_20_Text">new Date().getFullYear()</text:span></text:p>
      <text:p text:style-name="P10">или</text:p>
      <text:p text:style-name="P24"><text:span text:style-name="Source_20_Text">const d = new Date()</text:span></text:p>
      <text:p text:style-name="P25"><text:span text:style-name="Source_20_Text">d.getFullYear()</text:span></text:p>
      <text:p text:style-name="P10">Ответ: <text:span text:style-name="Strong_20_Emphasis">первое</text:span>, потому что объект нужен один раз.</text:p>
      <text:h text:style-name="P2" text:outline-level="2">Короткий ответ</text:h>
      <text:p text:style-name="P27"><text:span text:style-name="Strong_20_Emphasis">При </text:span><text:span text:style-name="Strong_20_Emphasis"><text:span text:style-name="Source_20_Text">return class {...}</text:span></text:span><text:span text:style-name="Strong_20_Emphasis"> в консоль приходит САМ КЛАСС (функция-конструктор), а не объект</text:span></text:p>
      <text:p text:style-name="P3"/>
      <text:h text:style-name="P2" text:outline-level="2">Разберём на примере</text:h>
      <text:p text:style-name="P24"><text:span text:style-name="Source_20_Text">function makeClass() {</text:span></text:p>
      <text:p text:style-name="P8"><text:span text:style-name="Source_20_Text"><text:s text:c="2"/>return class {</text:span></text:p>
      <text:p text:style-name="P8"><text:span text:style-name="Source_20_Text"><text:s text:c="4"/>sayHi() {</text:span></text:p>
      <text:p text:style-name="P8"><text:span text:style-name="Source_20_Text"><text:s text:c="6"/>console.log("hi")</text:span></text:p>
      <text:p text:style-name="P8"><text:span text:style-name="Source_20_Text"><text:s text:c="4"/>}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8"><text:span text:style-name="Source_20_Text">const User = makeClass()</text:span></text:p>
      <text:p text:style-name="P25"><text:span text:style-name="Source_20_Text">console.log(User)</text:span></text:p>
      <text:h text:style-name="P4" text:outline-level="3">Что ты увидишь в консоли</text:h>
      <text:p text:style-name="P10">В браузере обычно будет что-то вроде:</text:p>
      <text:p text:style-name="P24"><text:span text:style-name="Source_20_Text">class {</text:span></text:p>
      <text:p text:style-name="P8"><text:span text:style-name="Source_20_Text"><text:s text:c="2"/>sayHi() { … }</text:span></text:p>
      <text:p text:style-name="P25"><text:span text:style-name="Source_20_Text">}</text:span></text:p>
      <text:p text:style-name="P10">или</text:p>
      <text:p text:style-name="P34"><text:span text:style-name="Source_20_Text">ƒ class { … }</text:span></text:p>
      <text:p text:style-name="P10">или</text:p>
      <text:p text:style-name="P34"><text:span text:style-name="Source_20_Text">[class Anonymous]</text:span></text:p>
      <text:p text:style-name="P10"><text:soft-page-break/>👉 Это <text:span text:style-name="Strong_20_Emphasis">НЕ объект</text:span>, а <text:span text:style-name="Strong_20_Emphasis">описание класса</text:span>.</text:p>
      <text:p text:style-name="P3"/>
      <text:h text:style-name="P2" text:outline-level="2">Проверка, что это класс</text:h>
      <text:p text:style-name="P34"><text:span text:style-name="Source_20_Text">typeof User</text:span></text:p>
      <text:p text:style-name="P10">Результат:</text:p>
      <text:p text:style-name="P34"><text:span text:style-name="Source_20_Text">"function"</text:span></text:p>
      <text:p text:style-name="P10">Потому что под капотом класс — это функция.</text:p>
      <text:p text:style-name="P3"/>
      <text:h text:style-name="P2" text:outline-level="2">Чем класс отличается от объекта</text:h>
      <text:h text:style-name="P4" text:outline-level="3">❌ Это НЕ объект</text:h>
      <text:p text:style-name="P34"><text:span text:style-name="Source_20_Text">User.sayHi() // ошибка</text:span></text:p>
      <text:h text:style-name="P4" text:outline-level="3">✅ Это чертёж</text:h>
      <text:p text:style-name="P34"><text:span text:style-name="Source_20_Text">new User().sayHi() // hi</text:span></text:p>
      <text:p text:style-name="P3"/>
      <text:h text:style-name="P2" text:outline-level="2">Что будет, если логировать объект</text:h>
      <text:p text:style-name="P24"><text:span text:style-name="Source_20_Text">const u = new User()</text:span></text:p>
      <text:p text:style-name="P25"><text:span text:style-name="Source_20_Text">console.log(u)</text:span></text:p>
      <text:p text:style-name="P10">В консоли:</text:p>
      <text:p text:style-name="P34"><text:span text:style-name="Source_20_Text">{ }</text:span></text:p>
      <text:p text:style-name="P10">или</text:p>
      <text:p text:style-name="P34"><text:span text:style-name="Source_20_Text">User {}</text:span></text:p>
      <text:p text:style-name="P10">(в зависимости от среды)</text:p>
      <text:p text:style-name="P3"/>
      <text:h text:style-name="P2" text:outline-level="2">Таблица для ясности</text:h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30">Код</text:p>
            </table:table-cell>
            <table:table-cell table:style-name="Таблица2.A1" office:value-type="string">
              <text:p text:style-name="P30">Что в консоли</text:p>
            </table:table-cell>
          </table:table-row>
        </table:table-header-rows>
        <table:table-row>
          <table:table-cell table:style-name="Таблица2.A1" office:value-type="string">
            <text:p text:style-name="Table_20_Contents"><text:span text:style-name="Source_20_Text"><text:span text:style-name="T1">console.log(User)</text:span></text:span></text:p>
          </table:table-cell>
          <table:table-cell table:style-name="Таблица2.A1" office:value-type="string">
            <text:p text:style-name="P31">класс (функция)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<text:span text:style-name="T1">console.log(new User())</text:span></text:span></text:p>
          </table:table-cell>
          <table:table-cell table:style-name="Таблица2.A1" office:value-type="string">
            <text:p text:style-name="P31">объект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<text:span text:style-name="T1">console.log(new User().sayHi)</text:span></text:span></text:p>
          </table:table-cell>
          <table:table-cell table:style-name="Таблица2.A1" office:value-type="string">
            <text:p text:style-name="P31">функция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<text:span text:style-name="T1">console.log(typeof User)</text:span></text:span></text:p>
          </table:table-cell>
          <table:table-cell table:style-name="Таблица2.A1" office:value-type="string">
            <text:p text:style-name="Table_20_Contents"><text:span text:style-name="Source_20_Text"><text:span text:style-name="T1">"function"</text:span></text:span></text:p>
          </table:table-cell>
        </table:table-row>
      </table:table>
      <text:p text:style-name="P41"/>
      <text:p text:style-name="P41"/>
      <text:p text:style-name="P10"><text:soft-page-break/>Только <text:span text:style-name="Strong_20_Emphasis">что происходит и зачем</text:span>. Медленно.</text:p>
      <text:p text:style-name="P3"/>
      <text:h text:style-name="P2" text:outline-level="2">Шаг 1. Сначала представь обычную функцию (понятно всем)</text:h>
      <text:p text:style-name="P24"><text:span text:style-name="Source_20_Text">function greet(word) {</text:span></text:p>
      <text:p text:style-name="P8"><text:span text:style-name="Source_20_Text"><text:s text:c="2"/>return function() {</text:span></text:p>
      <text:p text:style-name="P8"><text:span text:style-name="Source_20_Text"><text:s text:c="4"/>console.log(word)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8"><text:span text:style-name="Source_20_Text">const sayHi = greet("Привет")</text:span></text:p>
      <text:p text:style-name="P25"><text:span text:style-name="Source_20_Text">sayHi() // Привет</text:span></text:p>
      <text:p text:style-name="P10">❓ Зачем возвращать функцию?<text:line-break/>👉 Чтобы <text:span text:style-name="Strong_20_Emphasis">сохранить слово</text:span> <text:span text:style-name="Source_20_Text">"Привет"</text:span> и использовать его потом.</text:p>
      <text:p text:style-name="P10">Это ты, скорее всего, понимаешь.</text:p>
      <text:p text:style-name="P3"/>
      <text:h text:style-name="P2" text:outline-level="2">Шаг 2. Теперь ТО ЖЕ САМОЕ, но вместо функции — объект</text:h>
      <text:p text:style-name="P24"><text:span text:style-name="Source_20_Text">function makeUser(name) {</text:span></text:p>
      <text:p text:style-name="P8"><text:span text:style-name="Source_20_Text"><text:s text:c="2"/>return {</text:span></text:p>
      <text:p text:style-name="P8"><text:span text:style-name="Source_20_Text"><text:s text:c="4"/>sayName() {</text:span></text:p>
      <text:p text:style-name="P8"><text:span text:style-name="Source_20_Text"><text:s text:c="6"/>console.log(name)</text:span></text:p>
      <text:p text:style-name="P8"><text:span text:style-name="Source_20_Text"><text:s text:c="4"/>}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8"><text:span text:style-name="Source_20_Text">const user = makeUser("Alex")</text:span></text:p>
      <text:p text:style-name="P25"><text:span text:style-name="Source_20_Text">user.sayName() // Alex</text:span></text:p>
      <text:p text:style-name="P10">👉 Мы вернули <text:span text:style-name="Strong_20_Emphasis">объект</text:span>, чтобы он <text:span text:style-name="Strong_20_Emphasis">помнил </text:span><text:span text:style-name="Strong_20_Emphasis"><text:span text:style-name="Source_20_Text">name</text:span></text:span>.</text:p>
      <text:p text:style-name="P3"/>
      <text:h text:style-name="P2" text:outline-level="2">Шаг 3. А теперь проблема</text:h>
      <text:p text:style-name="P10">Если нам нужно <text:span text:style-name="Strong_20_Emphasis">МНОГО пользователей</text:span> с одинаковым поведением:</text:p>
      <text:p text:style-name="P24"><text:span text:style-name="Source_20_Text">makeUser("Alex")</text:span></text:p>
      <text:p text:style-name="P8"><text:span text:style-name="Source_20_Text">makeUser("Bob")</text:span></text:p>
      <text:p text:style-name="P25"><text:span text:style-name="Source_20_Text">makeUser("Max")</text:span></text:p>
      <text:p text:style-name="P10">➡️ каждый раз создаётся <text:span text:style-name="Strong_20_Emphasis">новый объект с методами</text:span><text:line-break/>➡️ это неэффективно</text:p>
      <text:p text:style-name="P3"/>
      <text:h text:style-name="P2" text:outline-level="2"><text:soft-page-break/>Шаг 4. Решение — возвращать КЛАСС</text:h>
      <text:p text:style-name="P24"><text:span text:style-name="Source_20_Text">function makeUserClass(role) {</text:span></text:p>
      <text:p text:style-name="P8"><text:span text:style-name="Source_20_Text"><text:s text:c="2"/>return class {</text:span></text:p>
      <text:p text:style-name="P8"><text:span text:style-name="Source_20_Text"><text:s text:c="4"/>constructor(name) {</text:span></text:p>
      <text:p text:style-name="P8"><text:span text:style-name="Source_20_Text"><text:s text:c="6"/>this.name = name</text:span></text:p>
      <text:p text:style-name="P8"><text:span text:style-name="Source_20_Text"><text:s text:c="6"/>this.role = role</text:span></text:p>
      <text:p text:style-name="P8"><text:span text:style-name="Source_20_Text"><text:s text:c="4"/>}</text:span></text:p>
      <text:p text:style-name="P8"/>
      <text:p text:style-name="P8"><text:span text:style-name="Source_20_Text"><text:s text:c="4"/>sayRole() {</text:span></text:p>
      <text:p text:style-name="P8"><text:span text:style-name="Source_20_Text"><text:s text:c="6"/>console.log(this.role)</text:span></text:p>
      <text:p text:style-name="P8"><text:span text:style-name="Source_20_Text"><text:s text:c="4"/>}</text:span></text:p>
      <text:p text:style-name="P8"><text:span text:style-name="Source_20_Text"><text:s text:c="2"/>}</text:span></text:p>
      <text:p text:style-name="P25"><text:span text:style-name="Source_20_Text">}</text:span></text:p>
      <text:p text:style-name="P3"/>
      <text:h text:style-name="P2" text:outline-level="2">Шаг 5. Что мы получили</text:h>
      <text:p text:style-name="P24"><text:span text:style-name="Source_20_Text">const Admin = makeUserClass("admin")</text:span></text:p>
      <text:p text:style-name="P25"><text:span text:style-name="Source_20_Text">const Guest = makeUserClass("guest")</text:span></text:p>
      <text:p text:style-name="P10">Теперь:</text:p>
      <text:p text:style-name="P24"><text:span text:style-name="Source_20_Text">new Admin("Alex").sayRole() <text:s/>// admin</text:span></text:p>
      <text:p text:style-name="P8"><text:span text:style-name="Source_20_Text">new Admin("Bob").sayRole() <text:s text:c="2"/>// admin</text:span></text:p>
      <text:p text:style-name="P8"/>
      <text:p text:style-name="P25"><text:span text:style-name="Source_20_Text">new Guest("Max").sayRole() <text:s text:c="2"/>// guest</text:span></text:p>
      <text:p text:style-name="P10">👉 <text:span text:style-name="Strong_20_Emphasis">Один вызов функции → один тип пользователей</text:span></text:p>
      <text:p text:style-name="P3"/>
      <text:h text:style-name="P2" text:outline-level="2">Шаг 6. ЗАЧЕМ именно так (ключевой момент)</text:h>
      <text:p text:style-name="P10">Если бы мы НЕ возвращали класс, пришлось бы писать:</text:p>
      <text:p text:style-name="P24"><text:span text:style-name="Source_20_Text">new User("Alex", "admin")</text:span></text:p>
      <text:p text:style-name="P25"><text:span text:style-name="Source_20_Text">new User("Bob", "admin")</text:span></text:p>
      <text:p text:style-name="P10">❌ роль повторяется<text:line-break/>❌ можно ошибиться<text:line-break/>❌ больше шума</text:p>
      <text:p text:style-name="P3"/>
      <text:h text:style-name="P2" text:outline-level="2">Шаг 7. Очень коротко (1 фраза)</text:h>
      <text:p text:style-name="P27"><text:span text:style-name="Strong_20_Emphasis">Класс возвращают, чтобы заранее задать правила, а потом просто создавать объекты</text:span></text:p>
      <text:p text:style-name="P10">ДА. ✅<text:line-break/>Ты сейчас <text:span text:style-name="Strong_20_Emphasis">сформулировал правильно</text:span>. Чуть подправлю и закрепим.</text:p>
      <text:p text:style-name="P3"/>
      <text:h text:style-name="P2" text:outline-level="2"><text:soft-page-break/>Твоя фраза (почти идеальная)</text:h>
      <text:p text:style-name="P27">«класс возвращается в функции для того, чтобы потом сделать объект с заранее заданными свойствами»</text:p>
      <text:h text:style-name="P4" text:outline-level="3">Чуть точнее 👇</text:h>
      <text:p text:style-name="P27"><text:span text:style-name="Strong_20_Emphasis">Класс возвращается, чтобы потом создавать объекты<text:line-break/>с заранее заданными свойствами И поведением</text:span></text:p>
      <text:p text:style-name="P10">(методы тоже важны)</text:p>
      <text:p text:style-name="P3"/>
      <text:h text:style-name="P2" text:outline-level="2">Закрепим на минимальном примере</text:h>
      <text:p text:style-name="P24"><text:span text:style-name="Source_20_Text">function makeUserClass(role) {</text:span></text:p>
      <text:p text:style-name="P8"><text:span text:style-name="Source_20_Text"><text:s text:c="2"/>return class {</text:span></text:p>
      <text:p text:style-name="P8"><text:span text:style-name="Source_20_Text"><text:s text:c="4"/>role = role</text:span></text:p>
      <text:p text:style-name="P8"><text:span text:style-name="Source_20_Text"><text:s text:c="2"/>}</text:span></text:p>
      <text:p text:style-name="P25"><text:span text:style-name="Source_20_Text">}</text:span></text:p>
      <text:p text:style-name="P24"><text:span text:style-name="Source_20_Text">const Admin = makeUserClass("admin")</text:span></text:p>
      <text:p text:style-name="P25"><text:span text:style-name="Source_20_Text">const Guest = makeUserClass("guest")</text:span></text:p>
      <text:p text:style-name="P24"><text:span text:style-name="Source_20_Text">new Admin() <text:s/>// { role: "admin" }</text:span></text:p>
      <text:p text:style-name="P25"><text:span text:style-name="Source_20_Text">new Guest() <text:s/>// { role: "guest" }</text:span></text:p>
      <text:p text:style-name="P10">👉 <text:span text:style-name="Strong_20_Emphasis">Функция задаёт правило</text:span>,<text:line-break/>👉 <text:span text:style-name="Strong_20_Emphasis">класс создаёт объекты по этому правилу</text:span>.</text:p>
      <text:p text:style-name="P3"/>
      <text:h text:style-name="P2" text:outline-level="2">Почему не просто объект?</text:h>
      <text:p text:style-name="P10">Если бы вернули объект:</text:p>
      <text:p text:style-name="P34"><text:span text:style-name="Source_20_Text">return { role: "admin" }</text:span></text:p>
      <text:p text:style-name="P10">Ты получил бы:</text:p>
      <text:list text:style-name="L17">
        <text:list-item>
          <text:p text:style-name="P42">❌ только ОДИН объект</text:p>
        </text:list-item>
        <text:list-item>
          <text:p text:style-name="P42">❌ нельзя делать много одинаковых</text:p>
        </text:list-item>
      </text:list>
      <text:p text:style-name="P10">А класс:</text:p>
      <text:list text:style-name="L18">
        <text:list-item>
          <text:p text:style-name="P43">✅ можно вызывать <text:span text:style-name="Source_20_Text">new</text:span> сколько угодно раз</text:p>
        </text:list-item>
        <text:list-item>
          <text:p text:style-name="P43">✅ все объекты одинаковой структуры</text:p>
        </text:list-item>
      </text:list>
      <text:p text:style-name="P3"/>
      <text:h text:style-name="P2" text:outline-level="2">Очень короткая схема 🧠</text:h>
      <text:p text:style-name="P24"><text:span text:style-name="Source_20_Text">функция</text:span></text:p>
      <text:p text:style-name="P8"><text:soft-page-break/><text:span text:style-name="Source_20_Text"><text:s text:c="2"/>↓</text:span></text:p>
      <text:p text:style-name="P8"><text:span text:style-name="Source_20_Text">возвращает класс (чертёж)</text:span></text:p>
      <text:p text:style-name="P8"><text:span text:style-name="Source_20_Text"><text:s text:c="2"/>↓</text:span></text:p>
      <text:p text:style-name="P25"><text:span text:style-name="Source_20_Text">new → объект</text:span></text:p>
      <text:p text:style-name="P3"/>
      <text:h text:style-name="P2" text:outline-level="2">Одним предложением (чтобы запомнить)</text:h>
      <text:p text:style-name="P27"><text:span text:style-name="Strong_20_Emphasis">Функция → настраивает<text:line-break/>Класс → создаёт<text:line-break/>Объект → используется</text:span></text:p>
      <text:h text:style-name="P2" text:outline-level="2">Что ты видишь в консоли</text:h>
      <text:p text:style-name="P24"><text:span text:style-name="Source_20_Text">class Logger {</text:span></text:p>
      <text:p text:style-name="P8"><text:span text:style-name="Source_20_Text"><text:s text:c="2"/>level = 'info'</text:span></text:p>
      <text:p text:style-name="P8"><text:span text:style-name="Source_20_Text">}</text:span></text:p>
      <text:p text:style-name="P8"/>
      <text:p text:style-name="P8"><text:span text:style-name="Source_20_Text">const u1 = new Logger()</text:span></text:p>
      <text:p text:style-name="P25"><text:span text:style-name="Source_20_Text">u1</text:span></text:p>
      <text:p text:style-name="P10">Результат:</text:p>
      <text:p text:style-name="P34"><text:span text:style-name="Source_20_Text">Logger { level: 'info' }</text:span></text:p>
      <text:p text:style-name="P10">✔ <text:span text:style-name="Source_20_Text">level</text:span> есть<text:line-break/>✔ constructor ты не писал<text:line-break/>✔ всё работает</text:p>
      <text:p text:style-name="P3"/>
      <text:h text:style-name="P2" text:outline-level="2">Почему так работает (ключевая причина)</text:h>
      <text:p text:style-name="P10">Потому что:</text:p>
      <text:p text:style-name="P34"><text:span text:style-name="Source_20_Text">level = 'info'</text:span></text:p>
      <text:p text:style-name="P10">— это <text:span text:style-name="Strong_20_Emphasis">поле класса (class field)</text:span></text:p>
      <text:p text:style-name="P10">JS <text:span text:style-name="Strong_20_Emphasis">сам</text:span> делает за тебя constructor.</text:p>
      <text:p text:style-name="P3"/>
      <text:h text:style-name="P2" text:outline-level="2">Что JS делает под капотом</text:h>
      <text:p text:style-name="P10">Твой код:</text:p>
      <text:p text:style-name="P24"><text:span text:style-name="Source_20_Text">class Logger {</text:span></text:p>
      <text:p text:style-name="P8"><text:span text:style-name="Source_20_Text"><text:s text:c="2"/>level = 'info'</text:span></text:p>
      <text:p text:style-name="P25"><text:span text:style-name="Source_20_Text">}</text:span></text:p>
      <text:p text:style-name="P10">JS видит это как:</text:p>
      <text:p text:style-name="P24"><text:span text:style-name="Source_20_Text">class Logger {</text:span></text:p>
      <text:p text:style-name="P8"><text:span text:style-name="Source_20_Text"><text:s text:c="2"/>constructor() {</text:span></text:p>
      <text:p text:style-name="P8"><text:soft-page-break/><text:span text:style-name="Source_20_Text"><text:s text:c="4"/>this.level = 'info'</text:span></text:p>
      <text:p text:style-name="P8"><text:span text:style-name="Source_20_Text"><text:s text:c="2"/>}</text:span></text:p>
      <text:p text:style-name="P25"><text:span text:style-name="Source_20_Text">}</text:span></text:p>
      <text:p text:style-name="P10">👉 Поэтому при <text:span text:style-name="Source_20_Text">new Logger()</text:span>:</text:p>
      <text:list text:style-name="L19">
        <text:list-item>
          <text:p text:style-name="P44">создаётся объект</text:p>
        </text:list-item>
        <text:list-item>
          <text:p text:style-name="P44">автоматически вызывается constructor</text:p>
        </text:list-item>
        <text:list-item>
          <text:p text:style-name="P44">в него кладётся <text:span text:style-name="Source_20_Text">level</text:span></text:p>
        </text:list-item>
      </text:list>
      <text:p text:style-name="P3"/>
      <text:h text:style-name="P2" text:outline-level="2">ВАЖНО: constructor ВСЕГДА есть</text:h>
      <text:p text:style-name="P10">Даже если ты его не написал.</text:p>
      <text:p text:style-name="P10">Если в классе нет <text:span text:style-name="Source_20_Text">constructor</text:span>, JS добавляет его сам.</text:p>
      <text:p text:style-name="P3"/>
      <text:h text:style-name="P2" text:outline-level="2">Тогда зачем вообще constructor?</text:h>
      <text:h text:style-name="P4" text:outline-level="3">Ответ:</text:h>
      <text:p text:style-name="P27"><text:span text:style-name="Strong_20_Emphasis">Чтобы принимать данные при </text:span><text:span text:style-name="Strong_20_Emphasis"><text:span text:style-name="Source_20_Text">new</text:span></text:span></text:p>
      <text:p text:style-name="P3"/>
      <text:h text:style-name="P2" text:outline-level="2">Сравнение</text:h>
      <text:h text:style-name="P4" text:outline-level="3">Без constructor (фиксированное значение)</text:h>
      <text:p text:style-name="P24"><text:span text:style-name="Source_20_Text">class Logger {</text:span></text:p>
      <text:p text:style-name="P8"><text:span text:style-name="Source_20_Text"><text:s text:c="2"/>level = 'info'</text:span></text:p>
      <text:p text:style-name="P8"><text:span text:style-name="Source_20_Text">}</text:span></text:p>
      <text:p text:style-name="P8"/>
      <text:p text:style-name="P25"><text:span text:style-name="Source_20_Text">new Logger().level // всегда 'info'</text:span></text:p>
      <text:p text:style-name="P3"/>
      <text:h text:style-name="P4" text:outline-level="3">С constructor (настраиваемое)</text:h>
      <text:p text:style-name="P24"><text:span text:style-name="Source_20_Text">class Logger {</text:span></text:p>
      <text:p text:style-name="P8"><text:span text:style-name="Source_20_Text"><text:s text:c="2"/>constructor(level) {</text:span></text:p>
      <text:p text:style-name="P8"><text:span text:style-name="Source_20_Text"><text:s text:c="4"/>this.level = level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8"><text:span text:style-name="Source_20_Text">new Logger('debug').level // 'debug'</text:span></text:p>
      <text:p text:style-name="P25"><text:span text:style-name="Source_20_Text">new Logger('error').level // 'error'</text:span></text:p>
      <text:p text:style-name="P3"/>
      <text:h text:style-name="P2" text:outline-level="2"><text:soft-page-break/>Почему нельзя передать значение без constructor</text:h>
      <text:p text:style-name="P34"><text:span text:style-name="Source_20_Text">new Logger('debug') // ❌ некуда положить</text:span></text:p>
      <text:p text:style-name="P10">Без constructor аргументы просто игнорируются.</text:p>
      <text:p text:style-name="P3"/>
      <text:h text:style-name="P2" text:outline-level="2">Главное правило 🧠</text:h>
      <text:p text:style-name="P27"><text:span text:style-name="Strong_20_Emphasis">Поля класса = дефолтные значения</text:span><text:line-break/><text:span text:style-name="Strong_20_Emphasis">constructor = входные параметры</text:span></text:p>
      <text:p text:style-name="P3"/>
      <text:h text:style-name="P2" text:outline-level="2">Короткий вывод</text:h>
      <text:p text:style-name="P10">Ты увидел <text:span text:style-name="Source_20_Text">level: 'info'</text:span>, потому что:</text:p>
      <text:list text:style-name="L20">
        <text:list-item>
          <text:p text:style-name="P45"><text:span text:style-name="Source_20_Text">new</text:span> <text:span text:style-name="Strong_20_Emphasis">ВСЕГДА</text:span> вызывает constructor</text:p>
        </text:list-item>
        <text:list-item>
          <text:p text:style-name="P45">если ты его не написал — JS сделал его сам</text:p>
        </text:list-item>
        <text:list-item>
          <text:p text:style-name="P45">поля класса выполняются внутри этого constructor</text:p>
        </text:list-item>
      </text:list>
      <text:p text:style-name="P3"/>
      <text:p text:style-name="P10">Ты сейчас на очень правильном этапе — у тебя <text:span text:style-name="Strong_20_Emphasis">вопросы уровня “почему”</text:span>, а не “как” 👌<text:line-break/>Если хочешь, дальше можем:</text:p>
      <text:list text:style-name="L21">
        <text:list-item>
          <text:p text:style-name="P46">показать порядок: <text:span text:style-name="Source_20_Text">new → super → fields → constructor</text:span></text:p>
        </text:list-item>
        <text:list-item>
          <text:p text:style-name="P46">разобрать, почему поля выполняются ПОСЛЕ super</text:p>
        </text:list-item>
        <text:list-item>
          <text:p text:style-name="P46">сравнить с прототипами</text:p>
        </text:list-item>
        <text:list-item>
          <text:p text:style-name="P46">разобрать реальный Logger из проекта</text:p>
        </text:list-item>
      </text:list>
      <text:p text:style-name="P10">Скажи 👍</text:p>
      <text:p text:style-name="P10">new Logger('debug').level почему ты так вызываешь а не сохраняешь</text:p>
      <text:p text:style-name="P10">Отличный вопрос.<text:line-break/>Ты <text:span text:style-name="Strong_20_Emphasis">заметил важную деталь синтаксиса</text:span>, и сейчас всё окончательно встанет на место 👍</text:p>
      <text:p text:style-name="P3"/>
      <text:h text:style-name="P2" text:outline-level="2">Короткий ответ</text:h>
      <text:p text:style-name="P27"><text:span text:style-name="Strong_20_Emphasis">Потому что объект нужен только для чтения одного свойства, один раз</text:span></text:p>
      <text:p text:style-name="P3"/>
      <text:h text:style-name="P2" text:outline-level="2">Разберём строку буквально</text:h>
      <text:p text:style-name="P34"><text:span text:style-name="Source_20_Text">new Logger('debug').level</text:span></text:p>
      <text:p text:style-name="P10"><text:soft-page-break/>JS читает это так:</text:p>
      <text:p text:style-name="P34"><text:span text:style-name="Source_20_Text">( new Logger('debug') ).level</text:span></text:p>
      <text:p text:style-name="P10">По шагам:</text:p>
      <text:list text:style-name="L22">
        <text:list-item>
          <text:p text:style-name="P47"><text:span text:style-name="Source_20_Text">new Logger('debug')</text:span><text:line-break/>→ создаётся объект <text:span text:style-name="Source_20_Text">{ level: 'debug' }</text:span></text:p>
        </text:list-item>
        <text:list-item>
          <text:p text:style-name="P47"><text:span text:style-name="Source_20_Text">.level</text:span><text:line-break/>→ сразу читаем свойство</text:p>
        </text:list-item>
        <text:list-item>
          <text:p text:style-name="P47">Объект <text:span text:style-name="Strong_20_Emphasis">больше не нужен</text:span></text:p>
        </text:list-item>
      </text:list>
      <text:p text:style-name="P3"/>
      <text:h text:style-name="P2" text:outline-level="2">Это ТО ЖЕ САМОЕ, что и так</text:h>
      <text:p text:style-name="P24"><text:span text:style-name="Source_20_Text">const logger = new Logger('debug')</text:span></text:p>
      <text:p text:style-name="P25"><text:span text:style-name="Source_20_Text">logger.level</text:span></text:p>
      <text:p text:style-name="P10">Никакой разницы по результату ❗<text:line-break/>Разница только в <text:span text:style-name="Strong_20_Emphasis">удобстве записи</text:span>.</text:p>
      <text:p text:style-name="P3"/>
      <text:h text:style-name="P2" text:outline-level="2">Когда НЕЛЬЗЯ так делать</text:h>
      <text:p text:style-name="P10">Если объект нужен <text:span text:style-name="Strong_20_Emphasis">дольше одного обращения</text:span>:</text:p>
      <text:p text:style-name="P10">❌ Плохо:</text:p>
      <text:p text:style-name="P34"><text:span text:style-name="Source_20_Text">new Logger('debug').log('hello') // объект потерян</text:span></text:p>
      <text:p text:style-name="P10">❌ Плохо:</text:p>
      <text:p text:style-name="P24"><text:span text:style-name="Source_20_Text">new Logger('debug').log('a')</text:span></text:p>
      <text:p text:style-name="P25"><text:span text:style-name="Source_20_Text">new Logger('debug').log('b')</text:span></text:p>
      <text:p text:style-name="P10">(два разных объекта!)</text:p>
      <text:p text:style-name="P3"/>
      <text:h text:style-name="P2" text:outline-level="2">Когда НУЖНО сохранять</text:h>
      <text:p text:style-name="P10">✅ Хорошо:</text:p>
      <text:p text:style-name="P24"><text:span text:style-name="Source_20_Text">const logger = new Logger('debug')</text:span></text:p>
      <text:p text:style-name="P8"><text:span text:style-name="Source_20_Text">logger.log('a')</text:span></text:p>
      <text:p text:style-name="P25"><text:span text:style-name="Source_20_Text">logger.log('b')</text:span></text:p>
      <text:p text:style-name="P3"/>
      <text:h text:style-name="P2" text:outline-level="2"><text:soft-page-break/>Аналогия из жизни 🧠</text:h>
      <text:p text:style-name="P10">Ты открыл бутылку воды, сделал <text:span text:style-name="Strong_20_Emphasis">один глоток</text:span> и выбросил.<text:line-break/>Зачем хранить бутылку, если больше не нужна?</text:p>
      <text:p text:style-name="P10">Но если будешь пить ещё — оставляешь.</text:p>
      <text:p text:style-name="P3"/>
      <text:h text:style-name="P2" text:outline-level="2">Главное правило (запомни)</text:h>
      <text:p text:style-name="P27"><text:span text:style-name="Strong_20_Emphasis">Если объект нужен один раз — можно не сохранять</text:span><text:line-break/><text:span text:style-name="Strong_20_Emphasis">Если нужен дальше — сохраняй в переменную</text:span></text:p>
      <text:p text:style-name="P3"/>
      <text:h text:style-name="P2" text:outline-level="2">Почему я так написал в примере</text:h>
      <text:p text:style-name="P10">Потому что пример показывал <text:span text:style-name="Strong_20_Emphasis">только то, что constructor работает</text:span><text:line-break/>а не как правильно хранить логгер в проекте.</text:p>
      <text:p text:style-name="P41">так если конструтор записывается автоматом почему не записывается ?</text:p>
      <text:p text:style-name="P10">Отличный вопрос. Ты <text:span text:style-name="Strong_20_Emphasis">упёрся ровно в тот момент</text:span>, где у большинства “что-то не сходится”.<text:line-break/>Сейчас разрулим это <text:span text:style-name="Strong_20_Emphasis">одним чётким объяснением</text:span>.</text:p>
      <text:p text:style-name="P3"/>
      <text:h text:style-name="P2" text:outline-level="2">Короткий ответ (суть)</text:h>
      <text:p text:style-name="P27"><text:span text:style-name="Strong_20_Emphasis">JS создаёт constructor автоматически,<text:line-break/>но он ПУСТОЙ — без параметров и логики.</text:span></text:p>
      <text:p text:style-name="P10">Он <text:span text:style-name="Strong_20_Emphasis">не умеет догадываться</text:span>, что ты хотел передать.</text:p>
      <text:p text:style-name="P3"/>
      <text:h text:style-name="P2" text:outline-level="2">Что именно JS добавляет автоматически</text:h>
      <text:p text:style-name="P10">Если ты написал:</text:p>
      <text:p text:style-name="P24"><text:span text:style-name="Source_20_Text">class Logger {</text:span></text:p>
      <text:p text:style-name="P8"><text:span text:style-name="Source_20_Text"><text:s text:c="2"/>level = 'info'</text:span></text:p>
      <text:p text:style-name="P25"><text:span text:style-name="Source_20_Text">}</text:span></text:p>
      <text:p text:style-name="P10">JS делает под капотом <text:span text:style-name="Strong_20_Emphasis">ТОЛЬКО это</text:span>:</text:p>
      <text:p text:style-name="P24"><text:span text:style-name="Source_20_Text">class Logger {</text:span></text:p>
      <text:p text:style-name="P8"><text:span text:style-name="Source_20_Text"><text:s text:c="2"/>constructor() {</text:span></text:p>
      <text:p text:style-name="P8"><text:span text:style-name="Source_20_Text"><text:s text:c="4"/>this.level = 'info'</text:span></text:p>
      <text:p text:style-name="P8"><text:span text:style-name="Source_20_Text"><text:s text:c="2"/>}</text:span></text:p>
      <text:p text:style-name="P25"><text:span text:style-name="Source_20_Text">}</text:span></text:p>
      <text:p text:style-name="P10">⚠️ Обрати внимание:</text:p>
      <text:list text:style-name="L23">
        <text:list-item>
          <text:p text:style-name="P48"><text:span text:style-name="Source_20_Text">constructor()</text:span> <text:span text:style-name="Strong_20_Emphasis">без параметров</text:span></text:p>
        </text:list-item>
        <text:list-item>
          <text:p text:style-name="P48"><text:soft-page-break/>он <text:span text:style-name="Strong_20_Emphasis">ничего не принимает</text:span></text:p>
        </text:list-item>
        <text:list-item>
          <text:p text:style-name="P48">он просто создаёт объект и применяет поля</text:p>
        </text:list-item>
      </text:list>
      <text:p text:style-name="P3"/>
      <text:h text:style-name="P2" text:outline-level="2">Чего JS НЕ делает</text:h>
      <text:p text:style-name="P10">JS <text:span text:style-name="Strong_20_Emphasis">НЕ делает</text:span> этого:</text:p>
      <text:p text:style-name="P24"><text:span text:style-name="Source_20_Text">constructor(level) {</text:span></text:p>
      <text:p text:style-name="P8"><text:span text:style-name="Source_20_Text"><text:s text:c="2"/>this.level = level</text:span></text:p>
      <text:p text:style-name="P25"><text:span text:style-name="Source_20_Text">}</text:span></text:p>
      <text:p text:style-name="P10">Потому что:</text:p>
      <text:list text:style-name="L24">
        <text:list-item>
          <text:p text:style-name="P49">JS <text:span text:style-name="Strong_20_Emphasis">не знает</text:span>, что ты хочешь принимать <text:span text:style-name="Source_20_Text">level</text:span></text:p>
        </text:list-item>
        <text:list-item>
          <text:p text:style-name="P49">не знает, как его назвать</text:p>
        </text:list-item>
        <text:list-item>
          <text:p text:style-name="P49">не знает, куда положить</text:p>
        </text:list-item>
      </text:list>
      <text:p text:style-name="P3"/>
      <text:h text:style-name="P2" text:outline-level="2">Почему аргументы из <text:span text:style-name="Source_20_Text">new</text:span> теряются</text:h>
      <text:p text:style-name="P34"><text:span text:style-name="Source_20_Text">new Logger('debug')</text:span></text:p>
      <text:p text:style-name="P10">JS:</text:p>
      <text:list text:style-name="L25">
        <text:list-item>
          <text:p text:style-name="P50">видит <text:span text:style-name="Source_20_Text">'debug'</text:span></text:p>
        </text:list-item>
        <text:list-item>
          <text:p text:style-name="P50">но constructor <text:span text:style-name="Strong_20_Emphasis">не принимает аргументы</text:span></text:p>
        </text:list-item>
        <text:list-item>
          <text:p text:style-name="P50">поэтому аргумент <text:span text:style-name="Strong_20_Emphasis">просто игнорируется</text:span></text:p>
        </text:list-item>
      </text:list>
      <text:p text:style-name="P10">Это как:</text:p>
      <text:p text:style-name="P24"><text:span text:style-name="Source_20_Text">function f() {}</text:span></text:p>
      <text:p text:style-name="P25"><text:span text:style-name="Source_20_Text">f(123) // 123 просто пропал</text:span></text:p>
      <text:p text:style-name="P3"/>
      <text:h text:style-name="P2" text:outline-level="2">Зачем тогда писать constructor руками</text:h>
      <text:p text:style-name="P10">Чтобы сказать JS:</text:p>
      <text:p text:style-name="P27">«Вот входные данные, вот что с ними делать»</text:p>
      <text:p text:style-name="P24"><text:span text:style-name="Source_20_Text">class Logger {</text:span></text:p>
      <text:p text:style-name="P8"><text:span text:style-name="Source_20_Text"><text:s text:c="2"/>constructor(level) {</text:span></text:p>
      <text:p text:style-name="P8"><text:span text:style-name="Source_20_Text"><text:s text:c="4"/>this.level = level</text:span></text:p>
      <text:p text:style-name="P8"><text:span text:style-name="Source_20_Text"><text:s text:c="2"/>}</text:span></text:p>
      <text:p text:style-name="P25"><text:span text:style-name="Source_20_Text">}</text:span></text:p>
      <text:p text:style-name="P3"/>
      <text:h text:style-name="P2" text:outline-level="2"><text:soft-page-break/>Очень короткая аналогия 🧠</text:h>
      <text:p text:style-name="P10">JS:</text:p>
      <text:p text:style-name="P27">«Я создам объект за тебя»</text:p>
      <text:p text:style-name="P10">Но:</text:p>
      <text:p text:style-name="P27">«Я НЕ знаю, какие данные тебе нужны»</text:p>
      <text:p text:style-name="P10">Ты:</text:p>
      <text:p text:style-name="P27">«Вот параметры и вот куда их положить»</text:p>
      <text:p text:style-name="P3"/>
      <text:h text:style-name="P2" text:outline-level="2">Главное правило (1 строка)</text:h>
      <text:p text:style-name="P27"><text:span text:style-name="Strong_20_Emphasis">Автоматический constructor создаёт объект,<text:line-break/>но НЕ принимает данные</text:span></text:p>
      <text:p text:style-name="P3"/>
      <text:h text:style-name="P2" text:outline-level="2">Итог</text:h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30">Ситуация</text:p>
            </table:table-cell>
            <table:table-cell table:style-name="Таблица3.A1" office:value-type="string">
              <text:p text:style-name="P30">Что делает JS</text:p>
            </table:table-cell>
          </table:table-row>
        </table:table-header-rows>
        <table:table-row>
          <table:table-cell table:style-name="Таблица3.A1" office:value-type="string">
            <text:p text:style-name="P31">constructor не написан</text:p>
          </table:table-cell>
          <table:table-cell table:style-name="Таблица3.A1" office:value-type="string">
            <text:p text:style-name="P31">создаёт пустой</text:p>
          </table:table-cell>
        </table:table-row>
        <table:table-row>
          <table:table-cell table:style-name="Таблица3.A1" office:value-type="string">
            <text:p text:style-name="P31">поля класса есть</text:p>
          </table:table-cell>
          <table:table-cell table:style-name="Таблица3.A1" office:value-type="string">
            <text:p text:style-name="P31">кладёт дефолты</text:p>
          </table:table-cell>
        </table:table-row>
        <table:table-row>
          <table:table-cell table:style-name="Таблица3.A1" office:value-type="string">
            <text:p text:style-name="P31">аргументы переданы</text:p>
          </table:table-cell>
          <table:table-cell table:style-name="Таблица3.A1" office:value-type="string">
            <text:p text:style-name="P31">игнорирует</text:p>
          </table:table-cell>
        </table:table-row>
        <table:table-row>
          <table:table-cell table:style-name="Таблица3.A1" office:value-type="string">
            <text:p text:style-name="P31">constructor написан</text:p>
          </table:table-cell>
          <table:table-cell table:style-name="Таблица3.A1" office:value-type="string">
            <text:p text:style-name="P31">выполняет твою логику</text:p>
          </table:table-cell>
        </table:table-row>
      </table:table>
      <text:p text:style-name="P41"/>
      <text:p text:style-name="P41"/>
      <text:p text:style-name="P51">зачем свойсва в классе раз мы все в конструтор записываем </text:p>
      <text:h text:style-name="P2" text:outline-level="2">Короткий ответ (суть)</text:h>
      <text:p text:style-name="P27"><text:span text:style-name="Strong_20_Emphasis">Свойства в классе и constructor нужны для РАЗНЫХ задач.<text:line-break/>Не “или–или”, а “каждому своё”.</text:span></text:p>
      <text:p text:style-name="P3"/>
      <text:h text:style-name="P2" text:outline-level="2">Главное различие (1 таблица)</text:h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30">Свойства класса</text:p>
            </table:table-cell>
            <table:table-cell table:style-name="Таблица4.A1" office:value-type="string">
              <text:p text:style-name="P30">constructor</text:p>
            </table:table-cell>
          </table:table-row>
        </table:table-header-rows>
        <table:table-row>
          <table:table-cell table:style-name="Таблица4.A1" office:value-type="string">
            <text:p text:style-name="P31">значения по умолчанию</text:p>
          </table:table-cell>
          <table:table-cell table:style-name="Таблица4.A1" office:value-type="string">
            <text:p text:style-name="P31">значения при создании</text:p>
          </table:table-cell>
        </table:table-row>
        <table:table-row>
          <table:table-cell table:style-name="Таблица4.A1" office:value-type="string">
            <text:p text:style-name="P31">одинаковые для всех</text:p>
          </table:table-cell>
          <table:table-cell table:style-name="Таблица4.A1" office:value-type="string">
            <text:p text:style-name="P31">разные для каждого</text:p>
          </table:table-cell>
        </table:table-row>
        <table:table-row>
          <table:table-cell table:style-name="Таблица4.A1" office:value-type="string">
            <text:p text:style-name="P31">не принимают аргументы</text:p>
          </table:table-cell>
          <table:table-cell table:style-name="Таблица4.A1" office:value-type="string">
            <text:p text:style-name="P31">принимают аргументы</text:p>
          </table:table-cell>
        </table:table-row>
        <table:table-row table:style-name="Таблица4.5">
          <table:table-cell table:style-name="Таблица4.A1" office:value-type="string">
            <text:p text:style-name="P31">опциональны</text:p>
          </table:table-cell>
          <table:table-cell table:style-name="Таблица4.A1" office:value-type="string">
            <text:p text:style-name="P31">опционален</text:p>
          </table:table-cell>
        </table:table-row>
      </table:table>
      <text:p text:style-name="P3"/>
      <text:h text:style-name="P2" text:outline-level="2"><text:soft-page-break/>1️⃣ Зачем свойства класса вообще нужны</text:h>
      <text:h text:style-name="P4" text:outline-level="3">Пример</text:h>
      <text:p text:style-name="P24"><text:span text:style-name="Source_20_Text">class User {</text:span></text:p>
      <text:p text:style-name="P8"><text:span text:style-name="Source_20_Text"><text:s text:c="2"/>role = 'user'</text:span></text:p>
      <text:p text:style-name="P8"><text:span text:style-name="Source_20_Text"><text:s text:c="2"/>isActive = true</text:span></text:p>
      <text:p text:style-name="P8"/>
      <text:p text:style-name="P8"><text:span text:style-name="Source_20_Text"><text:s text:c="2"/>constructor(name) {</text:span></text:p>
      <text:p text:style-name="P8"><text:span text:style-name="Source_20_Text"><text:s text:c="4"/>this.name = name</text:span></text:p>
      <text:p text:style-name="P8"><text:span text:style-name="Source_20_Text"><text:s text:c="2"/>}</text:span></text:p>
      <text:p text:style-name="P25"><text:span text:style-name="Source_20_Text">}</text:span></text:p>
      <text:p text:style-name="P10">Задай себе вопрос:</text:p>
      <text:list text:style-name="L26">
        <text:list-item>
          <text:p text:style-name="P52"><text:span text:style-name="Source_20_Text">role</text:span> у всех одинаковый? → <text:span text:style-name="Strong_20_Emphasis">да</text:span></text:p>
        </text:list-item>
        <text:list-item>
          <text:p text:style-name="P52"><text:span text:style-name="Source_20_Text">isActive</text:span> у всех одинаковый? → <text:span text:style-name="Strong_20_Emphasis">да</text:span></text:p>
        </text:list-item>
        <text:list-item>
          <text:p text:style-name="P52"><text:span text:style-name="Source_20_Text">name</text:span> разный? → <text:span text:style-name="Strong_20_Emphasis">да</text:span></text:p>
        </text:list-item>
      </text:list>
      <text:p text:style-name="P10">👉 Поэтому:</text:p>
      <text:list text:style-name="L27">
        <text:list-item>
          <text:p text:style-name="P53"><text:span text:style-name="Source_20_Text">role</text:span>, <text:span text:style-name="Source_20_Text">isActive</text:span> → <text:span text:style-name="Strong_20_Emphasis">свойства класса</text:span></text:p>
        </text:list-item>
        <text:list-item>
          <text:p text:style-name="P53"><text:span text:style-name="Source_20_Text">name</text:span> → <text:span text:style-name="Strong_20_Emphasis">constructor</text:span></text:p>
        </text:list-item>
      </text:list>
      <text:p text:style-name="P3"/>
      <text:h text:style-name="P2" text:outline-level="2">2️⃣ Можно ли всё писать в constructor?</text:h>
      <text:p text:style-name="P10">Да, <text:span text:style-name="Strong_20_Emphasis">можно</text:span>, но это хуже.</text:p>
      <text:h text:style-name="P4" text:outline-level="3">❌ Так можно, но плохо</text:h>
      <text:p text:style-name="P24"><text:span text:style-name="Source_20_Text">class User {</text:span></text:p>
      <text:p text:style-name="P8"><text:span text:style-name="Source_20_Text"><text:s text:c="2"/>constructor(name) {</text:span></text:p>
      <text:p text:style-name="P8"><text:span text:style-name="Source_20_Text"><text:s text:c="4"/>this.name = name</text:span></text:p>
      <text:p text:style-name="P8"><text:span text:style-name="Source_20_Text"><text:s text:c="4"/>this.role = 'user'</text:span></text:p>
      <text:p text:style-name="P8"><text:span text:style-name="Source_20_Text"><text:s text:c="4"/>this.isActive = true</text:span></text:p>
      <text:p text:style-name="P8"><text:span text:style-name="Source_20_Text"><text:s text:c="2"/>}</text:span></text:p>
      <text:p text:style-name="P25"><text:span text:style-name="Source_20_Text">}</text:span></text:p>
      <text:p text:style-name="P10">Почему плохо:</text:p>
      <text:list text:style-name="L28">
        <text:list-item>
          <text:p text:style-name="P54">constructor перегружен</text:p>
        </text:list-item>
        <text:list-item>
          <text:p text:style-name="P54">хуже читается</text:p>
        </text:list-item>
        <text:list-item>
          <text:p text:style-name="P54">сложнее поддерживать</text:p>
        </text:list-item>
        <text:list-item>
          <text:p text:style-name="P54">дефолты смешаны с входными данными</text:p>
        </text:list-item>
      </text:list>
      <text:p text:style-name="P3"/>
      <text:h text:style-name="P2" text:outline-level="2"><text:soft-page-break/>3️⃣ Почему свойства класса удобнее</text:h>
      <text:h text:style-name="P4" text:outline-level="3">Код становится понятнее</text:h>
      <text:p text:style-name="P24"><text:span text:style-name="Source_20_Text">class Logger {</text:span></text:p>
      <text:p text:style-name="P8"><text:span text:style-name="Source_20_Text"><text:s text:c="2"/>level = 'info'</text:span></text:p>
      <text:p text:style-name="P8"><text:span text:style-name="Source_20_Text"><text:s text:c="2"/>enabled = true</text:span></text:p>
      <text:p text:style-name="P25"><text:span text:style-name="Source_20_Text">}</text:span></text:p>
      <text:p text:style-name="P10">Сразу видно:</text:p>
      <text:list text:style-name="L29">
        <text:list-item>
          <text:p text:style-name="P55">какие есть свойства</text:p>
        </text:list-item>
        <text:list-item>
          <text:p text:style-name="P55">какие у них значения по умолчанию</text:p>
        </text:list-item>
      </text:list>
      <text:p text:style-name="P10">Без constructor — <text:span text:style-name="Strong_20_Emphasis">чище код</text:span>.</text:p>
      <text:p text:style-name="P3"/>
      <text:h text:style-name="P2" text:outline-level="2">4️⃣ Когда constructor вообще НЕ нужен</text:h>
      <text:p text:style-name="P24"><text:span text:style-name="Source_20_Text">class Config {</text:span></text:p>
      <text:p text:style-name="P8"><text:span text:style-name="Source_20_Text"><text:s text:c="2"/>apiUrl = '/api'</text:span></text:p>
      <text:p text:style-name="P8"><text:span text:style-name="Source_20_Text"><text:s text:c="2"/>timeout = 5000</text:span></text:p>
      <text:p text:style-name="P25"><text:span text:style-name="Source_20_Text">}</text:span></text:p>
      <text:p text:style-name="P34"><text:span text:style-name="Source_20_Text">new Config()</text:span></text:p>
      <text:p text:style-name="P10">✔ всё работает<text:line-break/>✔ ничего не нужно передавать<text:line-break/>✔ constructor не нужен</text:p>
      <text:p text:style-name="P3"/>
      <text:h text:style-name="P2" text:outline-level="2">5️⃣ Когда свойства класса НЕ подходят</text:h>
      <text:p text:style-name="P10">Когда значение приходит при <text:span text:style-name="Source_20_Text">new</text:span>:</text:p>
      <text:p text:style-name="P24"><text:span text:style-name="Source_20_Text">class User {</text:span></text:p>
      <text:p text:style-name="P8"><text:span text:style-name="Source_20_Text"><text:s text:c="2"/>constructor(name) {</text:span></text:p>
      <text:p text:style-name="P8"><text:span text:style-name="Source_20_Text"><text:s text:c="4"/>this.name = name</text:span></text:p>
      <text:p text:style-name="P8"><text:span text:style-name="Source_20_Text"><text:s text:c="2"/>}</text:span></text:p>
      <text:p text:style-name="P25"><text:span text:style-name="Source_20_Text">}</text:span></text:p>
      <text:p text:style-name="P10">Тут <text:span text:style-name="Strong_20_Emphasis">без constructor никак</text:span>.</text:p>
      <text:p text:style-name="P3"/>
      <text:h text:style-name="P2" text:outline-level="2">6️⃣ Как думать правильно (ключ)</text:h>
      <text:p text:style-name="P10">Задавай 2 вопроса:</text:p>
      <text:h text:style-name="P4" text:outline-level="3">❓ Значение всегда одинаковое?</text:h>
      <text:p text:style-name="P10">→ <text:span text:style-name="Strong_20_Emphasis">свойство класса</text:span></text:p>
      <text:h text:style-name="P4" text:outline-level="3"><text:soft-page-break/>❓ Значение приходит при создании?</text:h>
      <text:p text:style-name="P10">→ <text:span text:style-name="Strong_20_Emphasis">constructor</text:span></text:p>
      <text:p text:style-name="P3"/>
      <text:h text:style-name="P2" text:outline-level="2">7️⃣ Очень короткая формула 🧠</text:h>
      <text:p text:style-name="P27"><text:span text:style-name="Strong_20_Emphasis">Свойства класса = дефолты<text:line-break/>constructor = входные данные</text:span></text:p>
      <text:p text:style-name="P3"/>
      <text:h text:style-name="P2" text:outline-level="2">8️⃣ Итог одним предложением</text:h>
      <text:p text:style-name="P27">Свойства в классе нужны, чтобы описать объект,<text:line-break/>а constructor — чтобы настроить его при создании.</text:p>
      <text:p text:style-name="P41"/>
      <text:p text:style-name="P41"/>
      <text:p text:style-name="P41"/>
      <text:p text:style-name="P41"/>
      <text:h text:style-name="P2" text:outline-level="2">Коротко (одна фраза)</text:h>
      <text:p text:style-name="P27"><text:span text:style-name="Strong_20_Emphasis"><text:span text:style-name="Source_20_Text">super</text:span></text:span><text:span text:style-name="Strong_20_Emphasis"> — это способ обратиться к родительскому классу</text:span></text:p>
      <text:p text:style-name="P10">ВСЁ.<text:line-break/>Теперь развернём.</text:p>
      <text:p text:style-name="P3"/>
      <text:h text:style-name="P2" text:outline-level="2">Что именно делает <text:span text:style-name="Source_20_Text">super</text:span></text:h>
      <text:p text:style-name="P10">Есть <text:span text:style-name="Strong_20_Emphasis">ДВА разных случая</text:span>.</text:p>
      <text:p text:style-name="P3"/>
      <text:h text:style-name="P2" text:outline-level="2">1️⃣ <text:span text:style-name="Source_20_Text">super()</text:span> — вызов конструктора родителя</text:h>
      <text:p text:style-name="P24"><text:span text:style-name="Source_20_Text">class User {</text:span></text:p>
      <text:p text:style-name="P8"><text:span text:style-name="Source_20_Text"><text:s text:c="2"/>constructor(name) {</text:span></text:p>
      <text:p text:style-name="P8"><text:span text:style-name="Source_20_Text"><text:s text:c="4"/>this.name = name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8"><text:span text:style-name="Source_20_Text">class Admin extends User {</text:span></text:p>
      <text:p text:style-name="P8"><text:span text:style-name="Source_20_Text"><text:s text:c="2"/>constructor(name, level) {</text:span></text:p>
      <text:p text:style-name="P8"><text:span text:style-name="Source_20_Text"><text:s text:c="4"/>super(name) <text:s text:c="6"/>// ← ВАЖНО</text:span></text:p>
      <text:p text:style-name="P8"><text:span text:style-name="Source_20_Text"><text:s text:c="4"/>this.level = level</text:span></text:p>
      <text:p text:style-name="P8"><text:span text:style-name="Source_20_Text"><text:s text:c="2"/>}</text:span></text:p>
      <text:p text:style-name="P25"><text:span text:style-name="Source_20_Text">}</text:span></text:p>
      <text:h text:style-name="P4" text:outline-level="3"><text:soft-page-break/>Что значит <text:span text:style-name="Source_20_Text">super(name)</text:span>:</text:h>
      <text:p text:style-name="P27">«Вызови constructor класса <text:span text:style-name="Source_20_Text">User</text:span><text:line-break/>и передай ему <text:span text:style-name="Source_20_Text">name</text:span>»</text:p>
      <text:p text:style-name="P10">Технически это почти как:</text:p>
      <text:p text:style-name="P34"><text:span text:style-name="Source_20_Text">User.prototype.constructor.call(this, name)</text:span></text:p>
      <text:p text:style-name="P3"/>
      <text:h text:style-name="P4" text:outline-level="3">Зачем это нужно</text:h>
      <text:list text:style-name="L30">
        <text:list-item>
          <text:p text:style-name="P56"><text:span text:style-name="Source_20_Text">User</text:span> создаёт <text:span text:style-name="Source_20_Text">this.name</text:span></text:p>
        </text:list-item>
        <text:list-item>
          <text:p text:style-name="P56"><text:span text:style-name="Source_20_Text">Admin</text:span> <text:span text:style-name="Strong_20_Emphasis">не должен</text:span> это делать</text:p>
        </text:list-item>
        <text:list-item>
          <text:p text:style-name="P56"><text:span text:style-name="Source_20_Text">Admin</text:span> просто <text:span text:style-name="Strong_20_Emphasis">передаёт данные</text:span></text:p>
        </text:list-item>
      </text:list>
      <text:p text:style-name="P10">Без <text:span text:style-name="Source_20_Text">super()</text:span>:</text:p>
      <text:list text:style-name="L31">
        <text:list-item>
          <text:p text:style-name="P57">объект не создан</text:p>
        </text:list-item>
        <text:list-item>
          <text:p text:style-name="P57"><text:span text:style-name="Source_20_Text">this</text:span> нельзя использовать</text:p>
        </text:list-item>
        <text:list-item>
          <text:p text:style-name="P57">будет ошибка</text:p>
        </text:list-item>
      </text:list>
      <text:p text:style-name="P3"/>
      <text:h text:style-name="P2" text:outline-level="2">2️⃣ <text:span text:style-name="Source_20_Text">super.method()</text:span> — вызов метода родителя</text:h>
      <text:p text:style-name="P24"><text:span text:style-name="Source_20_Text">class User {</text:span></text:p>
      <text:p text:style-name="P8"><text:span text:style-name="Source_20_Text"><text:s text:c="2"/>sayHi() {</text:span></text:p>
      <text:p text:style-name="P8"><text:span text:style-name="Source_20_Text"><text:s text:c="4"/>console.log("Hi from User")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8"><text:span text:style-name="Source_20_Text">class Admin extends User {</text:span></text:p>
      <text:p text:style-name="P8"><text:span text:style-name="Source_20_Text"><text:s text:c="2"/>sayHi() {</text:span></text:p>
      <text:p text:style-name="P8"><text:span text:style-name="Source_20_Text"><text:s text:c="4"/>super.sayHi()</text:span></text:p>
      <text:p text:style-name="P8"><text:span text:style-name="Source_20_Text"><text:s text:c="4"/>console.log("Hi from Admin")</text:span></text:p>
      <text:p text:style-name="P8"><text:span text:style-name="Source_20_Text"><text:s text:c="2"/>}</text:span></text:p>
      <text:p text:style-name="P25"><text:span text:style-name="Source_20_Text">}</text:span></text:p>
      <text:p text:style-name="P10">👉 Тут <text:span text:style-name="Source_20_Text">super.sayHi()</text:span> означает:</text:p>
      <text:p text:style-name="P27">«Вызови метод <text:span text:style-name="Source_20_Text">sayHi</text:span> у родителя»</text:p>
      <text:p text:style-name="P3"/>
      <text:h text:style-name="P2" text:outline-level="2">Очень важно 🧠</text:h>
      <text:h text:style-name="P4" text:outline-level="3"><text:span text:style-name="Source_20_Text">super</text:span> — это НЕ объект</text:h>
      <text:p text:style-name="P10">❌ Нельзя:</text:p>
      <text:p text:style-name="P34"><text:span text:style-name="Source_20_Text">super.name</text:span></text:p>
      <text:p text:style-name="P10"><text:soft-page-break/><text:span text:style-name="Source_20_Text">super</text:span> — это <text:span text:style-name="Strong_20_Emphasis">специальное слово</text:span>,<text:line-break/>которое работает <text:span text:style-name="Strong_20_Emphasis">только внутри класса-наследника</text:span>.</text:p>
      <text:p text:style-name="P3"/>
      <text:h text:style-name="P2" text:outline-level="2">Почему <text:span text:style-name="Source_20_Text">super()</text:span> обязательно первым</text:h>
      <text:p text:style-name="P24"><text:span text:style-name="Source_20_Text">constructor() {</text:span></text:p>
      <text:p text:style-name="P8"><text:span text:style-name="Source_20_Text"><text:s text:c="2"/>this.x = 1 <text:s text:c="2"/>// ❌ ошибка</text:span></text:p>
      <text:p text:style-name="P8"><text:span text:style-name="Source_20_Text"><text:s text:c="2"/>super()</text:span></text:p>
      <text:p text:style-name="P25"><text:span text:style-name="Source_20_Text">}</text:span></text:p>
      <text:p text:style-name="P10">Потому что:</text:p>
      <text:list text:style-name="L32">
        <text:list-item>
          <text:p text:style-name="P58">родитель <text:span text:style-name="Strong_20_Emphasis">создаёт объект</text:span></text:p>
        </text:list-item>
        <text:list-item>
          <text:p text:style-name="P58">пока <text:span text:style-name="Source_20_Text">super()</text:span> не вызван — <text:span text:style-name="Source_20_Text">this</text:span> не существует</text:p>
        </text:list-item>
      </text:list>
      <text:p text:style-name="P3"/>
      <text:h text:style-name="P2" text:outline-level="2">Аналогия из жизни 🧠</text:h>
      <text:list text:style-name="L33">
        <text:list-item>
          <text:p text:style-name="P59"><text:span text:style-name="Source_20_Text">User</text:span> — родитель</text:p>
        </text:list-item>
        <text:list-item>
          <text:p text:style-name="P59"><text:span text:style-name="Source_20_Text">Admin</text:span> — ребёнок</text:p>
        </text:list-item>
        <text:list-item>
          <text:p text:style-name="P59"><text:span text:style-name="Source_20_Text">super()</text:span> — «позови родителя сделать свою часть работы»</text:p>
        </text:list-item>
      </text:list>
      <text:p text:style-name="P3"/>
      <text:h text:style-name="P2" text:outline-level="2">Самая короткая схема</text:h>
      <text:p text:style-name="P24"><text:span text:style-name="Source_20_Text">new Admin()</text:span></text:p>
      <text:p text:style-name="P8"><text:span text:style-name="Source_20_Text"><text:s text:c="2"/>↓</text:span></text:p>
      <text:p text:style-name="P8"><text:span text:style-name="Source_20_Text">Admin constructor</text:span></text:p>
      <text:p text:style-name="P8"><text:span text:style-name="Source_20_Text"><text:s text:c="2"/>↓</text:span></text:p>
      <text:p text:style-name="P8"><text:span text:style-name="Source_20_Text">super() → User constructor</text:span></text:p>
      <text:p text:style-name="P8"><text:span text:style-name="Source_20_Text"><text:s text:c="2"/>↓</text:span></text:p>
      <text:p text:style-name="P25"><text:span text:style-name="Source_20_Text">this создан</text:span></text:p>
      <text:p text:style-name="P3"/>
      <text:h text:style-name="P2" text:outline-level="2">Итог в 3 пунктах</text:h>
      <text:list text:style-name="L34">
        <text:list-item>
          <text:p text:style-name="P60"><text:span text:style-name="Source_20_Text">super()</text:span> — вызывает constructor родителя</text:p>
        </text:list-item>
        <text:list-item>
          <text:p text:style-name="P60"><text:span text:style-name="Source_20_Text">super.method()</text:span> — вызывает метод родителя</text:p>
        </text:list-item>
        <text:list-item>
          <text:p text:style-name="P60">без <text:span text:style-name="Source_20_Text">super()</text:span> в наследнике нельзя использовать <text:span text:style-name="Source_20_Text">this</text:span></text:p>
        </text:list-item>
      </text:list>
      <text:p text:style-name="P10">Ты как раз наткнулся на <text:span text:style-name="Strong_20_Emphasis">очень важный паттерн</text:span>, который часто используют в реальных проектах.<text:line-break/>Объясняю <text:span text:style-name="Strong_20_Emphasis">медленно и по шагам</text:span>, почему тут <text:span text:style-name="Source_20_Text">options</text:span>.</text:p>
      <text:p text:style-name="P3"/>
      <text:h text:style-name="P2" text:outline-level="2"><text:soft-page-break/>Исходный код</text:h>
      <text:p text:style-name="P24"><text:span text:style-name="Source_20_Text">class User {</text:span></text:p>
      <text:p text:style-name="P8"><text:span text:style-name="Source_20_Text"><text:s text:c="2"/>constructor({ name, age }) {</text:span></text:p>
      <text:p text:style-name="P8"><text:span text:style-name="Source_20_Text"><text:s text:c="4"/>this.name = name</text:span></text:p>
      <text:p text:style-name="P8"><text:span text:style-name="Source_20_Text"><text:s text:c="4"/>this.age = age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8"><text:span text:style-name="Source_20_Text">class Admin extends User {</text:span></text:p>
      <text:p text:style-name="P8"><text:span text:style-name="Source_20_Text"><text:s text:c="2"/>constructor(options) {</text:span></text:p>
      <text:p text:style-name="P8"><text:span text:style-name="Source_20_Text"><text:s text:c="4"/>super(options)</text:span></text:p>
      <text:p text:style-name="P8"><text:span text:style-name="Source_20_Text"><text:s text:c="4"/>this.role = 'admin'</text:span></text:p>
      <text:p text:style-name="P8"><text:span text:style-name="Source_20_Text"><text:s text:c="2"/>}</text:span></text:p>
      <text:p text:style-name="P25"><text:span text:style-name="Source_20_Text">}</text:span></text:p>
      <text:p text:style-name="P3"/>
      <text:h text:style-name="P2" text:outline-level="2">Ключевой ответ (суть)</text:h>
      <text:p text:style-name="P27"><text:span text:style-name="Strong_20_Emphasis"><text:span text:style-name="Source_20_Text">options</text:span></text:span><text:span text:style-name="Strong_20_Emphasis"> — это ОДИН объект,<text:line-break/>который содержит все данные для родителя</text:span></text:p>
      <text:p text:style-name="P10"><text:span text:style-name="Source_20_Text">User</text:span> ожидает <text:span text:style-name="Strong_20_Emphasis">объект</text:span>, а не отдельные аргументы.</text:p>
      <text:p text:style-name="P3"/>
      <text:h text:style-name="P2" text:outline-level="2">Разберём по шагам</text:h>
      <text:h text:style-name="P4" text:outline-level="3">1️⃣ Что ждёт <text:span text:style-name="Source_20_Text">User</text:span></text:h>
      <text:p text:style-name="P34"><text:span text:style-name="Source_20_Text">constructor({ name, age }) { ... }</text:span></text:p>
      <text:p text:style-name="P10">Это означает:</text:p>
      <text:p text:style-name="P27">«Мне придёт ОДИН объект,<text:line-break/>и я возьму из него <text:span text:style-name="Source_20_Text">name</text:span> и <text:span text:style-name="Source_20_Text">age</text:span>»</text:p>
      <text:p text:style-name="P10">Пример корректного вызова:</text:p>
      <text:p text:style-name="P34"><text:span text:style-name="Source_20_Text">new User({ name: "Alex", age: 30 })</text:span></text:p>
      <text:p text:style-name="P3"/>
      <text:h text:style-name="P4" text:outline-level="3">2️⃣ Что получает <text:span text:style-name="Source_20_Text">Admin</text:span></text:h>
      <text:p text:style-name="P34"><text:span text:style-name="Source_20_Text">new Admin({ name: "Alex", age: 30 })</text:span></text:p>
      <text:p text:style-name="P10">В <text:span text:style-name="Source_20_Text">Admin</text:span>:</text:p>
      <text:p text:style-name="P34"><text:span text:style-name="Source_20_Text">constructor(options) {</text:span></text:p>
      <text:p text:style-name="P10"><text:span text:style-name="Source_20_Text">options</text:span> = <text:span text:style-name="Source_20_Text">{ name: "Alex", age: 30 }</text:span></text:p>
      <text:p text:style-name="P3"/>
      <text:h text:style-name="P4" text:outline-level="3"><text:soft-page-break/>3️⃣ Зачем передавать <text:span text:style-name="Source_20_Text">options</text:span> целиком в <text:span text:style-name="Source_20_Text">super</text:span></text:h>
      <text:p text:style-name="P34"><text:span text:style-name="Source_20_Text">super(options)</text:span></text:p>
      <text:p text:style-name="P10">Потому что:</text:p>
      <text:list text:style-name="L35">
        <text:list-item>
          <text:p text:style-name="P61"><text:span text:style-name="Source_20_Text">User</text:span> <text:span text:style-name="Strong_20_Emphasis">ожидает объект</text:span></text:p>
        </text:list-item>
        <text:list-item>
          <text:p text:style-name="P61"><text:span text:style-name="Source_20_Text">User</text:span> сам знает, какие поля из него взять</text:p>
        </text:list-item>
        <text:list-item>
          <text:p text:style-name="P61"><text:span text:style-name="Source_20_Text">Admin</text:span> <text:span text:style-name="Strong_20_Emphasis">не обязан знать структуру User</text:span></text:p>
        </text:list-item>
      </text:list>
      <text:p text:style-name="P10">Это <text:span text:style-name="Strong_20_Emphasis">очень важно</text:span>.</text:p>
      <text:p text:style-name="P3"/>
      <text:h text:style-name="P2" text:outline-level="2">Что будет, если написать НЕ так</text:h>
      <text:h text:style-name="P4" text:outline-level="3">❌ Плохо (жёсткая связь)</text:h>
      <text:p text:style-name="P24"><text:span text:style-name="Source_20_Text">class Admin extends User {</text:span></text:p>
      <text:p text:style-name="P8"><text:span text:style-name="Source_20_Text"><text:s text:c="2"/>constructor({ name, age }) {</text:span></text:p>
      <text:p text:style-name="P8"><text:span text:style-name="Source_20_Text"><text:s text:c="4"/>super({ name, age })</text:span></text:p>
      <text:p text:style-name="P8"><text:span text:style-name="Source_20_Text"><text:s text:c="4"/>this.role = 'admin'</text:span></text:p>
      <text:p text:style-name="P8"><text:span text:style-name="Source_20_Text"><text:s text:c="2"/>}</text:span></text:p>
      <text:p text:style-name="P25"><text:span text:style-name="Source_20_Text">}</text:span></text:p>
      <text:p text:style-name="P10">Почему плохо:</text:p>
      <text:list text:style-name="L36">
        <text:list-item>
          <text:p text:style-name="P62"><text:span text:style-name="Source_20_Text">Admin</text:span> теперь знает внутренности <text:span text:style-name="Source_20_Text">User</text:span></text:p>
        </text:list-item>
        <text:list-item>
          <text:p text:style-name="P62">если <text:span text:style-name="Source_20_Text">User</text:span> изменится — <text:span text:style-name="Source_20_Text">Admin</text:span> сломается</text:p>
        </text:list-item>
      </text:list>
      <text:p text:style-name="P3"/>
      <text:h text:style-name="P4" text:outline-level="3">❌ Плохо (не сработает)</text:h>
      <text:p text:style-name="P34"><text:span text:style-name="Source_20_Text">super(name, age) // ❌ User ждёт объект</text:span></text:p>
      <text:p text:style-name="P3"/>
      <text:h text:style-name="P2" text:outline-level="2">Почему этот паттерн любят в проде</text:h>
      <text:h text:style-name="P4" text:outline-level="3">✅ Плюсы</text:h>
      <text:list text:style-name="L37">
        <text:list-item>
          <text:p text:style-name="P63">гибко</text:p>
        </text:list-item>
        <text:list-item>
          <text:p text:style-name="P63">легко расширять</text:p>
        </text:list-item>
        <text:list-item>
          <text:p text:style-name="P63">не нужно менять сигнатуры</text:p>
        </text:list-item>
        <text:list-item>
          <text:p text:style-name="P63">меньше ошибок с порядком аргументов</text:p>
        </text:list-item>
      </text:list>
      <text:p text:style-name="P3"/>
      <text:h text:style-name="P2" text:outline-level="2"><text:soft-page-break/>Аналогия 🧠</text:h>
      <text:p text:style-name="P10">Представь:</text:p>
      <text:list text:style-name="L38">
        <text:list-item>
          <text:p text:style-name="P64"><text:span text:style-name="Source_20_Text">User</text:span> принимает <text:span text:style-name="Strong_20_Emphasis">конверт</text:span></text:p>
        </text:list-item>
        <text:list-item>
          <text:p text:style-name="P64">внутри конверта лежат данные</text:p>
        </text:list-item>
        <text:list-item>
          <text:p text:style-name="P64"><text:span text:style-name="Source_20_Text">Admin</text:span> просто <text:span text:style-name="Strong_20_Emphasis">передаёт конверт дальше</text:span></text:p>
        </text:list-item>
        <text:list-item>
          <text:p text:style-name="P64">не вскрывая его</text:p>
        </text:list-item>
      </text:list>
      <text:p text:style-name="P3"/>
      <text:h text:style-name="P2" text:outline-level="2">Самая короткая формула</text:h>
      <text:p text:style-name="P27"><text:span text:style-name="Strong_20_Emphasis"><text:span text:style-name="Source_20_Text">options</text:span></text:span><text:span text:style-name="Strong_20_Emphasis"> — это “пакет данных” для родителя</text:span></text:p>
      <text:p text:style-name="P3"/>
      <text:h text:style-name="P2" text:outline-level="2">Итог</text:h>
      <text:list text:style-name="L39">
        <text:list-item>
          <text:p text:style-name="P65"><text:span text:style-name="Source_20_Text">User</text:span> принимает объект</text:p>
        </text:list-item>
        <text:list-item>
          <text:p text:style-name="P65"><text:span text:style-name="Source_20_Text">Admin</text:span> принимает тот же объект</text:p>
        </text:list-item>
        <text:list-item>
          <text:p text:style-name="P65"><text:span text:style-name="Source_20_Text">Admin</text:span> просто передаёт его в <text:span text:style-name="Source_20_Text">super</text:span></text:p>
        </text:list-item>
        <text:list-item>
          <text:p text:style-name="P65"><text:span text:style-name="Source_20_Text">User</text:span> сам разбирает, что ему нужно</text:p>
        </text:list-item>
      </text:list>
      <text:p text:style-name="P41">class User { constructor(name) { this.name = name } } class Admin extends User { constructor( level) { super(name) this.level = level } } если сделать так ? </text:p>
      <text:p text:style-name="P10">Отличный пример 👍<text:line-break/>Давай разберём <text:span text:style-name="Strong_20_Emphasis">строго по фактам</text:span>, что будет, если написать ТАК.</text:p>
      <text:p text:style-name="P24"><text:span text:style-name="Source_20_Text">class User {</text:span></text:p>
      <text:p text:style-name="P8"><text:span text:style-name="Source_20_Text"><text:s text:c="2"/>constructor(name) {</text:span></text:p>
      <text:p text:style-name="P8"><text:span text:style-name="Source_20_Text"><text:s text:c="4"/>this.name = name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8"><text:span text:style-name="Source_20_Text">class Admin extends User {</text:span></text:p>
      <text:p text:style-name="P8"><text:span text:style-name="Source_20_Text"><text:s text:c="2"/>constructor(level) { </text:span></text:p>
      <text:p text:style-name="P8"><text:span text:style-name="Source_20_Text"><text:s text:c="4"/>super(name)</text:span></text:p>
      <text:p text:style-name="P8"><text:span text:style-name="Source_20_Text"><text:s text:c="4"/>this.level = level</text:span></text:p>
      <text:p text:style-name="P8"><text:span text:style-name="Source_20_Text"><text:s text:c="2"/>}</text:span></text:p>
      <text:p text:style-name="P25"><text:span text:style-name="Source_20_Text">}</text:span></text:p>
      <text:p text:style-name="P3"/>
      <text:h text:style-name="P2" text:outline-level="2">Короткий ответ</text:h>
      <text:p text:style-name="P10">❌ <text:span text:style-name="Strong_20_Emphasis">Такой код НЕ работает</text:span><text:line-break/>Ты получишь <text:span text:style-name="Strong_20_Emphasis">ошибку</text:span>.</text:p>
      <text:p text:style-name="P3"/>
      <text:h text:style-name="P2" text:outline-level="2"><text:soft-page-break/>Какая именно ошибка и почему</text:h>
      <text:p text:style-name="P10">Ошибка будет такая:</text:p>
      <text:p text:style-name="P34"><text:span text:style-name="Source_20_Text">ReferenceError: name is not defined</text:span></text:p>
      <text:p text:style-name="P3"/>
      <text:h text:style-name="P2" text:outline-level="2">Почему возникает ошибка (очень важно)</text:h>
      <text:p text:style-name="P10">Посмотри внимательно на <text:span text:style-name="Source_20_Text">Admin</text:span>:</text:p>
      <text:p text:style-name="P24"><text:span text:style-name="Source_20_Text">constructor(level) { </text:span></text:p>
      <text:p text:style-name="P8"><text:span text:style-name="Source_20_Text"><text:s text:c="2"/>super(name)</text:span></text:p>
      <text:p text:style-name="P25"><text:span text:style-name="Source_20_Text">}</text:span></text:p>
      <text:h text:style-name="P4" text:outline-level="3">Вопрос: <text:span text:style-name="Strong_20_Emphasis">откуда взялся </text:span><text:span text:style-name="Strong_20_Emphasis"><text:span text:style-name="Source_20_Text">name</text:span></text:span><text:span text:style-name="Strong_20_Emphasis">?</text:span></text:h>
      <text:list text:style-name="L40">
        <text:list-item>
          <text:p text:style-name="P66">❌ в параметрах <text:span text:style-name="Source_20_Text">constructor</text:span> его нет</text:p>
        </text:list-item>
        <text:list-item>
          <text:p text:style-name="P66">❌ переменной <text:span text:style-name="Source_20_Text">name</text:span> внутри функции нет</text:p>
        </text:list-item>
        <text:list-item>
          <text:p text:style-name="P66">❌ глобальной переменной <text:span text:style-name="Source_20_Text">name</text:span> тоже нет</text:p>
        </text:list-item>
      </text:list>
      <text:p text:style-name="P10">👉 <text:span text:style-name="Strong_20_Emphasis">JS не знает, что такое </text:span><text:span text:style-name="Strong_20_Emphasis"><text:span text:style-name="Source_20_Text">name</text:span></text:span></text:p>
      <text:p text:style-name="P3"/>
      <text:h text:style-name="P2" text:outline-level="2">Очень важно понять 🧠</text:h>
      <text:h text:style-name="P4" text:outline-level="3">❌ Ошибочная логика</text:h>
      <text:p text:style-name="P27">«<text:span text:style-name="Source_20_Text">name</text:span> есть в <text:span text:style-name="Source_20_Text">User</text:span>, значит можно его использовать»</text:p>
      <text:h text:style-name="P4" text:outline-level="3">✅ Реальность</text:h>
      <text:p text:style-name="P27"><text:span text:style-name="Strong_20_Emphasis"><text:span text:style-name="Source_20_Text">User</text:span></text:span><text:span text:style-name="Strong_20_Emphasis"> знает про </text:span><text:span text:style-name="Strong_20_Emphasis"><text:span text:style-name="Source_20_Text">name</text:span></text:span><text:span text:style-name="Strong_20_Emphasis"> ТОЛЬКО если ты его передал</text:span></text:p>
      <text:p text:style-name="P10"><text:span text:style-name="Source_20_Text">Admin</text:span> — это <text:span text:style-name="Strong_20_Emphasis">другая функция</text:span>.<text:line-break/>Переменные между функциями <text:span text:style-name="Strong_20_Emphasis">НЕ передаются автоматически</text:span>.</text:p>
      <text:p text:style-name="P3"/>
      <text:h text:style-name="P2" text:outline-level="2">Как ПРАВИЛЬНО</text:h>
      <text:h text:style-name="P4" text:outline-level="3">Вариант 1 — передать <text:span text:style-name="Source_20_Text">name</text:span> явно (нормально)</text:h>
      <text:p text:style-name="P24"><text:span text:style-name="Source_20_Text">class Admin extends User {</text:span></text:p>
      <text:p text:style-name="P8"><text:span text:style-name="Source_20_Text"><text:s text:c="2"/>constructor(name, level) {</text:span></text:p>
      <text:p text:style-name="P8"><text:span text:style-name="Source_20_Text"><text:s text:c="4"/>super(name)</text:span></text:p>
      <text:p text:style-name="P8"><text:span text:style-name="Source_20_Text"><text:s text:c="4"/>this.level = level</text:span></text:p>
      <text:p text:style-name="P8"><text:span text:style-name="Source_20_Text"><text:s text:c="2"/>}</text:span></text:p>
      <text:p text:style-name="P25"><text:span text:style-name="Source_20_Text">}</text:span></text:p>
      <text:p text:style-name="P34"><text:span text:style-name="Source_20_Text">new Admin("Alex", 1)</text:span></text:p>
      <text:p text:style-name="P3"><text:soft-page-break/></text:p>
      <text:h text:style-name="P4" text:outline-level="3">Вариант 2 — если <text:span text:style-name="Source_20_Text">Admin</text:span> НЕ должен принимать name (редко)</text:h>
      <text:p text:style-name="P24"><text:span text:style-name="Source_20_Text">class Admin extends User {</text:span></text:p>
      <text:p text:style-name="P8"><text:span text:style-name="Source_20_Text"><text:s text:c="2"/>constructor(level) {</text:span></text:p>
      <text:p text:style-name="P8"><text:span text:style-name="Source_20_Text"><text:s text:c="4"/>super("default name")</text:span></text:p>
      <text:p text:style-name="P8"><text:span text:style-name="Source_20_Text"><text:s text:c="4"/>this.level = level</text:span></text:p>
      <text:p text:style-name="P8"><text:span text:style-name="Source_20_Text"><text:s text:c="2"/>}</text:span></text:p>
      <text:p text:style-name="P25"><text:span text:style-name="Source_20_Text">}</text:span></text:p>
      <text:p text:style-name="P3"/>
      <text:h text:style-name="P2" text:outline-level="2">Почему JS так устроен (1 мысль)</text:h>
      <text:p text:style-name="P27"><text:span text:style-name="Strong_20_Emphasis">Наследование передаёт КОД,<text:line-break/>но НЕ передаёт ДАННЫЕ</text:span></text:p>
      <text:p text:style-name="P10">Данные нужно передавать <text:span text:style-name="Strong_20_Emphasis">аргументами</text:span>.</text:p>
      <text:p text:style-name="P3"/>
      <text:h text:style-name="P2" text:outline-level="2">Аналогия (очень простая)</text:h>
      <text:p text:style-name="P24"><text:span text:style-name="Source_20_Text">function parent(x) {</text:span></text:p>
      <text:p text:style-name="P8"><text:span text:style-name="Source_20_Text"><text:s text:c="2"/>console.log(x)</text:span></text:p>
      <text:p text:style-name="P8"><text:span text:style-name="Source_20_Text">}</text:span></text:p>
      <text:p text:style-name="P8"/>
      <text:p text:style-name="P8"><text:span text:style-name="Source_20_Text">function child() {</text:span></text:p>
      <text:p text:style-name="P8"><text:span text:style-name="Source_20_Text"><text:s text:c="2"/>parent(x) // ❌ x не существует</text:span></text:p>
      <text:p text:style-name="P25"><text:span text:style-name="Source_20_Text">}</text:span></text:p>
      <text:p text:style-name="P10">То же самое, что у тебя с <text:span text:style-name="Source_20_Text">super(name)</text:span>.</text:p>
      <text:p text:style-name="P3"/>
      <text:h text:style-name="P2" text:outline-level="2">Итог одной строкой</text:h>
      <text:p text:style-name="P27"><text:span text:style-name="Strong_20_Emphasis">Если используешь </text:span><text:span text:style-name="Strong_20_Emphasis"><text:span text:style-name="Source_20_Text">name</text:span></text:span><text:span text:style-name="Strong_20_Emphasis"> — ты обязан его принять параметром</text:span></text:p>
      <text:h text:style-name="P2" text:outline-level="2">Твой текущий код (по скрину)</text:h>
      <text:p text:style-name="P24"><text:span text:style-name="Source_20_Text">class User {</text:span></text:p>
      <text:p text:style-name="P8"><text:span text:style-name="Source_20_Text"><text:s text:c="2"/>constructor(name) {</text:span></text:p>
      <text:p text:style-name="P8"><text:span text:style-name="Source_20_Text"><text:s text:c="4"/>this.name = name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8"><text:span text:style-name="Source_20_Text">class Admin extends User {</text:span></text:p>
      <text:p text:style-name="P8"><text:span text:style-name="Source_20_Text"><text:s text:c="2"/>constructor(name, level) {</text:span></text:p>
      <text:p text:style-name="P8"><text:span text:style-name="Source_20_Text"><text:s text:c="4"/>super() <text:s text:c="13"/>// ← ВОТ ПРОБЛЕМА</text:span></text:p>
      <text:p text:style-name="P8"><text:span text:style-name="Source_20_Text"><text:s text:c="4"/>this.level = level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25"><text:span text:style-name="Source_20_Text">const u1 = new Admin('bob', 'aboba')</text:span></text:p>
      <text:p text:style-name="P10"><text:soft-page-break/>Результат:</text:p>
      <text:p text:style-name="P34"><text:span text:style-name="Source_20_Text">Admin { name: undefined, level: 'aboba' }</text:span></text:p>
      <text:p text:style-name="P3"/>
      <text:h text:style-name="P2" text:outline-level="2">Почему <text:span text:style-name="Source_20_Text">level</text:span> = <text:span text:style-name="Source_20_Text">'aboba'</text:span> (это понятно)</text:h>
      <text:p text:style-name="P24"><text:span text:style-name="Source_20_Text">constructor(name, level) {</text:span></text:p>
      <text:p text:style-name="P8"><text:span text:style-name="Source_20_Text"><text:s text:c="2"/>// name = 'bob'</text:span></text:p>
      <text:p text:style-name="P8"><text:span text:style-name="Source_20_Text"><text:s text:c="2"/>// level = 'aboba'</text:span></text:p>
      <text:p text:style-name="P8"><text:span text:style-name="Source_20_Text"><text:s text:c="2"/>this.level = level</text:span></text:p>
      <text:p text:style-name="P25"><text:span text:style-name="Source_20_Text">}</text:span></text:p>
      <text:p text:style-name="P10">✔ <text:span text:style-name="Source_20_Text">level</text:span> ты присвоил — всё ок.</text:p>
      <text:p text:style-name="P3"/>
      <text:h text:style-name="P2" text:outline-level="2">А вот почему <text:span text:style-name="Source_20_Text">name = undefined</text:span> 👇</text:h>
      <text:h text:style-name="P4" text:outline-level="3">Ключевая строка</text:h>
      <text:p text:style-name="P34"><text:span text:style-name="Source_20_Text">super()</text:span></text:p>
      <text:p text:style-name="P10">Ты <text:span text:style-name="Strong_20_Emphasis">вызвал constructor родителя БЕЗ аргументов</text:span>.</text:p>
      <text:p text:style-name="P10">Это означает, что JS сделал вот это:</text:p>
      <text:p text:style-name="P34"><text:span text:style-name="Source_20_Text">User.constructor(undefined)</text:span></text:p>
      <text:p text:style-name="P10">А в <text:span text:style-name="Source_20_Text">User</text:span>:</text:p>
      <text:p text:style-name="P34"><text:span text:style-name="Source_20_Text">this.name = undefined</text:span></text:p>
      <text:p text:style-name="P10">➡️ поэтому <text:span text:style-name="Source_20_Text">name</text:span> стал <text:span text:style-name="Source_20_Text">undefined</text:span>.</text:p>
      <text:p text:style-name="P3"/>
      <text:h text:style-name="P2" text:outline-level="2">ВАЖНОЕ ПРАВИЛО 🧠</text:h>
      <text:p text:style-name="P27"><text:span text:style-name="Strong_20_Emphasis"><text:span text:style-name="Source_20_Text">super()</text:span></text:span><text:span text:style-name="Strong_20_Emphasis"> НЕ “знает” аргументы </text:span><text:span text:style-name="Strong_20_Emphasis"><text:span text:style-name="Source_20_Text">Admin</text:span></text:span><text:span text:style-name="Strong_20_Emphasis"> автоматически</text:span><text:line-break/>Их нужно передать ЯВНО.</text:p>
      <text:p text:style-name="P3"/>
      <text:h text:style-name="P2" text:outline-level="2">Как правильно ✅</text:h>
      <text:p text:style-name="P10">Нужно передать <text:span text:style-name="Source_20_Text">name</text:span> в <text:span text:style-name="Source_20_Text">super</text:span>:</text:p>
      <text:p text:style-name="P24"><text:span text:style-name="Source_20_Text">class Admin extends User {</text:span></text:p>
      <text:p text:style-name="P8"><text:span text:style-name="Source_20_Text"><text:s text:c="2"/>constructor(name, level) {</text:span></text:p>
      <text:p text:style-name="P8"><text:span text:style-name="Source_20_Text"><text:s text:c="4"/>super(name) <text:s text:c="9"/>// ✅ передали name родителю</text:span></text:p>
      <text:p text:style-name="P8"><text:span text:style-name="Source_20_Text"><text:s text:c="4"/>this.level = level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25"><text:soft-page-break/><text:span text:style-name="Source_20_Text">const u1 = new Admin('bob', 'aboba')</text:span></text:p>
      <text:p text:style-name="P10">Результат:</text:p>
      <text:p text:style-name="P34"><text:span text:style-name="Source_20_Text">Admin { name: 'bob', level: 'aboba' }</text:span></text:p>
      <text:p text:style-name="P3"/>
      <text:h text:style-name="P2" text:outline-level="2">Почему JS так сделан (коротко)</text:h>
      <text:p text:style-name="P10">Потому что:</text:p>
      <text:list text:style-name="L41">
        <text:list-item>
          <text:p text:style-name="P67"><text:span text:style-name="Source_20_Text">constructor</text:span> — обычная функция</text:p>
        </text:list-item>
        <text:list-item>
          <text:p text:style-name="P67">аргументы <text:span text:style-name="Strong_20_Emphasis">не телепортируются</text:span></text:p>
        </text:list-item>
        <text:list-item>
          <text:p text:style-name="P67">если не передал → <text:span text:style-name="Source_20_Text">undefined</text:span></text:p>
        </text:list-item>
      </text:list>
      <text:p text:style-name="P10">То же самое с обычными функциями:</text:p>
      <text:p text:style-name="P24"><text:span text:style-name="Source_20_Text">function f(x) {</text:span></text:p>
      <text:p text:style-name="P8"><text:span text:style-name="Source_20_Text"><text:s text:c="2"/>console.log(x)</text:span></text:p>
      <text:p text:style-name="P8"><text:span text:style-name="Source_20_Text">}</text:span></text:p>
      <text:p text:style-name="P8"/>
      <text:p text:style-name="P25"><text:span text:style-name="Source_20_Text">f() // undefined</text:span></text:p>
      <text:p text:style-name="P3"/>
      <text:h text:style-name="P2" text:outline-level="2">Самая короткая формула</text:h>
      <text:p text:style-name="P27"><text:span text:style-name="Strong_20_Emphasis"><text:span text:style-name="Source_20_Text">super()</text:span></text:span><text:span text:style-name="Strong_20_Emphasis"> без аргументов = родитель ничего не получил</text:span></text:p>
      <text:p text:style-name="P3"/>
      <text:h text:style-name="P2" text:outline-level="2">Итог</text:h>
      <text:list text:style-name="L42">
        <text:list-item>
          <text:p text:style-name="P68"><text:span text:style-name="Source_20_Text">new Admin('bob', 'aboba')</text:span> ✔</text:p>
        </text:list-item>
        <text:list-item>
          <text:p text:style-name="P68"><text:span text:style-name="Source_20_Text">super()</text:span> ❌</text:p>
        </text:list-item>
        <text:list-item>
          <text:p text:style-name="P68"><text:span text:style-name="Source_20_Text">super(name)</text:span> ✅</text:p>
        </text:list-item>
      </text:list>
      <text:h text:style-name="P2" text:outline-level="2">Что не так в твоём коде</text:h>
      <text:p text:style-name="P24"><text:span text:style-name="Source_20_Text">class Admin extends User {</text:span></text:p>
      <text:p text:style-name="P8"><text:span text:style-name="Source_20_Text"><text:s text:c="2"/>lastName = 'Aboba'</text:span></text:p>
      <text:p text:style-name="P8"><text:span text:style-name="Source_20_Text"><text:s text:c="2"/>constructor(lastName){</text:span></text:p>
      <text:p text:style-name="P8"><text:span text:style-name="Source_20_Text"><text:s text:c="4"/>this.lastName = lastName <text:s text:c="2"/>// ❌ ОШИБКА</text:span></text:p>
      <text:p text:style-name="P8"><text:span text:style-name="Source_20_Text"><text:s text:c="2"/>}</text:span></text:p>
      <text:p text:style-name="P25"><text:span text:style-name="Source_20_Text">}</text:span></text:p>
      <text:p text:style-name="P10">❌ <text:span text:style-name="Strong_20_Emphasis">Нельзя использовать </text:span><text:span text:style-name="Strong_20_Emphasis"><text:span text:style-name="Source_20_Text">this</text:span></text:span><text:span text:style-name="Strong_20_Emphasis"> в наследнике, пока не вызван </text:span><text:span text:style-name="Strong_20_Emphasis"><text:span text:style-name="Source_20_Text">super()</text:span></text:span></text:p>
      <text:p text:style-name="P10">JS выдаст ошибку:</text:p>
      <text:p text:style-name="P27"><text:span text:style-name="Strong_20_Emphasis">Must call super constructor before accessing 'this'</text:span></text:p>
      <text:p text:style-name="P3"><text:soft-page-break/></text:p>
      <text:h text:style-name="P2" text:outline-level="2">Почему так</text:h>
      <text:list text:style-name="L43">
        <text:list-item>
          <text:p text:style-name="P69"><text:span text:style-name="Source_20_Text">Admin</text:span> <text:span text:style-name="Strong_20_Emphasis">наследуется</text:span> от <text:span text:style-name="Source_20_Text">User</text:span></text:p>
        </text:list-item>
        <text:list-item>
          <text:p text:style-name="P69"><text:span text:style-name="Source_20_Text">User</text:span> имеет <text:span text:style-name="Source_20_Text">constructor</text:span></text:p>
        </text:list-item>
        <text:list-item>
          <text:p text:style-name="P69">Значит:</text:p>
          <text:list>
            <text:list-item>
              <text:p text:style-name="P69">сначала должен выполниться <text:span text:style-name="Strong_20_Emphasis">constructor родителя</text:span></text:p>
            </text:list-item>
            <text:list-item>
              <text:p text:style-name="P69">только потом можно работать с <text:span text:style-name="Source_20_Text">this</text:span></text:p>
            </text:list-item>
          </text:list>
        </text:list-item>
      </text:list>
      <text:p text:style-name="P10"><text:span text:style-name="Source_20_Text">super()</text:span> — это и есть вызов <text:span text:style-name="Source_20_Text">User.constructor(...)</text:span>.</text:p>
      <text:p text:style-name="P3"/>
      <text:h text:style-name="P2" text:outline-level="2">Как исправить ✅</text:h>
      <text:h text:style-name="P4" text:outline-level="3">Вариант 1: правильно вызываем <text:span text:style-name="Source_20_Text">super</text:span></text:h>
      <text:p text:style-name="P24"><text:span text:style-name="Source_20_Text">class User {</text:span></text:p>
      <text:p text:style-name="P8"><text:span text:style-name="Source_20_Text"><text:s text:c="2"/>name = 'Anonym'</text:span></text:p>
      <text:p text:style-name="P8"><text:span text:style-name="Source_20_Text"><text:s text:c="2"/>constructor(name) {</text:span></text:p>
      <text:p text:style-name="P8"><text:span text:style-name="Source_20_Text"><text:s text:c="4"/>this.name = name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8"><text:span text:style-name="Source_20_Text">class Admin extends User {</text:span></text:p>
      <text:p text:style-name="P8"><text:span text:style-name="Source_20_Text"><text:s text:c="2"/>lastName = 'Aboba'</text:span></text:p>
      <text:p text:style-name="P8"><text:span text:style-name="Source_20_Text"><text:s text:c="2"/>constructor(name, lastName) {</text:span></text:p>
      <text:p text:style-name="P8"><text:span text:style-name="Source_20_Text"><text:s text:c="4"/>super(name) <text:s text:c="9"/>// ✅ ОБЯЗАТЕЛЬНО</text:span></text:p>
      <text:p text:style-name="P8"><text:span text:style-name="Source_20_Text"><text:s text:c="4"/>this.lastName = lastName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8"><text:span text:style-name="Source_20_Text">const u1 = new Admin('213', 'Aboba')</text:span></text:p>
      <text:p text:style-name="P25"><text:span text:style-name="Source_20_Text">console.log(u1)</text:span></text:p>
      <text:p text:style-name="P3"/>
      <text:h text:style-name="P4" text:outline-level="3">Вариант 2: вообще не писать constructor в Admin (проще)</text:h>
      <text:p text:style-name="P24"><text:span text:style-name="Source_20_Text">class Admin extends User {</text:span></text:p>
      <text:p text:style-name="P8"><text:span text:style-name="Source_20_Text"><text:s text:c="2"/>lastName = 'Aboba'</text:span></text:p>
      <text:p text:style-name="P8"><text:span text:style-name="Source_20_Text">}</text:span></text:p>
      <text:p text:style-name="P8"/>
      <text:p text:style-name="P8"><text:span text:style-name="Source_20_Text">const u1 = new Admin('213')</text:span></text:p>
      <text:p text:style-name="P25"><text:span text:style-name="Source_20_Text">console.log(u1)</text:span></text:p>
      <text:p text:style-name="P10">➡️ JS сам сделает:</text:p>
      <text:p text:style-name="P24"><text:span text:style-name="Source_20_Text">constructor(...args) {</text:span></text:p>
      <text:p text:style-name="P8"><text:span text:style-name="Source_20_Text"><text:s text:c="2"/>super(...args)</text:span></text:p>
      <text:p text:style-name="P25"><text:span text:style-name="Source_20_Text">}</text:span></text:p>
      <text:p text:style-name="P3"/>
      <text:h text:style-name="P2" text:outline-level="2"><text:soft-page-break/>Важный момент про поля класса</text:h>
      <text:p text:style-name="P24"><text:span text:style-name="Source_20_Text">name = 'Anonym'</text:span></text:p>
      <text:p text:style-name="P25"><text:span text:style-name="Source_20_Text">lastName = 'Aboba'</text:span></text:p>
      <text:p text:style-name="P10">Они <text:span text:style-name="Strong_20_Emphasis">НЕ заменяют constructor</text:span><text:line-break/>Они выполняются <text:span text:style-name="Strong_20_Emphasis">ПОСЛЕ </text:span><text:span text:style-name="Strong_20_Emphasis"><text:span text:style-name="Source_20_Text">super()</text:span></text:span></text:p>
      <text:p text:style-name="P10">Фактически JS делает так:</text:p>
      <text:p text:style-name="P24"><text:span text:style-name="Source_20_Text">constructor(...) {</text:span></text:p>
      <text:p text:style-name="P8"><text:span text:style-name="Source_20_Text"><text:s text:c="2"/>super(...)</text:span></text:p>
      <text:p text:style-name="P8"><text:span text:style-name="Source_20_Text"><text:s text:c="2"/>this.lastName = 'Aboba'</text:span></text:p>
      <text:p text:style-name="P25"><text:span text:style-name="Source_20_Text">}</text:span></text:p>
      <text:p text:style-name="P3"/>
      <text:h text:style-name="P2" text:outline-level="2">Короткое правило (очень важно)</text:h>
      <text:p text:style-name="P10">🔴 В наследнике:</text:p>
      <text:list text:style-name="L44">
        <text:list-item>
          <text:p text:style-name="P70">есть <text:span text:style-name="Source_20_Text">constructor</text:span></text:p>
        </text:list-item>
        <text:list-item>
          <text:p text:style-name="P70">используется <text:span text:style-name="Source_20_Text">this</text:span></text:p>
        </text:list-item>
      </text:list>
      <text:p text:style-name="P10">➡️ <text:span text:style-name="Strong_20_Emphasis"><text:span text:style-name="Source_20_Text">super()</text:span></text:span><text:span text:style-name="Strong_20_Emphasis"> должен быть первой строкой</text:span></text:p>
      <text:p text:style-name="P10">Коротко: <text:span text:style-name="Strong_20_Emphasis">это класс БЕЗ конструктора</text:span>, и в JavaScript <text:span text:style-name="Strong_20_Emphasis">это абсолютно нормально</text:span> 👍</text:p>
      <text:p text:style-name="P10">Разберём твой код:</text:p>
      <text:p text:style-name="P24"><text:span text:style-name="Source_20_Text">class User {</text:span></text:p>
      <text:p text:style-name="P8"><text:span text:style-name="Source_20_Text"><text:s text:c="2"/>name = 'Anonym'</text:span></text:p>
      <text:p text:style-name="P8"><text:span text:style-name="Source_20_Text">}</text:span></text:p>
      <text:p text:style-name="P8"/>
      <text:p text:style-name="P8"><text:span text:style-name="Source_20_Text">class Admin extends User {</text:span></text:p>
      <text:p text:style-name="P8"><text:span text:style-name="Source_20_Text"><text:s text:c="2"/>lastName = 'Aboba'</text:span></text:p>
      <text:p text:style-name="P8"><text:span text:style-name="Source_20_Text">}</text:span></text:p>
      <text:p text:style-name="P8"/>
      <text:p text:style-name="P8"><text:span text:style-name="Source_20_Text">const u1 = new Admin()</text:span></text:p>
      <text:p text:style-name="P25"><text:span text:style-name="Source_20_Text">console.log(u1)</text:span></text:p>
      <text:p text:style-name="P3"/>
      <text:h text:style-name="P2" text:outline-level="2">Что здесь происходит на самом деле</text:h>
      <text:h text:style-name="P4" text:outline-level="3">1️⃣ Конструктора <text:span text:style-name="Strong_20_Emphasis">нет</text:span>, но он <text:span text:style-name="Strong_20_Emphasis">есть неявно</text:span></text:h>
      <text:p text:style-name="P10">JS <text:span text:style-name="Strong_20_Emphasis">автоматически добавляет</text:span> такой конструктор:</text:p>
      <text:p text:style-name="P24"><text:span text:style-name="Source_20_Text">class Admin extends User {</text:span></text:p>
      <text:p text:style-name="P8"><text:span text:style-name="Source_20_Text"><text:s text:c="2"/>constructor(...args) {</text:span></text:p>
      <text:p text:style-name="P8"><text:span text:style-name="Source_20_Text"><text:s text:c="4"/>super(...args);</text:span></text:p>
      <text:p text:style-name="P8"><text:span text:style-name="Source_20_Text"><text:s text:c="2"/>}</text:span></text:p>
      <text:p text:style-name="P25"><text:span text:style-name="Source_20_Text">}</text:span></text:p>
      <text:p text:style-name="P10">👉 Поэтому:</text:p>
      <text:list text:style-name="L45">
        <text:list-item>
          <text:p text:style-name="P71"><text:soft-page-break/><text:span text:style-name="Source_20_Text">super()</text:span> вызывается автоматически</text:p>
        </text:list-item>
        <text:list-item>
          <text:p text:style-name="P71">ошибки нет</text:p>
        </text:list-item>
        <text:list-item>
          <text:p text:style-name="P71">наследование работает</text:p>
        </text:list-item>
      </text:list>
      <text:p text:style-name="P3"/>
      <text:h text:style-name="P4" text:outline-level="3">2️⃣ <text:span text:style-name="Source_20_Text">name</text:span> и <text:span text:style-name="Source_20_Text">lastName</text:span> — это <text:span text:style-name="Strong_20_Emphasis">поля класса</text:span>, а не конструктор</text:h>
      <text:p text:style-name="P24"><text:span text:style-name="Source_20_Text">name = 'Anonym'</text:span></text:p>
      <text:p text:style-name="P25"><text:span text:style-name="Source_20_Text">lastName = 'Aboba'</text:span></text:p>
      <text:p text:style-name="P10">Это <text:span text:style-name="Strong_20_Emphasis">class fields</text:span> (современный синтаксис JS).</text:p>
      <text:p text:style-name="P10">Они:</text:p>
      <text:list text:style-name="L46">
        <text:list-item>
          <text:p text:style-name="P72">создаются <text:span text:style-name="Strong_20_Emphasis">после вызова </text:span><text:span text:style-name="Strong_20_Emphasis"><text:span text:style-name="Source_20_Text">super()</text:span></text:span></text:p>
        </text:list-item>
        <text:list-item>
          <text:p text:style-name="P72">автоматически добавляются в <text:span text:style-name="Source_20_Text">this</text:span></text:p>
        </text:list-item>
      </text:list>
      <text:p text:style-name="P10">Эквивалент старого кода:</text:p>
      <text:p text:style-name="P24"><text:span text:style-name="Source_20_Text">class User {</text:span></text:p>
      <text:p text:style-name="P8"><text:span text:style-name="Source_20_Text"><text:s text:c="2"/>constructor() {</text:span></text:p>
      <text:p text:style-name="P8"><text:span text:style-name="Source_20_Text"><text:s text:c="4"/>this.name = 'Anonym';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8"><text:span text:style-name="Source_20_Text">class Admin extends User {</text:span></text:p>
      <text:p text:style-name="P8"><text:span text:style-name="Source_20_Text"><text:s text:c="2"/>constructor() {</text:span></text:p>
      <text:p text:style-name="P8"><text:span text:style-name="Source_20_Text"><text:s text:c="4"/>super();</text:span></text:p>
      <text:p text:style-name="P8"><text:span text:style-name="Source_20_Text"><text:s text:c="4"/>this.lastName = 'Aboba';</text:span></text:p>
      <text:p text:style-name="P8"><text:span text:style-name="Source_20_Text"><text:s text:c="2"/>}</text:span></text:p>
      <text:p text:style-name="P25"><text:span text:style-name="Source_20_Text">}</text:span></text:p>
      <text:p text:style-name="P3"/>
      <text:h text:style-name="P4" text:outline-level="3">3️⃣ Что будет в <text:span text:style-name="Source_20_Text">u1</text:span></text:h>
      <text:p text:style-name="P24"><text:span text:style-name="Source_20_Text">Admin {</text:span></text:p>
      <text:p text:style-name="P8"><text:span text:style-name="Source_20_Text"><text:s text:c="2"/>name: "Anonym",</text:span></text:p>
      <text:p text:style-name="P8"><text:span text:style-name="Source_20_Text"><text:s text:c="2"/>lastName: "Aboba"</text:span></text:p>
      <text:p text:style-name="P25"><text:span text:style-name="Source_20_Text">}</text:span></text:p>
      <text:p text:style-name="P10">✔ <text:span text:style-name="Source_20_Text">name</text:span> — от <text:span text:style-name="Source_20_Text">User</text:span><text:line-break/>✔ <text:span text:style-name="Source_20_Text">lastName</text:span> — от <text:span text:style-name="Source_20_Text">Admin</text:span></text:p>
      <text:p text:style-name="P3"/>
      <text:h text:style-name="P2" text:outline-level="2">Главное правило (запомни)</text:h>
      <text:p text:style-name="P27"><text:span text:style-name="Strong_20_Emphasis">Если ты НЕ пишешь constructor — JS всё сделает за тебя</text:span></text:p>
      <text:p text:style-name="P10">Но как только ты напишешь:</text:p>
      <text:p text:style-name="P24"><text:span text:style-name="Source_20_Text">constructor() {</text:span></text:p>
      <text:p text:style-name="P8"><text:span text:style-name="Source_20_Text"><text:s text:c="2"/>// ...</text:span></text:p>
      <text:p text:style-name="P25"><text:span text:style-name="Source_20_Text">}</text:span></text:p>
      <text:p text:style-name="P10"><text:soft-page-break/>➡️ <text:span text:style-name="Strong_20_Emphasis">ты ОБЯЗАН вызвать </text:span><text:span text:style-name="Strong_20_Emphasis"><text:span text:style-name="Source_20_Text">super()</text:span></text:span>, иначе будет ошибка.</text:p>
      <text:p text:style-name="P10"><text:span text:style-name="Strong_20_Emphasis">Нет, смысл не в том, чтобы всегда создавать только с дефолтными именами.</text:span><text:line-break/>Дефолтные значения — это просто <text:span text:style-name="Strong_20_Emphasis">значения по умолчанию</text:span>, если ты ничего не передал.</text:p>
      <text:p text:style-name="P10">Разберём наглядно.</text:p>
      <text:p text:style-name="P3"/>
      <text:h text:style-name="P2" text:outline-level="2">Что происходит СЕЙЧАС в твоём коде</text:h>
      <text:p text:style-name="P24"><text:span text:style-name="Source_20_Text">class User {</text:span></text:p>
      <text:p text:style-name="P8"><text:span text:style-name="Source_20_Text"><text:s text:c="2"/>name = 'Anonym'</text:span></text:p>
      <text:p text:style-name="P8"><text:span text:style-name="Source_20_Text">}</text:span></text:p>
      <text:p text:style-name="P8"/>
      <text:p text:style-name="P8"><text:span text:style-name="Source_20_Text">class Admin extends User {</text:span></text:p>
      <text:p text:style-name="P8"><text:span text:style-name="Source_20_Text"><text:s text:c="2"/>lastName = 'Aboba'</text:span></text:p>
      <text:p text:style-name="P8"><text:span text:style-name="Source_20_Text">}</text:span></text:p>
      <text:p text:style-name="P8"/>
      <text:p text:style-name="P8"><text:span text:style-name="Source_20_Text">const u1 = new Admin()</text:span></text:p>
      <text:p text:style-name="P25"><text:span text:style-name="Source_20_Text">console.log(u1)</text:span></text:p>
      <text:p text:style-name="P10">👉 Да, <text:span text:style-name="Strong_20_Emphasis">в этом виде</text:span>:</text:p>
      <text:list text:style-name="L47">
        <text:list-item>
          <text:p text:style-name="P73"><text:span text:style-name="Source_20_Text">name</text:span> всегда будет <text:span text:style-name="Source_20_Text">'Anonym'</text:span></text:p>
        </text:list-item>
        <text:list-item>
          <text:p text:style-name="P73"><text:span text:style-name="Source_20_Text">lastName</text:span> всегда будет <text:span text:style-name="Source_20_Text">'Aboba'</text:span></text:p>
        </text:list-item>
      </text:list>
      <text:p text:style-name="P10">Потому что ты <text:span text:style-name="Strong_20_Emphasis">ничего не передаёшь при создании объекта</text:span>.</text:p>
      <text:p text:style-name="P3"/>
      <text:h text:style-name="P2" text:outline-level="2">Зачем тогда это нужно на практике</text:h>
      <text:p text:style-name="P10">Обычно делают так:</text:p>
      <text:h text:style-name="P4" text:outline-level="3">✅ Через <text:span text:style-name="Source_20_Text">constructor</text:span></text:h>
      <text:p text:style-name="P24"><text:span text:style-name="Source_20_Text">class User {</text:span></text:p>
      <text:p text:style-name="P8"><text:span text:style-name="Source_20_Text"><text:s text:c="2"/>constructor(name = 'Anonym') {</text:span></text:p>
      <text:p text:style-name="P8"><text:span text:style-name="Source_20_Text"><text:s text:c="4"/>this.name = name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8"><text:span text:style-name="Source_20_Text">class Admin extends User {</text:span></text:p>
      <text:p text:style-name="P8"><text:span text:style-name="Source_20_Text"><text:s text:c="2"/>constructor(name, lastName = 'Aboba') {</text:span></text:p>
      <text:p text:style-name="P8"><text:span text:style-name="Source_20_Text"><text:s text:c="4"/>super(name) <text:s text:c="6"/>// передаём name в User</text:span></text:p>
      <text:p text:style-name="P8"><text:span text:style-name="Source_20_Text"><text:s text:c="4"/>this.lastName = lastName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8"><text:span text:style-name="Source_20_Text">const a1 = new Admin('Ivan', 'Petrov')</text:span></text:p>
      <text:p text:style-name="P8"><text:span text:style-name="Source_20_Text">const a2 = new Admin('Oleg')</text:span></text:p>
      <text:p text:style-name="P8"/>
      <text:p text:style-name="P8"><text:span text:style-name="Source_20_Text">console.log(a1)</text:span></text:p>
      <text:p text:style-name="P8"><text:span text:style-name="Source_20_Text">// { name: 'Ivan', lastName: 'Petrov' }</text:span></text:p>
      <text:p text:style-name="P8"/>
      <text:p text:style-name="P8"><text:span text:style-name="Source_20_Text">console.log(a2)</text:span></text:p>
      <text:p text:style-name="P25"><text:span text:style-name="Source_20_Text">// { name: 'Oleg', lastName: 'Aboba' }</text:span></text:p>
      <text:p text:style-name="P3"><text:soft-page-break/></text:p>
      <text:h text:style-name="P2" text:outline-level="2">Как это читать по-человечески</text:h>
      <text:p text:style-name="P27">«Если имя не передали — пусть будет <text:span text:style-name="Source_20_Text">'Anonym'</text:span><text:line-break/>Если фамилию не передали — пусть будет <text:span text:style-name="Source_20_Text">'Aboba'</text:span>»</text:p>
      <text:p text:style-name="P3"/>
      <text:h text:style-name="P2" text:outline-level="2">Зачем дефолтные значения вообще нужны</text:h>
      <text:list text:style-name="L48">
        <text:list-item>
          <text:p text:style-name="P74"><text:span text:style-name="Strong_20_Emphasis">Чтобы код не ломался</text:span></text:p>
        </text:list-item>
      </text:list>
      <text:p text:style-name="P24"><text:span text:style-name="Source_20_Text">new Admin()</text:span></text:p>
      <text:p text:style-name="P25"><text:span text:style-name="Source_20_Text">// без дефолта было бы undefined</text:span></text:p>
      <text:list text:style-name="L49">
        <text:list-item>
          <text:p text:style-name="P75"><text:span text:style-name="Strong_20_Emphasis">Чтобы задать разумное поведение</text:span><text:line-break/>Например:</text:p>
        </text:list-item>
      </text:list>
      <text:list text:style-name="L50">
        <text:list-item>
          <text:p text:style-name="P76">гость</text:p>
        </text:list-item>
        <text:list-item>
          <text:p text:style-name="P76">неизвестный пользователь</text:p>
        </text:list-item>
        <text:list-item>
          <text:p text:style-name="P76">тестовые данные</text:p>
        </text:list-item>
      </text:list>
      <text:list text:style-name="L51">
        <text:list-item>
          <text:p text:style-name="P77"><text:span text:style-name="Strong_20_Emphasis">Чтобы сократить проверки</text:span></text:p>
        </text:list-item>
      </text:list>
      <text:p text:style-name="P34"><text:span text:style-name="Source_20_Text">if (!user.name) user.name = 'Anonym'</text:span></text:p>
      <text:p text:style-name="P10">— не нужно, если есть дефолт.</text:p>
      <text:p text:style-name="P3"/>
      <text:h text:style-name="P2" text:outline-level="2">Кратко одной фразой</text:h>
      <text:p text:style-name="P10">👉 <text:span text:style-name="Strong_20_Emphasis">Мы не “просто создаём с дефолтными именами”</text:span><text:line-break/>👉 <text:span text:style-name="Strong_20_Emphasis">Мы создаём объекты, которые МОГУТ иметь свои данные, а дефолт — это запасной вариант</text:span></text:p>
      <text:h text:style-name="P2" text:outline-level="2">Коротко и правильно</text:h>
      <text:p text:style-name="P27"><text:span text:style-name="Strong_20_Emphasis">Свойства — это данные КОНКРЕТНОГО объекта</text:span><text:line-break/><text:span text:style-name="Strong_20_Emphasis">Методы — это функции, лежащие в прототипе</text:span></text:p>
      <text:p text:style-name="P10">Теперь развернём 👇</text:p>
      <text:p text:style-name="P3"/>
      <text:h text:style-name="P2" text:outline-level="2">1️⃣ Свойства (properties)</text:h>
      <text:h text:style-name="P4" text:outline-level="3">Что это</text:h>
      <text:p text:style-name="P10">То, что <text:span text:style-name="Strong_20_Emphasis">лежит прямо в объекте</text:span>.</text:p>
      <text:p text:style-name="P24"><text:soft-page-break/><text:span text:style-name="Source_20_Text">class User {</text:span></text:p>
      <text:p text:style-name="P8"><text:span text:style-name="Source_20_Text"><text:s text:c="2"/>constructor(name) {</text:span></text:p>
      <text:p text:style-name="P8"><text:span text:style-name="Source_20_Text"><text:s text:c="4"/>this.name = name</text:span></text:p>
      <text:p text:style-name="P8"><text:span text:style-name="Source_20_Text"><text:s text:c="2"/>}</text:span></text:p>
      <text:p text:style-name="P25"><text:span text:style-name="Source_20_Text">}</text:span></text:p>
      <text:p text:style-name="P34"><text:span text:style-name="Source_20_Text">const u = new User('Alex')</text:span></text:p>
      <text:p text:style-name="P24"><text:span text:style-name="Source_20_Text">u</text:span></text:p>
      <text:p text:style-name="P25"><text:span text:style-name="Source_20_Text">// { name: 'Alex' }</text:span></text:p>
      <text:p text:style-name="P10">✔ <text:span text:style-name="Source_20_Text">name</text:span> — <text:span text:style-name="Strong_20_Emphasis">свойство объекта</text:span><text:line-break/>✔ у каждого объекта своё</text:p>
      <text:p text:style-name="P3"/>
      <text:h text:style-name="P4" text:outline-level="3">Свойства из полей класса</text:h>
      <text:p text:style-name="P24"><text:span text:style-name="Source_20_Text">class User {</text:span></text:p>
      <text:p text:style-name="P8"><text:span text:style-name="Source_20_Text"><text:s text:c="2"/>role = 'user'</text:span></text:p>
      <text:p text:style-name="P25"><text:span text:style-name="Source_20_Text">}</text:span></text:p>
      <text:p text:style-name="P10">После <text:span text:style-name="Source_20_Text">new User()</text:span>:</text:p>
      <text:p text:style-name="P34"><text:span text:style-name="Source_20_Text">{ role: 'user' }</text:span></text:p>
      <text:p text:style-name="P10">Это тоже <text:span text:style-name="Strong_20_Emphasis">свойство объекта</text:span>, не прототип.</text:p>
      <text:p text:style-name="P3"/>
      <text:h text:style-name="P2" text:outline-level="2">2️⃣ Методы (methods)</text:h>
      <text:h text:style-name="P4" text:outline-level="3">Где они лежат</text:h>
      <text:p text:style-name="P10">В <text:span text:style-name="Strong_20_Emphasis">прототипе</text:span>, не в объекте.</text:p>
      <text:p text:style-name="P24"><text:span text:style-name="Source_20_Text">class User {</text:span></text:p>
      <text:p text:style-name="P8"><text:span text:style-name="Source_20_Text"><text:s text:c="2"/>sayHi() {</text:span></text:p>
      <text:p text:style-name="P8"><text:span text:style-name="Source_20_Text"><text:s text:c="4"/>console.log('hi')</text:span></text:p>
      <text:p text:style-name="P8"><text:span text:style-name="Source_20_Text"><text:s text:c="2"/>}</text:span></text:p>
      <text:p text:style-name="P25"><text:span text:style-name="Source_20_Text">}</text:span></text:p>
      <text:p text:style-name="P34"><text:span text:style-name="Source_20_Text">const u = new User()</text:span></text:p>
      <text:p text:style-name="P24"><text:span text:style-name="Source_20_Text">u.sayHi // функция</text:span></text:p>
      <text:p text:style-name="P25"><text:span text:style-name="Source_20_Text">u.hasOwnProperty('sayHi') // false</text:span></text:p>
      <text:p text:style-name="P10">✔ <text:span text:style-name="Source_20_Text">sayHi</text:span> <text:span text:style-name="Strong_20_Emphasis">не в объекте</text:span><text:line-break/>✔ он в <text:span text:style-name="Source_20_Text">User.prototype</text:span></text:p>
      <text:p text:style-name="P3"/>
      <text:h text:style-name="P2" text:outline-level="2"><text:soft-page-break/>3️⃣ Почему так сделано</text:h>
      <text:h text:style-name="P4" text:outline-level="3">Экономия памяти</text:h>
      <text:p text:style-name="P10">Если 1000 объектов:</text:p>
      <text:list text:style-name="L52">
        <text:list-item>
          <text:p text:style-name="P78">❌ метод в каждом объекте → 1000 копий</text:p>
        </text:list-item>
        <text:list-item>
          <text:p text:style-name="P78">✅ метод в прототипе → 1 копия</text:p>
        </text:list-item>
      </text:list>
      <text:p text:style-name="P3"/>
      <text:h text:style-name="P2" text:outline-level="2">4️⃣ Как JS ищет метод</text:h>
      <text:p text:style-name="P34"><text:span text:style-name="Source_20_Text">u.sayHi()</text:span></text:p>
      <text:p text:style-name="P10">JS ищет:</text:p>
      <text:list text:style-name="L53">
        <text:list-item>
          <text:p text:style-name="P79">в <text:span text:style-name="Source_20_Text">u</text:span> → нет</text:p>
        </text:list-item>
        <text:list-item>
          <text:p text:style-name="P79">в <text:span text:style-name="Source_20_Text">User.prototype</text:span> → нашёл</text:p>
        </text:list-item>
        <text:list-item>
          <text:p text:style-name="P79">вызывает с <text:span text:style-name="Source_20_Text">this = u</text:span></text:p>
        </text:list-item>
      </text:list>
      <text:p text:style-name="P3"/>
      <text:h text:style-name="P2" text:outline-level="2">5️⃣ Наследование</text:h>
      <text:p text:style-name="P34"><text:span text:style-name="Source_20_Text">class Admin extends User {}</text:span></text:p>
      <text:p text:style-name="P34"><text:span text:style-name="Source_20_Text">Admin.prototype.__proto__ === User.prototype // true</text:span></text:p>
      <text:p text:style-name="P10">Методы <text:span text:style-name="Strong_20_Emphasis">доступны автоматически</text:span>.</text:p>
      <text:p text:style-name="P3"/>
      <text:h text:style-name="P2" text:outline-level="2">6️⃣ Где <text:span text:style-name="Source_20_Text">super</text:span> тут участвует</text:h>
      <text:p text:style-name="P34"><text:span text:style-name="Source_20_Text">super.sayHi()</text:span></text:p>
      <text:p text:style-name="P10">👉 это <text:span text:style-name="Strong_20_Emphasis">прямой вызов метода из прототипа родителя</text:span></text:p>
      <text:p text:style-name="P3"/>
      <text:h text:style-name="P2" text:outline-level="2">7️⃣ Очень важная таблица 🧠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header-rows>
          <table:table-row>
            <table:table-cell table:style-name="Таблица5.A1" office:value-type="string">
              <text:p text:style-name="P80"/>
            </table:table-cell>
            <table:table-cell table:style-name="Таблица5.A1" office:value-type="string">
              <text:p text:style-name="P30">Свойства</text:p>
            </table:table-cell>
            <table:table-cell table:style-name="Таблица5.A1" office:value-type="string">
              <text:p text:style-name="P30">Методы</text:p>
            </table:table-cell>
          </table:table-row>
        </table:table-header-rows>
        <table:table-row>
          <table:table-cell table:style-name="Таблица5.A1" office:value-type="string">
            <text:p text:style-name="P31">Где лежат</text:p>
          </table:table-cell>
          <table:table-cell table:style-name="Таблица5.A1" office:value-type="string">
            <text:p text:style-name="P31">в объекте</text:p>
          </table:table-cell>
          <table:table-cell table:style-name="Таблица5.A1" office:value-type="string">
            <text:p text:style-name="P31">в prototype</text:p>
          </table:table-cell>
        </table:table-row>
        <table:table-row>
          <table:table-cell table:style-name="Таблица5.A1" office:value-type="string">
            <text:p text:style-name="P31">У каждого свои</text:p>
          </table:table-cell>
          <table:table-cell table:style-name="Таблица5.A1" office:value-type="string">
            <text:p text:style-name="P31">да</text:p>
          </table:table-cell>
          <table:table-cell table:style-name="Таблица5.A1" office:value-type="string">
            <text:p text:style-name="P31">нет</text:p>
          </table:table-cell>
        </table:table-row>
        <table:table-row>
          <table:table-cell table:style-name="Таблица5.A1" office:value-type="string">
            <text:p text:style-name="P31">Передаются через extends</text:p>
          </table:table-cell>
          <table:table-cell table:style-name="Таблица5.A1" office:value-type="string">
            <text:p text:style-name="P31">нет</text:p>
          </table:table-cell>
          <table:table-cell table:style-name="Таблица5.A1" office:value-type="string">
            <text:p text:style-name="P31">да (через prototype)</text:p>
          </table:table-cell>
        </table:table-row>
        <table:table-row>
          <table:table-cell table:style-name="Таблица5.A1" office:value-type="string">
            <text:p text:style-name="Table_20_Contents"><text:span text:style-name="T1">Используют </text:span><text:span text:style-name="Source_20_Text"><text:span text:style-name="T1">this</text:span></text:span></text:p>
          </table:table-cell>
          <table:table-cell table:style-name="Таблица5.A1" office:value-type="string">
            <text:p text:style-name="P31">да</text:p>
          </table:table-cell>
          <table:table-cell table:style-name="Таблица5.A1" office:value-type="string">
            <text:p text:style-name="P31">да</text:p>
          </table:table-cell>
        </table:table-row>
      </table:table>
      <text:p text:style-name="P3"/>
      <text:h text:style-name="P2" text:outline-level="2"><text:soft-page-break/>8️⃣ Итог одной строкой (запомни)</text:h>
      <text:p text:style-name="P27"><text:span text:style-name="Strong_20_Emphasis">Данные — в объекте<text:line-break/>Поведение — в прототипе</text:span></text:p>
      <text:h text:style-name="P2" text:outline-level="2">Итог</text:h>
      <text:list text:style-name="L54">
        <text:list-item>
          <text:p text:style-name="P81"><text:span text:style-name="Strong_20_Emphasis">Методы могут менять (записывать) свойства</text:span></text:p>
        </text:list-item>
      </text:list>
      <text:p text:style-name="P34"><text:span text:style-name="Source_20_Text">user.setName("Иван");</text:span></text:p>
      <text:list text:style-name="L55">
        <text:list-item>
          <text:p text:style-name="P82"><text:span text:style-name="Strong_20_Emphasis">Сеттеры — это тоже запись свойства</text:span>, но с логикой внутри</text:p>
        </text:list-item>
      </text:list>
      <text:p text:style-name="P34"><text:span text:style-name="Source_20_Text">user.name = "Иван"; // вызывает set name(...)</text:span></text:p>
      <text:list text:style-name="L56">
        <text:list-item>
          <text:p text:style-name="P83"><text:span text:style-name="Strong_20_Emphasis">Разницы для JavaScript нет</text:span><text:line-break/>Разница — только в <text:span text:style-name="Strong_20_Emphasis">дизайне API</text:span> и читаемости кода.</text:p>
        </text:list-item>
      </text:list>
      <text:p text:style-name="P3"/>
      <text:h text:style-name="P2" text:outline-level="2">Когда что использовать</text:h>
      <text:h text:style-name="P4" text:outline-level="3">✅ Методы</text:h>
      <text:list text:style-name="L57">
        <text:list-item>
          <text:p text:style-name="P84">когда это <text:span text:style-name="Strong_20_Emphasis">действие</text:span></text:p>
        </text:list-item>
        <text:list-item>
          <text:p text:style-name="P84">когда логика сложная</text:p>
        </text:list-item>
        <text:list-item>
          <text:p text:style-name="P84">когда важна явность</text:p>
        </text:list-item>
      </text:list>
      <text:p text:style-name="P24"><text:span text:style-name="Source_20_Text">user.changePassword();</text:span></text:p>
      <text:p text:style-name="P25"><text:span text:style-name="Source_20_Text">user.save();</text:span></text:p>
      <text:p text:style-name="P3"/>
      <text:h text:style-name="P4" text:outline-level="3">✅ Геттеры / сеттеры</text:h>
      <text:list text:style-name="L58">
        <text:list-item>
          <text:p text:style-name="P85">когда это <text:span text:style-name="Strong_20_Emphasis">свойство</text:span></text:p>
        </text:list-item>
        <text:list-item>
          <text:p text:style-name="P85">когда нужна валидация</text:p>
        </text:list-item>
        <text:list-item>
          <text:p text:style-name="P85">когда важно не ломать API</text:p>
        </text:list-item>
      </text:list>
      <text:p text:style-name="P24"><text:span text:style-name="Source_20_Text">user.age = 18;</text:span></text:p>
      <text:p text:style-name="P25"><text:span text:style-name="Source_20_Text">console.log(user.age);</text:span></text:p>
      <text:p text:style-name="P3"/>
      <text:h text:style-name="P4" text:outline-level="3">❌ Не использовать сеттеры</text:h>
      <text:list text:style-name="L59">
        <text:list-item>
          <text:p text:style-name="P86">для действий</text:p>
        </text:list-item>
        <text:list-item>
          <text:p text:style-name="P86">с побочными эффектами</text:p>
        </text:list-item>
        <text:list-item>
          <text:p text:style-name="P86">ради «красоты»</text:p>
        </text:list-item>
      </text:list>
      <text:h text:style-name="P2" text:outline-level="2"><text:soft-page-break/>Зачем вообще нужны геттеры</text:h>
      <text:p text:style-name="P10"><text:span text:style-name="Strong_20_Emphasis">Геттер нужен, когда ты хочешь читать “свойство”,<text:line-break/>а на самом деле там логика, а не поле.</text:span></text:p>
      <text:p text:style-name="P3"/>
      <text:h text:style-name="P2" text:outline-level="2">1. Вычисляемые свойства (главная причина)</text:h>
      <text:p text:style-name="P24"><text:span text:style-name="Source_20_Text">class User {</text:span></text:p>
      <text:p text:style-name="P8"><text:span text:style-name="Source_20_Text"><text:s text:c="2"/>constructor(first, last) {</text:span></text:p>
      <text:p text:style-name="P8"><text:span text:style-name="Source_20_Text"><text:s text:c="4"/>this.firstName = first;</text:span></text:p>
      <text:p text:style-name="P8"><text:span text:style-name="Source_20_Text"><text:s text:c="4"/>this.lastName = last;</text:span></text:p>
      <text:p text:style-name="P8"><text:span text:style-name="Source_20_Text"><text:s text:c="2"/>}</text:span></text:p>
      <text:p text:style-name="P8"/>
      <text:p text:style-name="P8"><text:span text:style-name="Source_20_Text"><text:s text:c="2"/>get fullName() {</text:span></text:p>
      <text:p text:style-name="P8"><text:span text:style-name="Source_20_Text"><text:s text:c="4"/>return this.firstName + " " + this.lastName;</text:span></text:p>
      <text:p text:style-name="P8"><text:span text:style-name="Source_20_Text"><text:s text:c="2"/>}</text:span></text:p>
      <text:p text:style-name="P25"><text:span text:style-name="Source_20_Text">}</text:span></text:p>
      <text:p text:style-name="P34"><text:span text:style-name="Source_20_Text">user.fullName <text:s text:c="2"/>// выглядит как поле</text:span></text:p>
      <text:p text:style-name="P10">Без геттера было бы:</text:p>
      <text:p text:style-name="P34"><text:span text:style-name="Source_20_Text">user.getFullName() // менее естественно</text:span></text:p>
      <text:p text:style-name="P10">👉 <text:span text:style-name="Source_20_Text">fullName</text:span> — <text:span text:style-name="Strong_20_Emphasis">данные</text:span>, а не действие.</text:p>
      <text:p text:style-name="P3"/>
      <text:h text:style-name="P2" text:outline-level="2">2. Скрыть внутреннюю реализацию</text:h>
      <text:p text:style-name="P10">Сегодня:</text:p>
      <text:p text:style-name="P34"><text:span text:style-name="Source_20_Text">this._age</text:span></text:p>
      <text:p text:style-name="P10">Завтра:</text:p>
      <text:p text:style-name="P34"><text:span text:style-name="Source_20_Text">this.birthDate</text:span></text:p>
      <text:p text:style-name="P24"><text:span text:style-name="Source_20_Text">get age() {</text:span></text:p>
      <text:p text:style-name="P8"><text:span text:style-name="Source_20_Text"><text:s text:c="2"/>return calcAge(this.birthDate);</text:span></text:p>
      <text:p text:style-name="P25"><text:span text:style-name="Source_20_Text">}</text:span></text:p>
      <text:p text:style-name="P10">Внешний код:</text:p>
      <text:p text:style-name="P34"><text:span text:style-name="Source_20_Text">user.age // не меняется</text:span></text:p>
      <text:p text:style-name="P10">👉 можно менять реализацию, <text:span text:style-name="Strong_20_Emphasis">не ломая API</text:span></text:p>
      <text:p text:style-name="P3"/>
      <text:h text:style-name="P2" text:outline-level="2">3. Контроль чтения данных</text:h>
      <text:p text:style-name="P24"><text:span text:style-name="Source_20_Text">get password() {</text:span></text:p>
      <text:p text:style-name="P8"><text:span text:style-name="Source_20_Text"><text:s text:c="2"/>throw new Error("Нельзя читать пароль");</text:span></text:p>
      <text:p text:style-name="P25"><text:span text:style-name="Source_20_Text">}</text:span></text:p>
      <text:p text:style-name="P24"><text:soft-page-break/><text:span text:style-name="Source_20_Text">get token() {</text:span></text:p>
      <text:p text:style-name="P8"><text:span text:style-name="Source_20_Text"><text:s text:c="2"/>return this._token?.slice(0, 4) + "***";</text:span></text:p>
      <text:p text:style-name="P25"><text:span text:style-name="Source_20_Text">}</text:span></text:p>
      <text:p text:style-name="P10">👉 защита и безопасность</text:p>
      <text:p text:style-name="P3"/>
      <text:h text:style-name="P2" text:outline-level="2">4. Кэширование / оптимизация</text:h>
      <text:p text:style-name="P24"><text:span text:style-name="Source_20_Text">get heavyValue() {</text:span></text:p>
      <text:p text:style-name="P8"><text:span text:style-name="Source_20_Text"><text:s text:c="2"/>if (!this._cache) {</text:span></text:p>
      <text:p text:style-name="P8"><text:span text:style-name="Source_20_Text"><text:s text:c="4"/>this._cache = expensiveCalc();</text:span></text:p>
      <text:p text:style-name="P8"><text:span text:style-name="Source_20_Text"><text:s text:c="2"/>}</text:span></text:p>
      <text:p text:style-name="P8"><text:span text:style-name="Source_20_Text"><text:s text:c="2"/>return this._cache;</text:span></text:p>
      <text:p text:style-name="P25"><text:span text:style-name="Source_20_Text">}</text:span></text:p>
      <text:p text:style-name="P10">Чтение выглядит как поле,<text:line-break/>а внутри — умная оптимизация.</text:p>
      <text:p text:style-name="P3"/>
      <text:h text:style-name="P2" text:outline-level="2">5. Реактивность и фреймворки</text:h>
      <text:p text:style-name="P10">Vue, MobX, Angular:</text:p>
      <text:p text:style-name="P24"><text:span text:style-name="Source_20_Text">get value() {</text:span></text:p>
      <text:p text:style-name="P8"><text:span text:style-name="Source_20_Text"><text:s text:c="2"/>track();</text:span></text:p>
      <text:p text:style-name="P8"><text:span text:style-name="Source_20_Text"><text:s text:c="2"/>return this._value;</text:span></text:p>
      <text:p text:style-name="P25"><text:span text:style-name="Source_20_Text">}</text:span></text:p>
      <text:p text:style-name="P10">👉 без геттеров половина фронтенда бы не работала</text:p>
      <text:p text:style-name="P3"/>
      <text:h text:style-name="P2" text:outline-level="2">Когда геттер <text:span text:style-name="Strong_20_Emphasis">НЕ нужен</text:span></text:h>
      <text:p text:style-name="P10">❌ если это действие<text:line-break/>❌ если есть побочные эффекты<text:line-break/>❌ если логика тяжёлая и неожиданная</text:p>
      <text:p text:style-name="P24"><text:span text:style-name="Source_20_Text">get data() {</text:span></text:p>
      <text:p text:style-name="P8"><text:span text:style-name="Source_20_Text"><text:s text:c="2"/>fetch(...) // ❌</text:span></text:p>
      <text:p text:style-name="P25"><text:span text:style-name="Source_20_Text">}</text:span></text:p>
      <text:p text:style-name="P3"/>
      <text:h text:style-name="P2" text:outline-level="2">Коротко в одну строку</text:h>
      <text:p text:style-name="P27"><text:span text:style-name="Strong_20_Emphasis">Геттер нужен, чтобы читать “данные”,<text:line-break/>даже если под капотом сложная логика.</text:span></text:p>
      <text:h text:style-name="P2" text:outline-level="2">Самое главное различие</text:h>
      <text:p text:style-name="P10">В классе есть <text:span text:style-name="Strong_20_Emphasis">два разных типа вещей</text:span>:</text:p>
      <text:h text:style-name="P4" text:outline-level="3"><text:soft-page-break/>✅ Методы</text:h>
      <text:p text:style-name="P34"><text:span text:style-name="Source_20_Text">sayHi() { ... }</text:span></text:p>
      <text:p text:style-name="P10">→ идут в <text:span text:style-name="Source_20_Text">User.prototype</text:span></text:p>
      <text:h text:style-name="P4" text:outline-level="3">✅ Поля (свойства)</text:h>
      <text:p text:style-name="P34"><text:span text:style-name="Source_20_Text">name = "Аноним";</text:span></text:p>
      <text:p text:style-name="P10">→ идут <text:span text:style-name="Strong_20_Emphasis">в сам объект</text:span></text:p>
      <text:p text:style-name="P3"/>
      <text:h text:style-name="P2" text:outline-level="2">2️⃣ Что делает <text:span text:style-name="Source_20_Text">new User()</text:span> — пошагово</text:h>
      <text:p text:style-name="P10">Когда ты пишешь:</text:p>
      <text:p text:style-name="P34"><text:span text:style-name="Source_20_Text">const user = new User();</text:span></text:p>
      <text:p text:style-name="P10">JS делает примерно ТАК:</text:p>
      <text:h text:style-name="P4" text:outline-level="3">Шаг 1. Создаёт пустой объект</text:h>
      <text:p text:style-name="P34"><text:span text:style-name="Source_20_Text">user = {}</text:span></text:p>
      <text:h text:style-name="P4" text:outline-level="3">Шаг 2. Присваивает prototype</text:h>
      <text:p text:style-name="P34"><text:span text:style-name="Source_20_Text">user.[[Prototype]] = User.prototype</text:span></text:p>
      <text:h text:style-name="P4" text:outline-level="3">Шаг 3. Инициализирует поля класса</text:h>
      <text:p text:style-name="P34"><text:span text:style-name="Source_20_Text">user.name = "Аноним";</text:span></text:p>
      <text:p text:style-name="P10">⚠️ <text:span text:style-name="Strong_20_Emphasis">Вот здесь ключевой момент</text:span><text:line-break/><text:span text:style-name="Source_20_Text">name</text:span> создаётся <text:span text:style-name="Strong_20_Emphasis">прямо в объекте</text:span>, не в prototype.</text:p>
      <text:p text:style-name="P3"/>
      <text:h text:style-name="P2" text:outline-level="2">3️⃣ Что лежит в памяти после этого</text:h>
      <text:h text:style-name="P4" text:outline-level="3">Объект <text:span text:style-name="Source_20_Text">user</text:span>:</text:h>
      <text:p text:style-name="P24"><text:span text:style-name="Source_20_Text">{</text:span></text:p>
      <text:p text:style-name="P8"><text:span text:style-name="Source_20_Text"><text:s text:c="2"/>name: "Аноним"</text:span></text:p>
      <text:p text:style-name="P25"><text:span text:style-name="Source_20_Text">}</text:span></text:p>
      <text:h text:style-name="P4" text:outline-level="3"><text:span text:style-name="Source_20_Text">User.prototype</text:span>:</text:h>
      <text:p text:style-name="P24"><text:span text:style-name="Source_20_Text">{</text:span></text:p>
      <text:p text:style-name="P8"><text:span text:style-name="Source_20_Text"><text:s text:c="2"/>sayHi: function() { ... }</text:span></text:p>
      <text:p text:style-name="P25"><text:span text:style-name="Source_20_Text">}</text:span></text:p>
      <text:p text:style-name="P3"/>
      <text:h text:style-name="P2" text:outline-level="2"><text:soft-page-break/>4️⃣ Почему <text:span text:style-name="Source_20_Text">name</text:span> НЕ в prototype</text:h>
      <text:p text:style-name="P10">Потому что:</text:p>
      <text:list text:style-name="L60">
        <text:list-item>
          <text:p text:style-name="P87"><text:span text:style-name="Source_20_Text">name</text:span> — <text:span text:style-name="Strong_20_Emphasis">данные</text:span></text:p>
        </text:list-item>
        <text:list-item>
          <text:p text:style-name="P87">у каждого объекта они могут быть <text:span text:style-name="Strong_20_Emphasis">разные</text:span></text:p>
        </text:list-item>
      </text:list>
      <text:p text:style-name="P24"><text:span text:style-name="Source_20_Text">const u1 = new User();</text:span></text:p>
      <text:p text:style-name="P8"><text:span text:style-name="Source_20_Text">const u2 = new User();</text:span></text:p>
      <text:p text:style-name="P8"/>
      <text:p text:style-name="P8"><text:span text:style-name="Source_20_Text">u1.name = "Иван";</text:span></text:p>
      <text:p text:style-name="P25"><text:span text:style-name="Source_20_Text">u2.name = "Пётр";</text:span></text:p>
      <text:p text:style-name="P10">Если бы <text:span text:style-name="Source_20_Text">name</text:span> был в prototype → он был бы <text:span text:style-name="Strong_20_Emphasis">общий</text:span> 😱</text:p>
      <text:p text:style-name="P3"/>
      <text:h text:style-name="P2" text:outline-level="2">5️⃣ А метод <text:span text:style-name="Source_20_Text">sayHi</text:span> — общий</text:h>
      <text:p text:style-name="P34"><text:span text:style-name="Source_20_Text">u1.sayHi === u2.sayHi // true</text:span></text:p>
      <text:p text:style-name="P10">Метод <text:span text:style-name="Strong_20_Emphasis">один на всех</text:span>, поэтому он в prototype.</text:p>
      <text:p text:style-name="P3"/>
      <text:h text:style-name="P2" text:outline-level="2">6️⃣ Сравнение в таблице (очень важно)<text:span text:style-name="T1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header-rows>
          <table:table-row>
            <table:table-cell table:style-name="Таблица6.A1" office:value-type="string">
              <text:p text:style-name="P30">В классе</text:p>
            </table:table-cell>
            <table:table-cell table:style-name="Таблица6.A1" office:value-type="string">
              <text:p text:style-name="P30">Где хранится</text:p>
            </table:table-cell>
            <table:table-cell table:style-name="Таблица6.A1" office:value-type="string">
              <text:p text:style-name="P30">Почему</text:p>
            </table:table-cell>
          </table:table-row>
        </table:table-header-rows>
        <table:table-row>
          <table:table-cell table:style-name="Таблица6.A1" office:value-type="string">
            <text:p text:style-name="Table_20_Contents"><text:span text:style-name="Source_20_Text"><text:span text:style-name="T1">name = "Аноним"</text:span></text:span></text:p>
          </table:table-cell>
          <table:table-cell table:style-name="Таблица6.A1" office:value-type="string">
            <text:p text:style-name="Table_20_Contents"><text:span text:style-name="T1">в объекте (</text:span><text:span text:style-name="Source_20_Text"><text:span text:style-name="T1">user</text:span></text:span><text:span text:style-name="T1">)</text:span></text:p>
          </table:table-cell>
          <table:table-cell table:style-name="Таблица6.A1" office:value-type="string">
            <text:p text:style-name="P31">данные уникальны</text:p>
          </table:table-cell>
        </table:table-row>
        <table:table-row>
          <table:table-cell table:style-name="Таблица6.A1" office:value-type="string">
            <text:p text:style-name="Table_20_Contents"><text:span text:style-name="Source_20_Text"><text:span text:style-name="T1">sayHi()</text:span></text:span></text:p>
          </table:table-cell>
          <table:table-cell table:style-name="Таблица6.A1" office:value-type="string">
            <text:p text:style-name="Table_20_Contents"><text:span text:style-name="T1">в </text:span><text:span text:style-name="Source_20_Text"><text:span text:style-name="T1">User.prototype</text:span></text:span></text:p>
          </table:table-cell>
          <table:table-cell table:style-name="Таблица6.A1" office:value-type="string">
            <text:p text:style-name="P31">логика общая</text:p>
          </table:table-cell>
        </table:table-row>
        <table:table-row>
          <table:table-cell table:style-name="Таблица6.A1" office:value-type="string">
            <text:p text:style-name="Table_20_Contents"><text:span text:style-name="Source_20_Text"><text:span text:style-name="T1">get name()</text:span></text:span></text:p>
          </table:table-cell>
          <table:table-cell table:style-name="Таблица6.A1" office:value-type="string">
            <text:p text:style-name="Table_20_Contents"><text:span text:style-name="T1">в </text:span><text:span text:style-name="Source_20_Text"><text:span text:style-name="T1">User.prototype</text:span></text:span></text:p>
          </table:table-cell>
          <table:table-cell table:style-name="Таблица6.A1" office:value-type="string">
            <text:p text:style-name="P31">логика</text:p>
          </table:table-cell>
        </table:table-row>
        <table:table-row>
          <table:table-cell table:style-name="Таблица6.A1" office:value-type="string">
            <text:p text:style-name="Table_20_Contents"><text:span text:style-name="Source_20_Text"><text:span text:style-name="T1">set name()</text:span></text:span></text:p>
          </table:table-cell>
          <table:table-cell table:style-name="Таблица6.A1" office:value-type="string">
            <text:p text:style-name="Table_20_Contents"><text:span text:style-name="T1">в </text:span><text:span text:style-name="Source_20_Text"><text:span text:style-name="T1">User.prototype</text:span></text:span></text:p>
          </table:table-cell>
          <table:table-cell table:style-name="Таблица6.A1" office:value-type="string">
            <text:p text:style-name="P31">логика</text:p>
          </table:table-cell>
        </table:table-row>
      </table:table>
      <text:p text:style-name="P3"/>
      <text:h text:style-name="P2" text:outline-level="2">7️⃣ Эквивалент без <text:span text:style-name="Source_20_Text">class</text:span> (чтобы щёлкнуло)</text:h>
      <text:p text:style-name="P10">Твой код = вот это:</text:p>
      <text:p text:style-name="P24"><text:span text:style-name="Source_20_Text">function User() {</text:span></text:p>
      <text:p text:style-name="P8"><text:span text:style-name="Source_20_Text"><text:s text:c="2"/>this.name = "Аноним";</text:span></text:p>
      <text:p text:style-name="P8"><text:span text:style-name="Source_20_Text">}</text:span></text:p>
      <text:p text:style-name="P8"/>
      <text:p text:style-name="P8"><text:span text:style-name="Source_20_Text">User.prototype.sayHi = function () {</text:span></text:p>
      <text:p text:style-name="P8"><text:span text:style-name="Source_20_Text"><text:s text:c="2"/>alert(`Привет, ${this.name}!`);</text:span></text:p>
      <text:p text:style-name="P25"><text:span text:style-name="Source_20_Text">};</text:span></text:p>
      <text:p text:style-name="P3"/>
      <text:h text:style-name="P2" text:outline-level="2">8️⃣ Итог в одном предложении (ЗАПОМНИ)</text:h>
      <text:p text:style-name="P27"><text:span text:style-name="Strong_20_Emphasis">Поля класса (</text:span><text:span text:style-name="Strong_20_Emphasis"><text:span text:style-name="Source_20_Text">name = ...</text:span></text:span><text:span text:style-name="Strong_20_Emphasis">) — это свойства объекта.<text:line-break/>Методы и геттеры — это свойства prototype.</text:span></text:p>
      <text:p text:style-name="P3"><text:soft-page-break/></text:p>
      <text:h text:style-name="P2" text:outline-level="2">Твой код</text:h>
      <text:p text:style-name="P24"><text:span text:style-name="Source_20_Text">class A {</text:span></text:p>
      <text:p text:style-name="P8"><text:span text:style-name="Source_20_Text"><text:s text:c="2"/>age = 5;</text:span></text:p>
      <text:p text:style-name="P8"/>
      <text:p text:style-name="P8"><text:span text:style-name="Source_20_Text"><text:s text:c="2"/>constructor(age) {</text:span></text:p>
      <text:p text:style-name="P8"><text:span text:style-name="Source_20_Text"><text:s text:c="4"/>this.age = 10;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25"><text:span text:style-name="Source_20_Text">const u = new A(20);</text:span></text:p>
      <text:p text:style-name="P3"/>
      <text:h text:style-name="P2" text:outline-level="2">Что будет в результате</text:h>
      <text:p text:style-name="P34"><text:span text:style-name="Source_20_Text">u.age === 10</text:span></text:p>
      <text:p text:style-name="P10">Аргумент <text:span text:style-name="Source_20_Text">20</text:span> <text:span text:style-name="Strong_20_Emphasis">передан</text:span>,<text:line-break/>но <text:span text:style-name="Strong_20_Emphasis">не используется</text:span>.</text:p>
      <text:p text:style-name="P3"/>
      <text:h text:style-name="P2" text:outline-level="2">Почему именно так</text:h>
      <text:p text:style-name="P10">При <text:span text:style-name="Source_20_Text">new A(20)</text:span> происходит:</text:p>
      <text:h text:style-name="P4" text:outline-level="3">1️⃣ Создаётся объект</text:h>
      <text:p text:style-name="P34"><text:span text:style-name="Source_20_Text">u = {}</text:span></text:p>
      <text:h text:style-name="P4" text:outline-level="3">2️⃣ Выполняются поля класса</text:h>
      <text:p text:style-name="P34"><text:span text:style-name="Source_20_Text">this.age = 5;</text:span></text:p>
      <text:h text:style-name="P4" text:outline-level="3">3️⃣ Вызывается constructor</text:h>
      <text:p text:style-name="P24"><text:span text:style-name="Source_20_Text">constructor(age) {</text:span></text:p>
      <text:p text:style-name="P8"><text:span text:style-name="Source_20_Text"><text:s text:c="2"/>// age === 20</text:span></text:p>
      <text:p text:style-name="P8"><text:span text:style-name="Source_20_Text"><text:s text:c="2"/>this.age = 10;</text:span></text:p>
      <text:p text:style-name="P25"><text:span text:style-name="Source_20_Text">}</text:span></text:p>
      <text:p text:style-name="P10">👉 Ты <text:span text:style-name="Strong_20_Emphasis">перезаписываешь</text:span> значение <text:span text:style-name="Source_20_Text">age</text:span> константой <text:span text:style-name="Source_20_Text">10</text:span>.</text:p>
      <text:p text:style-name="P3"/>
      <text:h text:style-name="P2" text:outline-level="2">Ключевой момент</text:h>
      <text:p text:style-name="P27"><text:span text:style-name="Strong_20_Emphasis">Важно не то, что ты передал,<text:line-break/>а то, как ты это используешь.</text:span></text:p>
      <text:p text:style-name="P3"/>
      <text:h text:style-name="P2" text:outline-level="2"><text:soft-page-break/>Если хочешь, чтобы 20 применялось</text:h>
      <text:p text:style-name="P24"><text:span text:style-name="Source_20_Text">constructor(age) {</text:span></text:p>
      <text:p text:style-name="P8"><text:span text:style-name="Source_20_Text"><text:s text:c="2"/>this.age = age;</text:span></text:p>
      <text:p text:style-name="P25"><text:span text:style-name="Source_20_Text">}</text:span></text:p>
      <text:p text:style-name="P10">или с дефолтом:</text:p>
      <text:p text:style-name="P24"><text:span text:style-name="Source_20_Text">constructor(age = 10) {</text:span></text:p>
      <text:p text:style-name="P8"><text:span text:style-name="Source_20_Text"><text:s text:c="2"/>this.age = age;</text:span></text:p>
      <text:p text:style-name="P25"><text:span text:style-name="Source_20_Text">}</text:span></text:p>
      <text:h text:style-name="P2" text:outline-level="2">Главная идея</text:h>
      <text:p text:style-name="P27"><text:span text:style-name="Strong_20_Emphasis">Без </text:span><text:span text:style-name="Strong_20_Emphasis"><text:span text:style-name="Source_20_Text">this</text:span></text:span><text:span text:style-name="Strong_20_Emphasis"> ты НЕ работаешь с объектом.</text:span></text:p>
      <text:p text:style-name="P3"/>
      <text:h text:style-name="P2" text:outline-level="2">Что такое <text:span text:style-name="Source_20_Text">age</text:span> в конструкторе</text:h>
      <text:p text:style-name="P24"><text:span text:style-name="Source_20_Text">constructor(age) {</text:span></text:p>
      <text:p text:style-name="P8"><text:span text:style-name="Source_20_Text"><text:s text:c="2"/>// age — это просто локальная переменная</text:span></text:p>
      <text:p text:style-name="P25"><text:span text:style-name="Source_20_Text">}</text:span></text:p>
      <text:p text:style-name="P10"><text:span text:style-name="Source_20_Text">age</text:span>:</text:p>
      <text:list text:style-name="L61">
        <text:list-item>
          <text:p text:style-name="P88">существует <text:span text:style-name="Strong_20_Emphasis">только внутри конструктора</text:span></text:p>
        </text:list-item>
        <text:list-item>
          <text:p text:style-name="P88">исчезает после его выполнения</text:p>
        </text:list-item>
        <text:list-item>
          <text:p text:style-name="P88"><text:span text:style-name="Strong_20_Emphasis">не становится свойством объекта</text:span></text:p>
        </text:list-item>
      </text:list>
      <text:p text:style-name="P3"/>
      <text:h text:style-name="P2" text:outline-level="2">Пример, который НЕ работает</text:h>
      <text:p text:style-name="P24"><text:span text:style-name="Source_20_Text">class A {</text:span></text:p>
      <text:p text:style-name="P8"><text:span text:style-name="Source_20_Text"><text:s text:c="2"/>constructor(age) {</text:span></text:p>
      <text:p text:style-name="P8"><text:span text:style-name="Source_20_Text"><text:s text:c="4"/>age = 20;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8"><text:span text:style-name="Source_20_Text">const u = new A(10);</text:span></text:p>
      <text:p text:style-name="P25"><text:span text:style-name="Source_20_Text">console.log(u.age); // undefined</text:span></text:p>
      <text:p text:style-name="P10">Почему?<text:line-break/>Потому что ты <text:span text:style-name="Strong_20_Emphasis">нигде не создал </text:span><text:span text:style-name="Strong_20_Emphasis"><text:span text:style-name="Source_20_Text">this.age</text:span></text:span>.</text:p>
      <text:p text:style-name="P3"/>
      <text:h text:style-name="P2" text:outline-level="2">Пример, который работает</text:h>
      <text:p text:style-name="P24"><text:span text:style-name="Source_20_Text">class A {</text:span></text:p>
      <text:p text:style-name="P8"><text:span text:style-name="Source_20_Text"><text:s text:c="2"/>constructor(age) {</text:span></text:p>
      <text:p text:style-name="P8"><text:span text:style-name="Source_20_Text"><text:s text:c="4"/>this.age = age;</text:span></text:p>
      <text:p text:style-name="P8"><text:span text:style-name="Source_20_Text"><text:s text:c="2"/>}</text:span></text:p>
      <text:p text:style-name="P8"><text:soft-page-break/><text:span text:style-name="Source_20_Text">}</text:span></text:p>
      <text:p text:style-name="P8"/>
      <text:p text:style-name="P8"><text:span text:style-name="Source_20_Text">const u = new A(10);</text:span></text:p>
      <text:p text:style-name="P25"><text:span text:style-name="Source_20_Text">console.log(u.age); // 10</text:span></text:p>
      <text:p text:style-name="P3"/>
      <text:h text:style-name="P2" text:outline-level="2">Простое правило (запомни)</text:h>
      <text:p text:style-name="P27"><text:span text:style-name="Strong_20_Emphasis">Всё, что должно жить в объекте → через </text:span><text:span text:style-name="Strong_20_Emphasis"><text:span text:style-name="Source_20_Text">this</text:span></text:span><text:span text:style-name="Strong_20_Emphasis">.<text:line-break/>Без </text:span><text:span text:style-name="Strong_20_Emphasis"><text:span text:style-name="Source_20_Text">this</text:span></text:span><text:span text:style-name="Strong_20_Emphasis"> — это просто временная переменная.</text:span></text:p>
      <text:p text:style-name="P3"/>
      <text:h text:style-name="P2" text:outline-level="2">Аналогия</text:h>
      <text:p text:style-name="P24"><text:span text:style-name="Source_20_Text">function f(x) {</text:span></text:p>
      <text:p text:style-name="P8"><text:span text:style-name="Source_20_Text"><text:s text:c="2"/>x = 5; // меняем копию</text:span></text:p>
      <text:p text:style-name="P25"><text:span text:style-name="Source_20_Text">}</text:span></text:p>
      <text:p text:style-name="P24"><text:span text:style-name="Source_20_Text">const obj = {};</text:span></text:p>
      <text:p text:style-name="P8"><text:span text:style-name="Source_20_Text">function f(o) {</text:span></text:p>
      <text:p text:style-name="P8"><text:span text:style-name="Source_20_Text"><text:s text:c="2"/>o.a = 5; // меняем объект</text:span></text:p>
      <text:p text:style-name="P25"><text:span text:style-name="Source_20_Text">}</text:span></text:p>
      <text:p text:style-name="P10">То же самое и в классе.</text:p>
      <text:p text:style-name="P3"/>
      <text:h text:style-name="P2" text:outline-level="2">Ответ на твой вопрос</text:h>
      <text:p text:style-name="P27"><text:span text:style-name="Strong_20_Emphasis">Можно ли без </text:span><text:span text:style-name="Strong_20_Emphasis"><text:span text:style-name="Source_20_Text">this</text:span></text:span><text:span text:style-name="Strong_20_Emphasis"> передать age в конструктор?</text:span></text:p>
      <text:p text:style-name="P10">👉 <text:span text:style-name="Strong_20_Emphasis">Передать — да.<text:line-break/>Сохранить в объекте — нет.</text:span></text:p>
      <text:h text:style-name="P2" text:outline-level="2">Главное правило (ЗАПОМНИ)</text:h>
      <text:p text:style-name="P27"><text:span text:style-name="Strong_20_Emphasis">В классе ВСЁ, что принадлежит объекту,<text:line-break/>доступно только через </text:span><text:span text:style-name="Strong_20_Emphasis"><text:span text:style-name="Source_20_Text">this</text:span></text:span><text:span text:style-name="Strong_20_Emphasis">.</text:span></text:p>
      <text:p text:style-name="P89"/>
      <text:p text:style-name="P89"/>
      <text:p text:style-name="P89"/>
      <text:p text:style-name="P90">Пример геттера и сеттера </text:p>
      <text:p text:style-name="P90"/>
      <text:p text:style-name="P89">Пример<text:line-break/>class Parent {<text:line-break/> <text:s/>sayHello() {<text:line-break/> <text:s text:c="3"/>console.log("Привет из родительского класса");<text:line-break/> <text:s/>}<text:line-break/>}<text:line-break/><text:soft-page-break/><text:line-break/>class Child extends Parent {<text:line-break/> <text:s/>sayHello() {<text:line-break/> <text:s text:c="3"/>console.log("Привет из дочернего класса");<text:line-break/> <text:s/>}<text:line-break/>}<text:line-break/><text:line-break/>const obj = new Child();<text:line-break/>obj.sayHello();<text:line-break/><text:line-break/>Что произойдёт<text:line-break/><text:line-break/>👉 В консоль выведется:<text:line-break/><text:line-break/>Привет из дочернего класса<text:line-break/><text:line-break/><text:line-break/>Почему так:<text:line-break/><text:line-break/>JavaScript сначала ищет метод в самом объекте (Child)<text:line-break/><text:line-break/>Если находит — использует его<text:line-break/><text:line-break/>До родительского метода дело уже не доходит<text:line-break/><text:line-break/>Это называется переопределение метода (method overriding).<text:line-break/><text:line-break/>Как вызвать метод родителя из дочернего класса<text:line-break/><text:line-break/>Если тебе всё же нужно использовать родительскую реализацию:<text:line-break/><text:line-break/>class Child extends Parent {<text:line-break/> <text:s/>sayHello() {<text:line-break/> <text:s text:c="3"/>super.sayHello(); // вызов метода родителя<text:line-break/> <text:s text:c="3"/>console.log("И дополнение от дочернего класса");<text:line-break/> <text:s/>}<text:line-break/>}<text:line-break/><text:line-break/>const obj = new Child();<text:line-break/>obj.sayHello();<text:line-break/><text:line-break/><text:line-break/>Результат:<text:line-break/><text:line-break/>Привет из родительского класса<text:line-break/>И дополнение от дочернего класса<text:line-break/><text:line-break/>Если в дочернем классе НЕТ метода<text:line-break/>class Child extends Parent {}<text:line-break/><text:line-break/>const obj = new Child();<text:line-break/>obj.sayHello();<text:line-break/><text:soft-page-break/><text:line-break/><text:line-break/>👉 Будет использован метод из Parent.<text:line-break/><text:line-break/>Кратко<text:line-break/><text:line-break/>✔ Метод в дочернем классе перекрывает родительский<text:line-break/><text:line-break/>✔ super.method() — вызов метода родителя<text:line-break/><text:line-break/>✔ Если метода нет в дочернем классе — берётся из родителя<text:line-break/><text:line-break/>Если хочешь, могу объяснить это через prototype chain или на примере React / TypeScript.<text:line-break/><text:line-break/>а если свойства будет с одинкаовми именами<text:line-break/><text:line-break/>Отличный вопрос 👍<text:line-break/>Свойства с одинаковыми именами ведут себя почти так же, как методы.<text:line-break/><text:line-break/>1️⃣ Если свойство объявлено в родителе и в дочернем классе<text:line-break/>class Parent {<text:line-break/> <text:s/>constructor() {<text:line-break/> <text:s text:c="3"/>this.name = "Parent";<text:line-break/> <text:s/>}<text:line-break/>}<text:line-break/><text:line-break/>class Child extends Parent {<text:line-break/> <text:s/>constructor() {<text:line-break/> <text:s text:c="3"/>super();<text:line-break/> <text:s text:c="3"/>this.name = "Child";<text:line-break/> <text:s/>}<text:line-break/>}<text:line-break/><text:line-break/>const obj = new Child();<text:line-break/>console.log(obj.name);<text:line-break/><text:line-break/>👉 Результат:<text:line-break/>Child<text:line-break/><text:line-break/><text:line-break/>Почему:<text:line-break/><text:line-break/>super() создаёт this и инициализирует свойства родителя<text:line-break/><text:line-break/>Потом дочерний класс перезаписывает this.name<text:line-break/><text:line-break/>В объекте остаётся одно свойство name, со значением "Child"<text:line-break/><text:line-break/>2️⃣ Если в дочернем классе НЕ переопределять свойство<text:line-break/>class Child extends Parent {<text:line-break/> <text:s/>constructor() {<text:line-break/> <text:s text:c="3"/>super();<text:line-break/><text:soft-page-break/> <text:s/>}<text:line-break/>}<text:line-break/><text:line-break/>const obj = new Child();<text:line-break/>console.log(obj.name);<text:line-break/><text:line-break/><text:line-break/>👉 Выведется:<text:line-break/><text:line-break/>Parent<text:line-break/><text:line-break/>3️⃣ Если свойство в родителе, а в дочернем — геттер<text:line-break/>class Parent {<text:line-break/> <text:s/>constructor() {<text:line-break/> <text:s text:c="3"/>this.value = 10;<text:line-break/> <text:s/>}<text:line-break/>}<text:line-break/><text:line-break/>class Child extends Parent {<text:line-break/> <text:s/>get value() {<text:line-break/> <text:s text:c="3"/>return 20;<text:line-break/> <text:s/>}<text:line-break/>}<text:line-break/><text:line-break/>const obj = new Child();<text:line-break/>console.log(obj.value);<text:line-break/><text:line-break/><text:line-break/>👉 Результат:<text:line-break/><text:line-break/>20<text:line-break/><text:line-break/><text:line-break/>🔹 Геттер в дочернем классе перекрывает доступ к свойству родителя.<text:line-break/><text:line-break/>4️⃣ Важный момент: свойства ≠ методы<text:line-break/>Тип<text:tab/>Где хранится<text:line-break/>Свойства<text:tab/>В самом объекте (this)<text:line-break/>Методы<text:tab/>В прототипе (Class.prototype)<text:line-break/><text:line-break/>Поэтому:<text:line-break/><text:line-break/>Свойства просто перезаписываются<text:line-break/><text:line-break/>Методы перекрываются через prototype chain<text:line-break/><text:line-break/>5️⃣ Можно ли получить значение родителя?<text:line-break/><text:line-break/>Да, если сохранить его под другим именем:<text:line-break/><text:line-break/>class Child extends Parent {<text:line-break/> <text:s/>constructor() {<text:line-break/><text:soft-page-break/> <text:s text:c="3"/>super();<text:line-break/> <text:s text:c="3"/>this.parentName = this.name;<text:line-break/> <text:s text:c="3"/>this.name = "Child";<text:line-break/> <text:s/>}<text:line-break/>}<text:line-break/><text:line-break/>Кратко<text:line-break/><text:line-break/>✔ Свойства с одинаковыми именами → значение дочернего выигрывает<text:line-break/><text:line-break/>✔ В объекте существует одно свойство<text:line-break/><text:line-break/>✔ super() сначала создаёт родительские свойства<text:line-break/><text:line-break/>✔ Потом дочерний класс может их перезаписать<text:line-break/><text:line-break/>Если хочешь — могу объяснить через память и prototype chain, это часто очень помогает понять.<text:line-break/><text:line-break/>а если будует геттер в родительском <text:line-break/><text:line-break/>Хороший вопрос, тут есть важный нюанс 👌<text:line-break/>Разберём все варианты, потому что поведение зависит от того, что именно есть в дочернем классе.<text:line-break/><text:line-break/>1️⃣ В родителе есть getter, в дочернем ничего нет<text:line-break/>class Parent {<text:line-break/> <text:s/>get value() {<text:line-break/> <text:s text:c="3"/>return 10;<text:line-break/> <text:s/>}<text:line-break/>}<text:line-break/><text:line-break/>class Child extends Parent {}<text:line-break/><text:line-break/>const obj = new Child();<text:line-break/>console.log(obj.value);<text:line-break/><text:line-break/><text:line-break/>👉 Результат:<text:line-break/><text:line-break/>10<text:line-break/><text:line-break/><text:line-break/>📌 Почему:<text:line-break/><text:line-break/>Геттер лежит в Parent.prototype<text:line-break/><text:line-break/>Объект Child не находит value у себя<text:line-break/><text:line-break/>Идёт по prototype chain → находит геттер родителя<text:line-break/><text:line-break/>2️⃣ В родителе есть getter, в дочернем есть обычное свойство<text:line-break/><text:soft-page-break/>class Parent {<text:line-break/> <text:s/>get value() {<text:line-break/> <text:s text:c="3"/>return 10;<text:line-break/> <text:s/>}<text:line-break/>}<text:line-break/><text:line-break/>class Child extends Parent {<text:line-break/> <text:s/>constructor() {<text:line-break/> <text:s text:c="3"/>super();<text:line-break/> <text:s text:c="3"/>this.value = 20;<text:line-break/> <text:s/>}<text:line-break/>}<text:line-break/><text:line-break/>const obj = new Child();<text:line-break/>console.log(obj.value);<text:line-break/><text:line-break/><text:line-break/>👉 Результат:<text:line-break/><text:line-break/>20<text:line-break/><text:line-break/><text:line-break/>📌 Почему:<text:line-break/><text:line-break/>this.value = 20 создаёт собственное свойство объекта<text:line-break/><text:line-break/>Оно перекрывает геттер из прототипа<text:line-break/><text:line-break/>⚠️ Важно:<text:line-break/>Если у геттера нет сеттера, то в строгом режиме будет ошибка:<text:line-break/><text:line-break/>TypeError: Cannot set property value of #&lt;Object&gt; which has only a getter<text:line-break/><text:line-break/>3️⃣ В родителе есть getter и setter, в дочернем — свойство<text:line-break/>class Parent {<text:line-break/> <text:s/>get value() {<text:line-break/> <text:s text:c="3"/>return this._value;<text:line-break/> <text:s/>}<text:line-break/> <text:s/>set value(v) {<text:line-break/> <text:s text:c="3"/>this._value = v;<text:line-break/> <text:s/>}<text:line-break/>}<text:line-break/><text:line-break/>class Child extends Parent {<text:line-break/> <text:s/>constructor() {<text:line-break/> <text:s text:c="3"/>super();<text:line-break/> <text:s text:c="3"/>this.value = 20;<text:line-break/> <text:s/>}<text:line-break/>}<text:line-break/><text:line-break/>const obj = new Child();<text:line-break/>console.log(obj.value);<text:line-break/><text:soft-page-break/><text:line-break/><text:line-break/>👉 Результат:<text:line-break/><text:line-break/>20<text:line-break/><text:line-break/><text:line-break/>📌 Тут:<text:line-break/><text:line-break/>this.value = 20 вызывает setter родителя<text:line-break/><text:line-break/>Реальное значение хранится в _value<text:line-break/><text:line-break/>4️⃣ В родителе есть getter, в дочернем есть getter с тем же именем<text:line-break/>class Parent {<text:line-break/> <text:s/>get value() {<text:line-break/> <text:s text:c="3"/>return 10;<text:line-break/> <text:s/>}<text:line-break/>}<text:line-break/><text:line-break/>class Child extends Parent {<text:line-break/> <text:s/>get value() {<text:line-break/> <text:s text:c="3"/>return 30;<text:line-break/> <text:s/>}<text:line-break/>}<text:line-break/><text:line-break/>const obj = new Child();<text:line-break/>console.log(obj.value);<text:line-break/><text:line-break/><text:line-break/>👉 Результат:<text:line-break/><text:line-break/>30<text:line-break/><text:line-break/><text:line-break/>📌 Геттер дочернего класса полностью перекрывает геттер родителя.<text:line-break/><text:line-break/>5️⃣ Вызов геттера родителя из дочернего<text:line-break/>class Child extends Parent {<text:line-break/> <text:s/>get value() {<text:line-break/> <text:s text:c="3"/>return super.value + 5;<text:line-break/> <text:s/>}<text:line-break/>}<text:line-break/><text:line-break/><text:line-break/>👉 super.value вызовет родительский геттер.<text:line-break/><text:line-break/>Краткое правило 🧠<text:line-break/>Ситуация<text:tab/>Что используется<text:line-break/>Только геттер в родителе<text:tab/>Родительский геттер<text:line-break/>Свойство в дочернем<text:tab/>Свойство перекрывает геттер<text:line-break/><text:soft-page-break/>Геттер в дочернем<text:tab/>Геттер дочернего<text:line-break/>super.value<text:tab/>Геттер родителя</text:p>
      <text:p text:style-name="P89"/>
      <text:p text:style-name="P89">class Parent { get value() { return 10; } } class Child extends Parent { constructor() { super(); this.value = 20; } } const obj = new Child(); console.log(obj.value); мы же по идее не записываем свойства откуда this.value?</text:p>
      <text:p text:style-name="P91">Очень хороший вопрос — ты как раз упёрся в <text:span text:style-name="Strong_20_Emphasis">самую суть </text:span><text:span text:style-name="Strong_20_Emphasis"><text:span text:style-name="Source_20_Text">this</text:span></text:span><text:span text:style-name="Strong_20_Emphasis"> и прототипов</text:span> 👌<text:line-break/>Разберём максимально чётко.</text:p>
      <text:p text:style-name="P92"/>
      <text:h text:style-name="P93" text:outline-level="2">Короткий ответ</text:h>
      <text:p text:style-name="P91">👉 <text:span text:style-name="Strong_20_Emphasis"><text:span text:style-name="Source_20_Text">this.value</text:span></text:span><text:span text:style-name="Strong_20_Emphasis"> — это НЕ “свойство из ниоткуда”</text:span><text:line-break/><text:span text:style-name="Source_20_Text">this</text:span> — это <text:span text:style-name="Strong_20_Emphasis">экземпляр </text:span><text:span text:style-name="Strong_20_Emphasis"><text:span text:style-name="Source_20_Text">Child</text:span></text:span>, и запись <text:span text:style-name="Source_20_Text">this.value = 20</text:span> — это <text:span text:style-name="Strong_20_Emphasis">попытка создать свойство </text:span><text:span text:style-name="Strong_20_Emphasis"><text:span text:style-name="Source_20_Text">value</text:span></text:span><text:span text:style-name="Strong_20_Emphasis"> у этого объекта</text:span>.</text:p>
      <text:p text:style-name="P91">Но в твоём случае <text:span text:style-name="Strong_20_Emphasis">создание свойства запрещено</text:span>, потому что в прототипе есть <text:span text:style-name="Source_20_Text">getter</text:span> без <text:span text:style-name="Source_20_Text">setter</text:span>.</text:p>
      <text:p text:style-name="P92"/>
      <text:h text:style-name="P93" text:outline-level="2">Что такое <text:span text:style-name="Source_20_Text">this</text:span> здесь</text:h>
      <text:p text:style-name="P94"><text:span text:style-name="Source_20_Text">const obj = new Child();</text:span></text:p>
      <text:p text:style-name="P91">Во время выполнения конструктора:</text:p>
      <text:p text:style-name="P95"><text:span text:style-name="Source_20_Text">constructor() {</text:span></text:p>
      <text:p text:style-name="P96"><text:span text:style-name="Source_20_Text"><text:s text:c="2"/>super(); <text:s text:c="5"/>// создаёт объект this</text:span></text:p>
      <text:p text:style-name="P96"><text:span text:style-name="Source_20_Text"><text:s text:c="2"/>this.value = 20; // ← попытка записи</text:span></text:p>
      <text:p text:style-name="P97"><text:span text:style-name="Source_20_Text">}</text:span></text:p>
      <text:list text:style-name="L62">
        <text:list-item>
          <text:p text:style-name="P98"><text:span text:style-name="Source_20_Text">this</text:span> → это <text:span text:style-name="Strong_20_Emphasis">новый объект </text:span><text:span text:style-name="Strong_20_Emphasis"><text:span text:style-name="Source_20_Text">obj</text:span></text:span></text:p>
        </text:list-item>
        <text:list-item>
          <text:p text:style-name="P98">Он пустой: <text:span text:style-name="Source_20_Text">{}</text:span> (на старте)</text:p>
        </text:list-item>
        <text:list-item>
          <text:p text:style-name="P98">Его прототип → <text:span text:style-name="Source_20_Text">Child.prototype → Parent.prototype</text:span></text:p>
        </text:list-item>
      </text:list>
      <text:p text:style-name="P92"/>
      <text:h text:style-name="P93" text:outline-level="2">Почему <text:span text:style-name="Source_20_Text">this.value = 20</text:span> не создаёт свойство</text:h>
      <text:p text:style-name="P91">Алгоритм упрощённо такой:</text:p>
      <text:list text:style-name="L63">
        <text:list-item>
          <text:p text:style-name="P99">JS видит: <text:span text:style-name="Source_20_Text">this.value = 20</text:span></text:p>
        </text:list-item>
        <text:list-item>
          <text:p text:style-name="P99">Проверяет: есть ли <text:span text:style-name="Strong_20_Emphasis">собственное</text:span> свойство <text:span text:style-name="Source_20_Text">value</text:span>? → ❌ нет</text:p>
        </text:list-item>
        <text:list-item>
          <text:p text:style-name="P99">Идёт по prototype chain</text:p>
        </text:list-item>
        <text:list-item>
          <text:p text:style-name="P99">Находит <text:span text:style-name="Source_20_Text">Parent.prototype.value</text:span> → <text:span text:style-name="Strong_20_Emphasis">getter</text:span></text:p>
        </text:list-item>
        <text:list-item>
          <text:p text:style-name="P99">Проверяет: есть ли <text:span text:style-name="Source_20_Text">setter</text:span>? → ❌ нет</text:p>
        </text:list-item>
        <text:list-item>
          <text:p text:style-name="P99"><text:soft-page-break/>👉 <text:span text:style-name="Strong_20_Emphasis">Запись запрещена</text:span></text:p>
          <text:list>
            <text:list-item>
              <text:p text:style-name="P99">strict mode → ❌ TypeError</text:p>
            </text:list-item>
            <text:list-item>
              <text:p text:style-name="P99">non-strict → ❌ игнор</text:p>
            </text:list-item>
          </text:list>
        </text:list-item>
      </text:list>
      <text:p text:style-name="P91">❗ <text:span text:style-name="Strong_20_Emphasis">Новое свойство на </text:span><text:span text:style-name="Strong_20_Emphasis"><text:span text:style-name="Source_20_Text">this</text:span></text:span><text:span text:style-name="Strong_20_Emphasis"> не создаётся</text:span>, хотя синтаксис выглядит как обычное присваивание.</text:p>
      <text:p text:style-name="P92"/>
      <text:h text:style-name="P93" text:outline-level="2">Важный момент</text:h>
      <text:p text:style-name="P91">Ты правильно чувствуешь подвох:</text:p>
      <text:p text:style-name="P100"><text:span text:style-name="Emphasis">«мы же не записываем свойства, откуда </text:span><text:span text:style-name="Emphasis"><text:span text:style-name="Source_20_Text">this.value</text:span></text:span><text:span text:style-name="Emphasis">?»</text:span></text:p>
      <text:p text:style-name="P91">Ответ:</text:p>
      <text:list text:style-name="L64">
        <text:list-item>
          <text:p text:style-name="P101"><text:span text:style-name="Source_20_Text">this.value</text:span> — это <text:span text:style-name="Strong_20_Emphasis">попытка записи</text:span></text:p>
        </text:list-item>
        <text:list-item>
          <text:p text:style-name="P101">Но JS <text:span text:style-name="Strong_20_Emphasis">сначала обязан проверить прототип</text:span></text:p>
        </text:list-item>
        <text:list-item>
          <text:p text:style-name="P101">И если там accessor без setter — запись блокируется</text:p>
        </text:list-item>
      </text:list>
      <text:p text:style-name="P92"/>
      <text:h text:style-name="P93" text:outline-level="2">Аналогия 🧠</text:h>
      <text:p text:style-name="P91">Представь:</text:p>
      <text:p text:style-name="P95"><text:span text:style-name="Source_20_Text">Объект this: {}</text:span></text:p>
      <text:p text:style-name="P96"><text:span text:style-name="Source_20_Text">Прототип: {</text:span></text:p>
      <text:p text:style-name="P96"><text:span text:style-name="Source_20_Text"><text:s text:c="2"/>get value() { return 10 }</text:span></text:p>
      <text:p text:style-name="P97"><text:span text:style-name="Source_20_Text">}</text:span></text:p>
      <text:p text:style-name="P91">Ты говоришь:</text:p>
      <text:p text:style-name="P100">«Запиши value = 20»</text:p>
      <text:p text:style-name="P91">JS отвечает:</text:p>
      <text:p text:style-name="P100">«Стоп. Это свойство защищено геттером без сеттера. Запрещено.»</text:p>
      <text:p text:style-name="P92"/>
      <text:h text:style-name="P93" text:outline-level="2">Когда <text:span text:style-name="Source_20_Text">this.value</text:span> реально создастся</text:h>
      <text:h text:style-name="P102" text:outline-level="3">✅ Если в родителе есть setter</text:h>
      <text:p text:style-name="P95"><text:span text:style-name="Source_20_Text">set value(v) {</text:span></text:p>
      <text:p text:style-name="P96"><text:span text:style-name="Source_20_Text"><text:s text:c="2"/>this._value = v;</text:span></text:p>
      <text:p text:style-name="P97"><text:span text:style-name="Source_20_Text">}</text:span></text:p>
      <text:h text:style-name="P102" text:outline-level="3"><text:soft-page-break/>✅ Если геттера в прототипе нет</text:h>
      <text:p text:style-name="P94"><text:span text:style-name="Source_20_Text">this.value = 20; // создастся обычное свойство</text:span></text:p>
      <text:h text:style-name="P102" text:outline-level="3">✅ Если определить свойство явно</text:h>
      <text:p text:style-name="P95"><text:span text:style-name="Source_20_Text">Object.defineProperty(this, 'value', {</text:span></text:p>
      <text:p text:style-name="P96"><text:span text:style-name="Source_20_Text"><text:s text:c="2"/>value: 20,</text:span></text:p>
      <text:p text:style-name="P96"><text:span text:style-name="Source_20_Text"><text:s text:c="2"/>writable: true</text:span></text:p>
      <text:p text:style-name="P97"><text:span text:style-name="Source_20_Text">});</text:span></text:p>
      <text:p text:style-name="P91">(в strict тоже сработает)</text:p>
      <text:p text:style-name="P92"/>
      <text:h text:style-name="P93" text:outline-level="2">Итог 🧠</text:h>
      <text:list text:style-name="L65">
        <text:list-item>
          <text:p text:style-name="P103"><text:span text:style-name="Source_20_Text">this.value = ...</text:span> — это <text:span text:style-name="Strong_20_Emphasis">не гарантия создания свойства</text:span></text:p>
        </text:list-item>
        <text:list-item>
          <text:p text:style-name="P103">JS всегда:</text:p>
          <text:list>
            <text:list-item>
              <text:p text:style-name="P103">смотрит на прототип</text:p>
            </text:list-item>
            <text:list-item>
              <text:p text:style-name="P103">учитывает getter/setter</text:p>
            </text:list-item>
          </text:list>
        </text:list-item>
        <text:list-item>
          <text:p text:style-name="P103">Getter без setter = <text:span text:style-name="Strong_20_Emphasis">read-only</text:span></text:p>
        </text:list-item>
        <text:list-item>
          <text:p text:style-name="P103">В классах это всегда strict → ошибка</text:p>
        </text:list-item>
      </text:list>
      <text:p text:style-name="P91">Ты задал <text:span text:style-name="Strong_20_Emphasis">очень правильный вопрос</text:span>, реально уровень deep JS.<text:line-break/>Если хочешь — могу дальше разобрать <text:span text:style-name="Strong_20_Emphasis">порядок работы </text:span><text:span text:style-name="Strong_20_Emphasis"><text:span text:style-name="Source_20_Text">[[Get]] / [[Set]]</text:span></text:span><text:span text:style-name="Strong_20_Emphasis"> из спецификации</text:span> или показать это в виде схемы.</text:p>
      <text:p text:style-name="P91">set value(v) { this._value = v; } при такой записи как должен выглядит геттер</text:p>
      <text:p text:style-name="P91">Отличный вопрос 👍<text:line-break/>Если есть <text:span text:style-name="Source_20_Text">setter</text:span>, то <text:span text:style-name="Strong_20_Emphasis">геттер почти всегда должен читать то же самое поле</text:span>, иначе логика ломается.</text:p>
      <text:p text:style-name="P92"/>
      <text:h text:style-name="P93" text:outline-level="2">Правильная пара <text:span text:style-name="Source_20_Text">getter + setter</text:span></text:h>
      <text:p text:style-name="P95"><text:span text:style-name="Source_20_Text">class Parent {</text:span></text:p>
      <text:p text:style-name="P96"><text:span text:style-name="Source_20_Text"><text:s text:c="2"/>get value() {</text:span></text:p>
      <text:p text:style-name="P96"><text:span text:style-name="Source_20_Text"><text:s text:c="4"/>return this._value;</text:span></text:p>
      <text:p text:style-name="P96"><text:span text:style-name="Source_20_Text"><text:s text:c="2"/>}</text:span></text:p>
      <text:p text:style-name="P96"/>
      <text:p text:style-name="P96"><text:span text:style-name="Source_20_Text"><text:s text:c="2"/>set value(v) {</text:span></text:p>
      <text:p text:style-name="P96"><text:span text:style-name="Source_20_Text"><text:s text:c="4"/>this._value = v;</text:span></text:p>
      <text:p text:style-name="P96"><text:span text:style-name="Source_20_Text"><text:s text:c="2"/>}</text:span></text:p>
      <text:p text:style-name="P97"><text:span text:style-name="Source_20_Text">}</text:span></text:p>
      <text:h text:style-name="P102" text:outline-level="3">Как это работает</text:h>
      <text:p text:style-name="P95"><text:span text:style-name="Source_20_Text">const obj = new Parent();</text:span></text:p>
      <text:p text:style-name="P96"><text:span text:style-name="Source_20_Text">obj.value = 20; <text:s text:c="5"/>// вызывает setter → this._value = 20</text:span></text:p>
      <text:p text:style-name="P97"><text:span text:style-name="Source_20_Text">console.log(obj.value); // вызывает getter → 20</text:span></text:p>
      <text:p text:style-name="P92"><text:soft-page-break/></text:p>
      <text:h text:style-name="P93" text:outline-level="2">Почему нельзя писать так ❌</text:h>
      <text:p text:style-name="P95"><text:span text:style-name="Source_20_Text">get value() {</text:span></text:p>
      <text:p text:style-name="P96"><text:span text:style-name="Source_20_Text"><text:s text:c="2"/>return 10;</text:span></text:p>
      <text:p text:style-name="P97"><text:span text:style-name="Source_20_Text">}</text:span></text:p>
      <text:p text:style-name="P91">а setter:</text:p>
      <text:p text:style-name="P95"><text:span text:style-name="Source_20_Text">set value(v) {</text:span></text:p>
      <text:p text:style-name="P96"><text:span text:style-name="Source_20_Text"><text:s text:c="2"/>this._value = v;</text:span></text:p>
      <text:p text:style-name="P97"><text:span text:style-name="Source_20_Text">}</text:span></text:p>
      <text:p text:style-name="P91">👉 Тогда:</text:p>
      <text:p text:style-name="P95"><text:span text:style-name="Source_20_Text">obj.value = 20;</text:span></text:p>
      <text:p text:style-name="P97"><text:span text:style-name="Source_20_Text">console.log(obj.value); // 10 😵</text:span></text:p>
      <text:p text:style-name="P91">Геттер и сеттер <text:span text:style-name="Strong_20_Emphasis">не связаны логически</text:span> — это почти всегда ошибка.</text:p>
      <text:p text:style-name="P92"/>
      <text:h text:style-name="P93" text:outline-level="2">Полный пример с наследованием</text:h>
      <text:p text:style-name="P95"><text:span text:style-name="Source_20_Text">class Parent {</text:span></text:p>
      <text:p text:style-name="P96"><text:span text:style-name="Source_20_Text"><text:s text:c="2"/>get value() {</text:span></text:p>
      <text:p text:style-name="P96"><text:span text:style-name="Source_20_Text"><text:s text:c="4"/>return this._value;</text:span></text:p>
      <text:p text:style-name="P96"><text:span text:style-name="Source_20_Text"><text:s text:c="2"/>}</text:span></text:p>
      <text:p text:style-name="P96"/>
      <text:p text:style-name="P96"><text:span text:style-name="Source_20_Text"><text:s text:c="2"/>set value(v) {</text:span></text:p>
      <text:p text:style-name="P96"><text:span text:style-name="Source_20_Text"><text:s text:c="4"/>this._value = v;</text:span></text:p>
      <text:p text:style-name="P96"><text:span text:style-name="Source_20_Text"><text:s text:c="2"/>}</text:span></text:p>
      <text:p text:style-name="P96"><text:span text:style-name="Source_20_Text">}</text:span></text:p>
      <text:p text:style-name="P96"/>
      <text:p text:style-name="P96"><text:span text:style-name="Source_20_Text">class Child extends Parent {</text:span></text:p>
      <text:p text:style-name="P96"><text:span text:style-name="Source_20_Text"><text:s text:c="2"/>constructor() {</text:span></text:p>
      <text:p text:style-name="P96"><text:span text:style-name="Source_20_Text"><text:s text:c="4"/>super();</text:span></text:p>
      <text:p text:style-name="P96"><text:span text:style-name="Source_20_Text"><text:s text:c="4"/>this.value = 42; // вызывает setter родителя</text:span></text:p>
      <text:p text:style-name="P96"><text:span text:style-name="Source_20_Text"><text:s text:c="2"/>}</text:span></text:p>
      <text:p text:style-name="P96"><text:span text:style-name="Source_20_Text">}</text:span></text:p>
      <text:p text:style-name="P96"/>
      <text:p text:style-name="P96"><text:span text:style-name="Source_20_Text">const obj = new Child();</text:span></text:p>
      <text:p text:style-name="P97"><text:span text:style-name="Source_20_Text">console.log(obj.value); // 42</text:span></text:p>
      <text:p text:style-name="P92"/>
      <text:h text:style-name="P93" text:outline-level="2">Важные правила 🧠</text:h>
      <text:list text:style-name="L66">
        <text:list-item>
          <text:p text:style-name="P104"><text:span text:style-name="Strong_20_Emphasis">Геттер и сеттер работают с одним источником данных</text:span></text:p>
          <text:list>
            <text:list-item>
              <text:p text:style-name="P104">обычно <text:span text:style-name="Source_20_Text">_value</text:span>, <text:span text:style-name="Source_20_Text">#value</text:span> или <text:span text:style-name="Source_20_Text">__value</text:span></text:p>
            </text:list-item>
          </text:list>
        </text:list-item>
        <text:list-item>
          <text:p text:style-name="P104"><text:span text:style-name="Strong_20_Emphasis">Никогда не делай рекурсию</text:span></text:p>
        </text:list-item>
      </text:list>
      <text:p text:style-name="P95"><text:span text:style-name="Source_20_Text">set value(v) {</text:span></text:p>
      <text:p text:style-name="P96"><text:span text:style-name="Source_20_Text"><text:s text:c="2"/>this.value = v; // ❌ бесконечный цикл</text:span></text:p>
      <text:p text:style-name="P97"><text:span text:style-name="Source_20_Text">}</text:span></text:p>
      <text:list text:style-name="L67">
        <text:list-item>
          <text:p text:style-name="P105"><text:soft-page-break/><text:span text:style-name="Strong_20_Emphasis">Часто используют приватные поля</text:span></text:p>
        </text:list-item>
      </text:list>
      <text:p text:style-name="P95"><text:span text:style-name="Source_20_Text">class Parent {</text:span></text:p>
      <text:p text:style-name="P96"><text:span text:style-name="Source_20_Text"><text:s text:c="2"/>#value;</text:span></text:p>
      <text:p text:style-name="P96"/>
      <text:p text:style-name="P96"><text:span text:style-name="Source_20_Text"><text:s text:c="2"/>get value() {</text:span></text:p>
      <text:p text:style-name="P96"><text:span text:style-name="Source_20_Text"><text:s text:c="4"/>return this.#value;</text:span></text:p>
      <text:p text:style-name="P96"><text:span text:style-name="Source_20_Text"><text:s text:c="2"/>}</text:span></text:p>
      <text:p text:style-name="P96"/>
      <text:p text:style-name="P96"><text:span text:style-name="Source_20_Text"><text:s text:c="2"/>set value(v) {</text:span></text:p>
      <text:p text:style-name="P96"><text:span text:style-name="Source_20_Text"><text:s text:c="4"/>this.#value = v;</text:span></text:p>
      <text:p text:style-name="P96"><text:span text:style-name="Source_20_Text"><text:s text:c="2"/>}</text:span></text:p>
      <text:p text:style-name="P97"><text:span text:style-name="Source_20_Text">}</text:span></text:p>
      <text:p text:style-name="P92"/>
      <text:h text:style-name="P93" text:outline-level="2">Шаблон, который стоит запомнить</text:h>
      <text:p text:style-name="P95"><text:span text:style-name="Source_20_Text">get prop() {</text:span></text:p>
      <text:p text:style-name="P96"><text:span text:style-name="Source_20_Text"><text:s text:c="2"/>return this._prop;</text:span></text:p>
      <text:p text:style-name="P96"><text:span text:style-name="Source_20_Text">}</text:span></text:p>
      <text:p text:style-name="P96"/>
      <text:p text:style-name="P96"><text:span text:style-name="Source_20_Text">set prop(v) {</text:span></text:p>
      <text:p text:style-name="P96"><text:span text:style-name="Source_20_Text"><text:s text:c="2"/>this._prop = v;</text:span></text:p>
      <text:p text:style-name="P97"><text:span text:style-name="Source_20_Text">}</text:span></text:p>
      <text:p text:style-name="P92"/>
      <text:h text:style-name="P93" text:outline-level="2">Короткий вывод</text:h>
      <text:list text:style-name="L68">
        <text:list-item>
          <text:p text:style-name="P106"><text:span text:style-name="Source_20_Text">setter</text:span> <text:span text:style-name="Strong_20_Emphasis">записывает</text:span></text:p>
        </text:list-item>
        <text:list-item>
          <text:p text:style-name="P106"><text:span text:style-name="Source_20_Text">getter</text:span> <text:span text:style-name="Strong_20_Emphasis">читает то же поле</text:span></text:p>
        </text:list-item>
        <text:list-item>
          <text:p text:style-name="P106">Accessor = интерфейс, не хранилище</text:p>
        </text:list-item>
        <text:list-item>
          <text:p text:style-name="P106">Хранилище — отдельное поле (<text:span text:style-name="Source_20_Text">_value</text:span>, <text:span text:style-name="Source_20_Text">#value</text:span>)</text:p>
        </text:list-item>
      </text:list>
      <text:h text:style-name="P107" text:outline-level="2">1️⃣ Что значит «переопределить метод»</text:h>
      <text:p text:style-name="P91">Есть родительский класс:</text:p>
      <text:p text:style-name="P95"><text:span text:style-name="Source_20_Text">class Animal {</text:span></text:p>
      <text:p text:style-name="P96"><text:span text:style-name="Source_20_Text"><text:s text:c="2"/>stop() {</text:span></text:p>
      <text:p text:style-name="P96"><text:span text:style-name="Source_20_Text"><text:s text:c="4"/>console.log("Animal stopped");</text:span></text:p>
      <text:p text:style-name="P96"><text:span text:style-name="Source_20_Text"><text:s text:c="2"/>}</text:span></text:p>
      <text:p text:style-name="P97"><text:span text:style-name="Source_20_Text">}</text:span></text:p>
      <text:p text:style-name="P91">Если <text:span text:style-name="Strong_20_Emphasis">ничего не писать</text:span> в <text:span text:style-name="Source_20_Text">Rabbit</text:span>, то метод берётся из <text:span text:style-name="Source_20_Text">Animal</text:span>:</text:p>
      <text:p text:style-name="P95"><text:span text:style-name="Source_20_Text">class Rabbit extends Animal {}</text:span></text:p>
      <text:p text:style-name="P96"/>
      <text:p text:style-name="P96"><text:span text:style-name="Source_20_Text">const rabbit = new Rabbit();</text:span></text:p>
      <text:p text:style-name="P97"><text:span text:style-name="Source_20_Text">rabbit.stop(); // Animal stopped</text:span></text:p>
      <text:p text:style-name="P92"/>
      <text:h text:style-name="P93" text:outline-level="2"><text:soft-page-break/>2️⃣ Переопределение метода</text:h>
      <text:p text:style-name="P91">Если в <text:span text:style-name="Source_20_Text">Rabbit</text:span> есть метод с <text:span text:style-name="Strong_20_Emphasis">тем же именем</text:span>, он <text:span text:style-name="Strong_20_Emphasis">заменяет родительский</text:span>:</text:p>
      <text:p text:style-name="P95"><text:span text:style-name="Source_20_Text">class Rabbit extends Animal {</text:span></text:p>
      <text:p text:style-name="P96"><text:span text:style-name="Source_20_Text"><text:s text:c="2"/>stop() {</text:span></text:p>
      <text:p text:style-name="P96"><text:span text:style-name="Source_20_Text"><text:s text:c="4"/>console.log("Rabbit stopped");</text:span></text:p>
      <text:p text:style-name="P96"><text:span text:style-name="Source_20_Text"><text:s text:c="2"/>}</text:span></text:p>
      <text:p text:style-name="P96"><text:span text:style-name="Source_20_Text">}</text:span></text:p>
      <text:p text:style-name="P96"/>
      <text:p text:style-name="P96"><text:span text:style-name="Source_20_Text">const rabbit = new Rabbit();</text:span></text:p>
      <text:p text:style-name="P97"><text:span text:style-name="Source_20_Text">rabbit.stop(); // Rabbit stopped</text:span></text:p>
      <text:p text:style-name="P91">📌 JS сначала ищет <text:span text:style-name="Source_20_Text">stop</text:span> в <text:span text:style-name="Source_20_Text">Rabbit.prototype</text:span><text:line-break/>📌 Нашёл → использует его<text:line-break/>📌 До <text:span text:style-name="Source_20_Text">Animal.prototype</text:span> не доходит</text:p>
      <text:p text:style-name="P92"/>
      <text:h text:style-name="P93" text:outline-level="2">3️⃣ Зачем нужен <text:span text:style-name="Source_20_Text">super</text:span></text:h>
      <text:p text:style-name="P91">Часто не хочется <text:span text:style-name="Strong_20_Emphasis">полностью заменять</text:span> метод родителя, а нужно:</text:p>
      <text:list text:style-name="L69">
        <text:list-item>
          <text:p text:style-name="P108">добавить логику</text:p>
        </text:list-item>
        <text:list-item>
          <text:p text:style-name="P108">расширить поведение</text:p>
        </text:list-item>
        <text:list-item>
          <text:p text:style-name="P108">сохранить базовую реализацию</text:p>
        </text:list-item>
      </text:list>
      <text:p text:style-name="P91">Для этого используется <text:span text:style-name="Source_20_Text">super</text:span>.</text:p>
      <text:p text:style-name="P92"/>
      <text:h text:style-name="P93" text:outline-level="2">4️⃣ <text:span text:style-name="Source_20_Text">super.method()</text:span> — вызвать метод родителя</text:h>
      <text:p text:style-name="P95"><text:span text:style-name="Source_20_Text">class Animal {</text:span></text:p>
      <text:p text:style-name="P96"><text:span text:style-name="Source_20_Text"><text:s text:c="2"/>stop() {</text:span></text:p>
      <text:p text:style-name="P96"><text:span text:style-name="Source_20_Text"><text:s text:c="4"/>console.log("Animal stopped");</text:span></text:p>
      <text:p text:style-name="P96"><text:span text:style-name="Source_20_Text"><text:s text:c="2"/>}</text:span></text:p>
      <text:p text:style-name="P96"><text:span text:style-name="Source_20_Text">}</text:span></text:p>
      <text:p text:style-name="P96"/>
      <text:p text:style-name="P96"><text:span text:style-name="Source_20_Text">class Rabbit extends Animal {</text:span></text:p>
      <text:p text:style-name="P96"><text:span text:style-name="Source_20_Text"><text:s text:c="2"/>stop() {</text:span></text:p>
      <text:p text:style-name="P96"><text:span text:style-name="Source_20_Text"><text:s text:c="4"/>console.log("Rabbit is stopping...");</text:span></text:p>
      <text:p text:style-name="P96"><text:span text:style-name="Source_20_Text"><text:s text:c="4"/>super.stop(); // вызов метода Animal</text:span></text:p>
      <text:p text:style-name="P96"><text:span text:style-name="Source_20_Text"><text:s text:c="2"/>}</text:span></text:p>
      <text:p text:style-name="P96"><text:span text:style-name="Source_20_Text">}</text:span></text:p>
      <text:p text:style-name="P96"/>
      <text:p text:style-name="P96"><text:span text:style-name="Source_20_Text">const rabbit = new Rabbit();</text:span></text:p>
      <text:p text:style-name="P97"><text:span text:style-name="Source_20_Text">rabbit.stop();</text:span></text:p>
      <text:h text:style-name="P102" text:outline-level="3">Результат:</text:h>
      <text:p text:style-name="P95"><text:span text:style-name="Source_20_Text">Rabbit is stopping...</text:span></text:p>
      <text:p text:style-name="P97"><text:span text:style-name="Source_20_Text">Animal stopped</text:span></text:p>
      <text:p text:style-name="P91"><text:soft-page-break/>📌 <text:span text:style-name="Source_20_Text">super.stop()</text:span> → это <text:span text:style-name="Strong_20_Emphasis">Animal.prototype.stop.call(this)</text:span><text:line-break/>📌 <text:span text:style-name="Source_20_Text">this</text:span> при этом остаётся <text:span text:style-name="Source_20_Text">rabbit</text:span></text:p>
      <text:p text:style-name="P92"/>
      <text:h text:style-name="P93" text:outline-level="2">5️⃣ Можно вызвать до / после / внутри</text:h>
      <text:h text:style-name="P102" text:outline-level="3">До</text:h>
      <text:p text:style-name="P95"><text:span text:style-name="Source_20_Text">stop() {</text:span></text:p>
      <text:p text:style-name="P96"><text:span text:style-name="Source_20_Text"><text:s text:c="2"/>super.stop();</text:span></text:p>
      <text:p text:style-name="P96"><text:span text:style-name="Source_20_Text"><text:s text:c="2"/>console.log("Rabbit cleaned up");</text:span></text:p>
      <text:p text:style-name="P97"><text:span text:style-name="Source_20_Text">}</text:span></text:p>
      <text:h text:style-name="P102" text:outline-level="3">После</text:h>
      <text:p text:style-name="P95"><text:span text:style-name="Source_20_Text">stop() {</text:span></text:p>
      <text:p text:style-name="P96"><text:span text:style-name="Source_20_Text"><text:s text:c="2"/>console.log("Rabbit prepares to stop");</text:span></text:p>
      <text:p text:style-name="P96"><text:span text:style-name="Source_20_Text"><text:s text:c="2"/>super.stop();</text:span></text:p>
      <text:p text:style-name="P97"><text:span text:style-name="Source_20_Text">}</text:span></text:p>
      <text:h text:style-name="P102" text:outline-level="3">Внутри</text:h>
      <text:p text:style-name="P95"><text:span text:style-name="Source_20_Text">stop() {</text:span></text:p>
      <text:p text:style-name="P96"><text:span text:style-name="Source_20_Text"><text:s text:c="2"/>if (this.energy &gt; 0) {</text:span></text:p>
      <text:p text:style-name="P96"><text:span text:style-name="Source_20_Text"><text:s text:c="4"/>super.stop();</text:span></text:p>
      <text:p text:style-name="P96"><text:span text:style-name="Source_20_Text"><text:s text:c="2"/>}</text:span></text:p>
      <text:p text:style-name="P97"><text:span text:style-name="Source_20_Text">}</text:span></text:p>
      <text:p text:style-name="P92"/>
      <text:h text:style-name="P93" text:outline-level="2">6️⃣ <text:span text:style-name="Source_20_Text">super()</text:span> — вызов конструктора родителя</text:h>
      <text:p text:style-name="P91">Если у родителя есть <text:span text:style-name="Source_20_Text">constructor</text:span>, <text:span text:style-name="Strong_20_Emphasis">в дочернем его нужно вызвать</text:span>:</text:p>
      <text:p text:style-name="P95"><text:span text:style-name="Source_20_Text">class Animal {</text:span></text:p>
      <text:p text:style-name="P96"><text:span text:style-name="Source_20_Text"><text:s text:c="2"/>constructor(name) {</text:span></text:p>
      <text:p text:style-name="P96"><text:span text:style-name="Source_20_Text"><text:s text:c="4"/>this.name = name;</text:span></text:p>
      <text:p text:style-name="P96"><text:span text:style-name="Source_20_Text"><text:s text:c="2"/>}</text:span></text:p>
      <text:p text:style-name="P96"><text:span text:style-name="Source_20_Text">}</text:span></text:p>
      <text:p text:style-name="P96"/>
      <text:p text:style-name="P96"><text:span text:style-name="Source_20_Text">class Rabbit extends Animal {</text:span></text:p>
      <text:p text:style-name="P96"><text:span text:style-name="Source_20_Text"><text:s text:c="2"/>constructor(name, speed) {</text:span></text:p>
      <text:p text:style-name="P96"><text:span text:style-name="Source_20_Text"><text:s text:c="4"/>super(name); // ❗ обязательно</text:span></text:p>
      <text:p text:style-name="P96"><text:span text:style-name="Source_20_Text"><text:s text:c="4"/>this.speed = speed;</text:span></text:p>
      <text:p text:style-name="P96"><text:span text:style-name="Source_20_Text"><text:s text:c="2"/>}</text:span></text:p>
      <text:p text:style-name="P97"><text:span text:style-name="Source_20_Text">}</text:span></text:p>
      <text:p text:style-name="P91">⚠️ ВАЖНО:</text:p>
      <text:list text:style-name="L70">
        <text:list-item>
          <text:p text:style-name="P109"><text:span text:style-name="Source_20_Text">super()</text:span> <text:span text:style-name="Strong_20_Emphasis">обязан быть вызван ДО использования </text:span><text:span text:style-name="Strong_20_Emphasis"><text:span text:style-name="Source_20_Text">this</text:span></text:span></text:p>
        </text:list-item>
        <text:list-item>
          <text:p text:style-name="P109">Иначе будет ошибка</text:p>
        </text:list-item>
      </text:list>
      <text:p text:style-name="P91">❌ Так нельзя:</text:p>
      <text:p text:style-name="P95"><text:span text:style-name="Source_20_Text">constructor() {</text:span></text:p>
      <text:p text:style-name="P96"><text:span text:style-name="Source_20_Text"><text:s text:c="2"/>this.speed = 10; // ❌ ошибка</text:span></text:p>
      <text:p text:style-name="P96"><text:soft-page-break/><text:span text:style-name="Source_20_Text"><text:s text:c="2"/>super();</text:span></text:p>
      <text:p text:style-name="P97"><text:span text:style-name="Source_20_Text">}</text:span></text:p>
      <text:p text:style-name="P92"/>
      <text:h text:style-name="P93" text:outline-level="2">7️⃣ Почему <text:span text:style-name="Source_20_Text">super</text:span> работает только в классах</text:h>
      <text:p text:style-name="P91">Потому что:</text:p>
      <text:list text:style-name="L71">
        <text:list-item>
          <text:p text:style-name="P110"><text:span text:style-name="Source_20_Text">super</text:span> жёстко привязан к <text:span text:style-name="Source_20_Text">[[HomeObject]]</text:span></text:p>
        </text:list-item>
        <text:list-item>
          <text:p text:style-name="P110">Он знает, <text:span text:style-name="Strong_20_Emphasis">из какого класса был вызван метод</text:span></text:p>
        </text:list-item>
        <text:list-item>
          <text:p text:style-name="P110">Это не просто обращение к прототипу</text:p>
        </text:list-item>
      </text:list>
      <text:p text:style-name="P91">(Это защищает от потери контекста)</text:p>
      <text:p text:style-name="P92"/>
      <text:h text:style-name="P93" text:outline-level="2">Краткое резюме 🧠</text:h>
      <text:list text:style-name="L72">
        <text:list-item>
          <text:p text:style-name="P111">✔ Метод с тем же именем в дочернем классе → <text:span text:style-name="Strong_20_Emphasis">переопределение</text:span></text:p>
        </text:list-item>
        <text:list-item>
          <text:p text:style-name="P111">✔ <text:span text:style-name="Source_20_Text">super.method()</text:span> → вызов родительского метода</text:p>
        </text:list-item>
        <text:list-item>
          <text:p text:style-name="P111">✔ <text:span text:style-name="Source_20_Text">super()</text:span> → вызов родительского конструктора</text:p>
        </text:list-item>
        <text:list-item>
          <text:p text:style-name="P111">✔ <text:span text:style-name="Source_20_Text">super</text:span> сохраняет <text:span text:style-name="Source_20_Text">this</text:span></text:p>
        </text:list-item>
        <text:list-item>
          <text:p text:style-name="P111">❗ <text:span text:style-name="Source_20_Text">super()</text:span> обязателен в <text:span text:style-name="Source_20_Text">constructor</text:span></text:p>
        </text:list-item>
      </text:list>
      <text:p text:style-name="P91">Если хочешь, дальше могу показать:</text:p>
      <text:list text:style-name="L73">
        <text:list-item>
          <text:p text:style-name="P112">как <text:span text:style-name="Source_20_Text">super</text:span> работает под капотом</text:p>
        </text:list-item>
        <text:list-item>
          <text:p text:style-name="P112">чем он отличается от <text:span text:style-name="Source_20_Text">Parent.prototype.method.call(this)</text:span></text:p>
        </text:list-item>
        <text:list-item>
          <text:p text:style-name="P112">подводные камни с arrow functions и <text:span text:style-name="Source_20_Text">super</text:span></text:p>
        </text:list-item>
      </text:list>
      <text:p text:style-name="P91">super() обязан быть вызван ДО использования this как понять ?</text:p>
      <text:p text:style-name="P91">Отличный вопрос — это <text:span text:style-name="Strong_20_Emphasis">один из самых важных и непонятных моментов в классах JS</text:span> 👍<text:line-break/>Объясню <text:span text:style-name="Strong_20_Emphasis">максимально на пальцах</text:span>, а потом технически.</text:p>
      <text:p text:style-name="P92"/>
      <text:h text:style-name="P93" text:outline-level="2">Коротко</text:h>
      <text:p text:style-name="P91">👉 <text:span text:style-name="Strong_20_Emphasis">Пока не вызван </text:span><text:span text:style-name="Strong_20_Emphasis"><text:span text:style-name="Source_20_Text">super()</text:span></text:span><text:span text:style-name="Strong_20_Emphasis"> — </text:span><text:span text:style-name="Strong_20_Emphasis"><text:span text:style-name="Source_20_Text">this</text:span></text:span><text:span text:style-name="Strong_20_Emphasis"> НЕ существует</text:span><text:line-break/>Любое обращение к <text:span text:style-name="Source_20_Text">this</text:span> до <text:span text:style-name="Source_20_Text">super()</text:span> = ошибка.</text:p>
      <text:p text:style-name="P92"/>
      <text:h text:style-name="P93" text:outline-level="2">Пример ошибки ❌</text:h>
      <text:p text:style-name="P95"><text:span text:style-name="Source_20_Text">class Parent {</text:span></text:p>
      <text:p text:style-name="P96"><text:span text:style-name="Source_20_Text"><text:s text:c="2"/>constructor() {</text:span></text:p>
      <text:p text:style-name="P96"><text:soft-page-break/><text:span text:style-name="Source_20_Text"><text:s text:c="4"/>this.name = "parent";</text:span></text:p>
      <text:p text:style-name="P96"><text:span text:style-name="Source_20_Text"><text:s text:c="2"/>}</text:span></text:p>
      <text:p text:style-name="P96"><text:span text:style-name="Source_20_Text">}</text:span></text:p>
      <text:p text:style-name="P96"/>
      <text:p text:style-name="P96"><text:span text:style-name="Source_20_Text">class Child extends Parent {</text:span></text:p>
      <text:p text:style-name="P96"><text:span text:style-name="Source_20_Text"><text:s text:c="2"/>constructor() {</text:span></text:p>
      <text:p text:style-name="P96"><text:span text:style-name="Source_20_Text"><text:s text:c="4"/>this.age = 10; // ❌ ОШИБКА</text:span></text:p>
      <text:p text:style-name="P96"><text:span text:style-name="Source_20_Text"><text:s text:c="4"/>super();</text:span></text:p>
      <text:p text:style-name="P96"><text:span text:style-name="Source_20_Text"><text:s text:c="2"/>}</text:span></text:p>
      <text:p text:style-name="P97"><text:span text:style-name="Source_20_Text">}</text:span></text:p>
      <text:p text:style-name="P91">Ошибка:</text:p>
      <text:p text:style-name="P94"><text:span text:style-name="Source_20_Text">ReferenceError: Must call super constructor in derived class before accessing 'this'</text:span></text:p>
      <text:p text:style-name="P92"/>
      <text:h text:style-name="P93" text:outline-level="2">Почему так происходит (простыми словами)</text:h>
      <text:h text:style-name="P102" text:outline-level="3">Когда ты делаешь:</text:h>
      <text:p text:style-name="P94"><text:span text:style-name="Source_20_Text">new Child()</text:span></text:p>
      <text:p text:style-name="P91">JS делает примерно следующее:</text:p>
      <text:list text:style-name="L74">
        <text:list-item>
          <text:p text:style-name="P113">Видит: <text:span text:style-name="Source_20_Text">Child</text:span> <text:span text:style-name="Strong_20_Emphasis">наследуется</text:span></text:p>
        </text:list-item>
        <text:list-item>
          <text:p text:style-name="P113"><text:span text:style-name="Strong_20_Emphasis">НЕ создаёт </text:span><text:span text:style-name="Strong_20_Emphasis"><text:span text:style-name="Source_20_Text">this</text:span></text:span><text:span text:style-name="Strong_20_Emphasis"> сразу</text:span></text:p>
        </text:list-item>
        <text:list-item>
          <text:p text:style-name="P113">Ждёт, пока родительский конструктор создаст объект</text:p>
        </text:list-item>
        <text:list-item>
          <text:p text:style-name="P113">Только после <text:span text:style-name="Source_20_Text">super()</text:span> появляется <text:span text:style-name="Source_20_Text">this</text:span></text:p>
        </text:list-item>
      </text:list>
      <text:p text:style-name="P91">📌 То есть <text:span text:style-name="Strong_20_Emphasis">родитель отвечает за создание объекта</text:span></text:p>
      <text:p text:style-name="P92"/>
      <text:h text:style-name="P93" text:outline-level="2">Аналогия 🧠</text:h>
      <text:p text:style-name="P91">Представь, что:</text:p>
      <text:list text:style-name="L75">
        <text:list-item>
          <text:p text:style-name="P114"><text:span text:style-name="Source_20_Text">Parent</text:span> — завод, который <text:span text:style-name="Strong_20_Emphasis">делает объект</text:span></text:p>
        </text:list-item>
        <text:list-item>
          <text:p text:style-name="P114"><text:span text:style-name="Source_20_Text">Child</text:span> — мастер, который <text:span text:style-name="Strong_20_Emphasis">дорабатывает объект</text:span></text:p>
        </text:list-item>
      </text:list>
      <text:p text:style-name="P91">Пока завод не сделал деталь (<text:span text:style-name="Source_20_Text">super()</text:span>),<text:line-break/>мастеру <text:span text:style-name="Strong_20_Emphasis">нечего дорабатывать</text:span> (<text:span text:style-name="Source_20_Text">this</text:span>).</text:p>
      <text:p text:style-name="P92"/>
      <text:h text:style-name="P93" text:outline-level="2">Как выглядит правильно ✅</text:h>
      <text:p text:style-name="P95"><text:span text:style-name="Source_20_Text">class Child extends Parent {</text:span></text:p>
      <text:p text:style-name="P96"><text:span text:style-name="Source_20_Text"><text:s text:c="2"/>constructor() {</text:span></text:p>
      <text:p text:style-name="P96"><text:span text:style-name="Source_20_Text"><text:s text:c="4"/>super(); <text:s text:c="7"/>// ✔ создаёт this</text:span></text:p>
      <text:p text:style-name="P96"><text:span text:style-name="Source_20_Text"><text:s text:c="4"/>this.age = 10; <text:s/>// ✔ теперь можно</text:span></text:p>
      <text:p text:style-name="P96"><text:span text:style-name="Source_20_Text"><text:s text:c="2"/>}</text:span></text:p>
      <text:p text:style-name="P97"><text:soft-page-break/><text:span text:style-name="Source_20_Text">}</text:span></text:p>
      <text:p text:style-name="P92"/>
      <text:h text:style-name="P93" text:outline-level="2">А если в Parent нет constructor?</text:h>
      <text:p text:style-name="P95"><text:span text:style-name="Source_20_Text">class Parent {}</text:span></text:p>
      <text:p text:style-name="P96"/>
      <text:p text:style-name="P96"><text:span text:style-name="Source_20_Text">class Child extends Parent {</text:span></text:p>
      <text:p text:style-name="P96"><text:span text:style-name="Source_20_Text"><text:s text:c="2"/>constructor() {</text:span></text:p>
      <text:p text:style-name="P96"><text:span text:style-name="Source_20_Text"><text:s text:c="4"/>super(); // ❗ всё равно нужно</text:span></text:p>
      <text:p text:style-name="P96"><text:span text:style-name="Source_20_Text"><text:s text:c="4"/>this.x = 1;</text:span></text:p>
      <text:p text:style-name="P96"><text:span text:style-name="Source_20_Text"><text:s text:c="2"/>}</text:span></text:p>
      <text:p text:style-name="P97"><text:span text:style-name="Source_20_Text">}</text:span></text:p>
      <text:p text:style-name="P91">Почему?</text:p>
      <text:list text:style-name="L76">
        <text:list-item>
          <text:p text:style-name="P115">Потому что <text:span text:style-name="Strong_20_Emphasis"><text:span text:style-name="Source_20_Text">extends</text:span></text:span><text:span text:style-name="Strong_20_Emphasis"> уже включает механизм наследования</text:span></text:p>
        </text:list-item>
        <text:list-item>
          <text:p text:style-name="P115"><text:span text:style-name="Source_20_Text">super()</text:span> создаёт <text:span text:style-name="Source_20_Text">this</text:span> даже если конструктор пустой</text:p>
        </text:list-item>
      </text:list>
      <text:p text:style-name="P92"/>
      <text:h text:style-name="P93" text:outline-level="2">Что если не писать constructor в Child?</text:h>
      <text:p text:style-name="P94"><text:span text:style-name="Source_20_Text">class Child extends Parent {}</text:span></text:p>
      <text:p text:style-name="P91">JS сам делает за тебя:</text:p>
      <text:p text:style-name="P95"><text:span text:style-name="Source_20_Text">constructor(...args) {</text:span></text:p>
      <text:p text:style-name="P96"><text:span text:style-name="Source_20_Text"><text:s text:c="2"/>super(...args);</text:span></text:p>
      <text:p text:style-name="P97"><text:span text:style-name="Source_20_Text">}</text:span></text:p>
      <text:p text:style-name="P92"/>
      <text:h text:style-name="P93" text:outline-level="2">Технически (чуть глубже)</text:h>
      <text:list text:style-name="L77">
        <text:list-item>
          <text:p text:style-name="P116">В обычном классе:</text:p>
          <text:p text:style-name="P117"><text:span text:style-name="Source_20_Text">this = {}</text:span></text:p>
        </text:list-item>
        <text:list-item>
          <text:p text:style-name="P116">В наследуемом классе:</text:p>
          <text:p text:style-name="P117"><text:span text:style-name="Source_20_Text">this = super()</text:span></text:p>
        </text:list-item>
      </text:list>
      <text:p text:style-name="P91">До вызова <text:span text:style-name="Source_20_Text">super()</text:span>:</text:p>
      <text:list text:style-name="L78">
        <text:list-item>
          <text:p text:style-name="P118"><text:span text:style-name="Source_20_Text">this</text:span> → <text:span text:style-name="Strong_20_Emphasis">uninitialized</text:span></text:p>
        </text:list-item>
        <text:list-item>
          <text:p text:style-name="P118">Любое обращение → ошибка</text:p>
        </text:list-item>
      </text:list>
      <text:p text:style-name="P92"/>
      <text:h text:style-name="P93" text:outline-level="2"><text:soft-page-break/>Краткое правило 🧠</text:h>
      <text:p text:style-name="P100">❗ В <text:span text:style-name="Source_20_Text">constructor</text:span> класса с <text:span text:style-name="Source_20_Text">extends</text:span><text:line-break/><text:span text:style-name="Strong_20_Emphasis">первая строка — </text:span><text:span text:style-name="Strong_20_Emphasis"><text:span text:style-name="Source_20_Text">super()</text:span></text:span><text:line-break/>(если используешь <text:span text:style-name="Source_20_Text">this</text:span>)</text:p>
      <text:p text:style-name="P92"/>
      <text:h text:style-name="P93" text:outline-level="2">Итог</text:h>
      <text:list text:style-name="L79">
        <text:list-item>
          <text:p text:style-name="P119"><text:span text:style-name="Source_20_Text">this</text:span> создаётся <text:span text:style-name="Strong_20_Emphasis">в родительском конструкторе</text:span></text:p>
        </text:list-item>
        <text:list-item>
          <text:p text:style-name="P119"><text:span text:style-name="Source_20_Text">super()</text:span> — момент появления <text:span text:style-name="Source_20_Text">this</text:span></text:p>
        </text:list-item>
        <text:list-item>
          <text:p text:style-name="P119">До <text:span text:style-name="Source_20_Text">super()</text:span> <text:span text:style-name="Source_20_Text">this</text:span> трогать нельзя</text:p>
        </text:list-item>
        <text:list-item>
          <text:p text:style-name="P119">Это защита от поломанного объекта</text:p>
        </text:list-item>
      </text:list>
      <text:p text:style-name="P91">Если хочешь, могу дальше разобрать:</text:p>
      <text:list text:style-name="L80">
        <text:list-item>
          <text:p text:style-name="P120">как это выглядит в спецификации</text:p>
        </text:list-item>
        <text:list-item>
          <text:p text:style-name="P120">отличие от <text:span text:style-name="Source_20_Text">function</text:span> + <text:span text:style-name="Source_20_Text">prototype</text:span></text:p>
        </text:list-item>
        <text:list-item>
          <text:p text:style-name="P120">почему в TS это тоже строго проверяется</text:p>
        </text:list-item>
      </text:list>
      <text:p text:style-name="P91">а если конструтктор не пеисать он сам сделает все а если писать конструтор </text:p>
      <text:p text:style-name="P91">Да, ты всё правильно понял 👍<text:line-break/>Давай <text:span text:style-name="Strong_20_Emphasis">чётко разложим по полочкам</text:span>, без воды.</text:p>
      <text:p text:style-name="P92"/>
      <text:h text:style-name="P93" text:outline-level="2">1️⃣ Если <text:span text:style-name="Strong_20_Emphasis">НЕ писать constructor</text:span> в дочернем классе</text:h>
      <text:p text:style-name="P95"><text:span text:style-name="Source_20_Text">class Parent {</text:span></text:p>
      <text:p text:style-name="P96"><text:span text:style-name="Source_20_Text"><text:s text:c="2"/>constructor(name) {</text:span></text:p>
      <text:p text:style-name="P96"><text:span text:style-name="Source_20_Text"><text:s text:c="4"/>this.name = name;</text:span></text:p>
      <text:p text:style-name="P96"><text:span text:style-name="Source_20_Text"><text:s text:c="2"/>}</text:span></text:p>
      <text:p text:style-name="P96"><text:span text:style-name="Source_20_Text">}</text:span></text:p>
      <text:p text:style-name="P96"/>
      <text:p text:style-name="P97"><text:span text:style-name="Source_20_Text">class Child extends Parent {}</text:span></text:p>
      <text:p text:style-name="P91">👉 JavaScript <text:span text:style-name="Strong_20_Emphasis">сам автоматически создаст конструктор</text:span>:</text:p>
      <text:p text:style-name="P95"><text:span text:style-name="Source_20_Text">class Child extends Parent {</text:span></text:p>
      <text:p text:style-name="P96"><text:span text:style-name="Source_20_Text"><text:s text:c="2"/>constructor(...args) {</text:span></text:p>
      <text:p text:style-name="P96"><text:span text:style-name="Source_20_Text"><text:s text:c="4"/>super(...args);</text:span></text:p>
      <text:p text:style-name="P96"><text:span text:style-name="Source_20_Text"><text:s text:c="2"/>}</text:span></text:p>
      <text:p text:style-name="P97"><text:span text:style-name="Source_20_Text">}</text:span></text:p>
      <text:p text:style-name="P91">📌 Поэтому:</text:p>
      <text:p text:style-name="P95"><text:span text:style-name="Source_20_Text">const c = new Child("Alex");</text:span></text:p>
      <text:p text:style-name="P97"><text:span text:style-name="Source_20_Text">console.log(c.name); // "Alex"</text:span></text:p>
      <text:p text:style-name="P91"><text:soft-page-break/>✔ Всё работает<text:line-break/>✔ <text:span text:style-name="Source_20_Text">super()</text:span> вызван автоматически<text:line-break/>✔ <text:span text:style-name="Source_20_Text">this</text:span> создан</text:p>
      <text:p text:style-name="P92"/>
      <text:h text:style-name="P93" text:outline-level="2">2️⃣ Если <text:span text:style-name="Strong_20_Emphasis">НАПИСАТЬ constructor</text:span> в дочернем классе</text:h>
      <text:p text:style-name="P95"><text:span text:style-name="Source_20_Text">class Child extends Parent {</text:span></text:p>
      <text:p text:style-name="P96"><text:span text:style-name="Source_20_Text"><text:s text:c="2"/>constructor(name, age) {</text:span></text:p>
      <text:p text:style-name="P96"><text:span text:style-name="Source_20_Text"><text:s text:c="4"/>// ❗ теперь ты отвечаешь за всё</text:span></text:p>
      <text:p text:style-name="P96"><text:span text:style-name="Source_20_Text"><text:s text:c="4"/>super(name); <text:s text:c="5"/>// обязательно</text:span></text:p>
      <text:p text:style-name="P96"><text:span text:style-name="Source_20_Text"><text:s text:c="4"/>this.age = age; <text:s text:c="2"/>// можно после super</text:span></text:p>
      <text:p text:style-name="P96"><text:span text:style-name="Source_20_Text"><text:s text:c="2"/>}</text:span></text:p>
      <text:p text:style-name="P97"><text:span text:style-name="Source_20_Text">}</text:span></text:p>
      <text:h text:style-name="P102" text:outline-level="3">ВАЖНЫЕ ПРАВИЛА ❗</text:h>
      <text:list text:style-name="L81">
        <text:list-item>
          <text:p text:style-name="P121"><text:span text:style-name="Strong_20_Emphasis">Ты ОБЯЗАН вызвать </text:span><text:span text:style-name="Strong_20_Emphasis"><text:span text:style-name="Source_20_Text">super()</text:span></text:span></text:p>
        </text:list-item>
        <text:list-item>
          <text:p text:style-name="P121"><text:span text:style-name="Strong_20_Emphasis">До </text:span><text:span text:style-name="Strong_20_Emphasis"><text:span text:style-name="Source_20_Text">super()</text:span></text:span><text:span text:style-name="Strong_20_Emphasis"> нельзя использовать </text:span><text:span text:style-name="Strong_20_Emphasis"><text:span text:style-name="Source_20_Text">this</text:span></text:span></text:p>
        </text:list-item>
        <text:list-item>
          <text:p text:style-name="P121">Если не вызвать <text:span text:style-name="Source_20_Text">super()</text:span> → ошибка</text:p>
        </text:list-item>
      </text:list>
      <text:p text:style-name="P92"/>
      <text:h text:style-name="P93" text:outline-level="2">3️⃣ Что будет, если забыть <text:span text:style-name="Source_20_Text">super()</text:span> ❌</text:h>
      <text:p text:style-name="P95"><text:span text:style-name="Source_20_Text">class Child extends Parent {</text:span></text:p>
      <text:p text:style-name="P96"><text:span text:style-name="Source_20_Text"><text:s text:c="2"/>constructor(name) {</text:span></text:p>
      <text:p text:style-name="P96"><text:span text:style-name="Source_20_Text"><text:s text:c="4"/>this.name = name; // ❌ ошибка</text:span></text:p>
      <text:p text:style-name="P96"><text:span text:style-name="Source_20_Text"><text:s text:c="2"/>}</text:span></text:p>
      <text:p text:style-name="P97"><text:span text:style-name="Source_20_Text">}</text:span></text:p>
      <text:p text:style-name="P91">Ошибка:</text:p>
      <text:p text:style-name="P94"><text:span text:style-name="Source_20_Text">ReferenceError: Must call super constructor in derived class before accessing 'this'</text:span></text:p>
      <text:p text:style-name="P92"/>
      <text:h text:style-name="P93" text:outline-level="2">4️⃣ Когда constructor писать НЕ нужно</text:h>
      <text:p text:style-name="P91">❌ Не нужен, если:</text:p>
      <text:list text:style-name="L82">
        <text:list-item>
          <text:p text:style-name="P122">ты <text:span text:style-name="Strong_20_Emphasis">не добавляешь новых свойств</text:span></text:p>
        </text:list-item>
        <text:list-item>
          <text:p text:style-name="P122">тебе достаточно логики родителя</text:p>
        </text:list-item>
      </text:list>
      <text:p text:style-name="P94"><text:span text:style-name="Source_20_Text">class Child extends Parent {}</text:span></text:p>
      <text:p text:style-name="P92"/>
      <text:h text:style-name="P93" text:outline-level="2">5️⃣ Когда constructor писать НУЖНО</text:h>
      <text:p text:style-name="P91">✔ Нужен, если:</text:p>
      <text:list text:style-name="L83">
        <text:list-item>
          <text:p text:style-name="P123"><text:soft-page-break/>добавляешь новые свойства</text:p>
        </text:list-item>
        <text:list-item>
          <text:p text:style-name="P123">меняешь аргументы</text:p>
        </text:list-item>
        <text:list-item>
          <text:p text:style-name="P123">делаешь дополнительную инициализацию</text:p>
        </text:list-item>
      </text:list>
      <text:p text:style-name="P92"/>
      <text:h text:style-name="P93" text:outline-level="2">6️⃣ Краткая таблица 🧠</text:h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>
            <table:table-cell table:style-name="Таблица7.A1" office:value-type="string">
              <text:p text:style-name="Table_20_Heading">Ситуация</text:p>
            </table:table-cell>
            <table:table-cell table:style-name="Таблица7.A1" office:value-type="string">
              <text:p text:style-name="Table_20_Heading">Нужно писать constructor?</text:p>
            </table:table-cell>
          </table:table-row>
        </table:table-header-rows>
        <table:table-row>
          <table:table-cell table:style-name="Таблица7.A1" office:value-type="string">
            <text:p text:style-name="Table_20_Contents">Просто наследуем</text:p>
          </table:table-cell>
          <table:table-cell table:style-name="Таблица7.A1" office:value-type="string">
            <text:p text:style-name="Table_20_Contents">❌ нет</text:p>
          </table:table-cell>
        </table:table-row>
        <table:table-row>
          <table:table-cell table:style-name="Таблица7.A1" office:value-type="string">
            <text:p text:style-name="Table_20_Contents">Добавляем свойства</text:p>
          </table:table-cell>
          <table:table-cell table:style-name="Таблица7.A1" office:value-type="string">
            <text:p text:style-name="Table_20_Contents">✔ да</text:p>
          </table:table-cell>
        </table:table-row>
        <table:table-row>
          <table:table-cell table:style-name="Таблица7.A1" office:value-type="string">
            <text:p text:style-name="Table_20_Contents">Меняем параметры</text:p>
          </table:table-cell>
          <table:table-cell table:style-name="Таблица7.A1" office:value-type="string">
            <text:p text:style-name="Table_20_Contents">✔ да</text:p>
          </table:table-cell>
        </table:table-row>
        <table:table-row>
          <table:table-cell table:style-name="Таблица7.A1" office:value-type="string">
            <text:p text:style-name="Table_20_Contents">Используем <text:span text:style-name="Source_20_Text">this</text:span></text:p>
          </table:table-cell>
          <table:table-cell table:style-name="Таблица7.A1" office:value-type="string">
            <text:p text:style-name="Table_20_Contents">✔ да + <text:span text:style-name="Source_20_Text">super()</text:span></text:p>
          </table:table-cell>
        </table:table-row>
      </table:table>
      <text:p text:style-name="P92"/>
      <text:h text:style-name="P93" text:outline-level="2">Итог (одним предложением)</text:h>
      <text:p text:style-name="P100"><text:span text:style-name="Strong_20_Emphasis">Если не написал constructor — JS всё сделает сам.<text:line-break/>Если написал — ты обязан вызвать </text:span><text:span text:style-name="Strong_20_Emphasis"><text:span text:style-name="Source_20_Text">super()</text:span></text:span><text:span text:style-name="Strong_20_Emphasis"> первым.</text:span></text:p>
      <text:p text:style-name="P91">Если хочешь, дальше можем разобрать:</text:p>
      <text:list text:style-name="L84">
        <text:list-item>
          <text:p text:style-name="P124">как это выглядело до классов</text:p>
        </text:list-item>
        <text:list-item>
          <text:p text:style-name="P124">почему <text:span text:style-name="Source_20_Text">super()</text:span> нельзя условно вызывать</text:p>
        </text:list-item>
        <text:list-item>
          <text:p text:style-name="P124">что делает <text:span text:style-name="Source_20_Text">super(...args)</text:span> под капотом</text:p>
        </text:list-item>
      </text:list>
      <text:p text:style-name="P91">и еще в конструторе писать свойства class Parent { constructor() { this.name = "parent"; } } class Child extends Parent { constructor(вот тут ) { this.age = 10; // ❌ ОШИБКА super(вот тут); } } все равно ошибка ? </text:p>
      <text:p text:style-name="P91">Коротко и чётко: <text:span text:style-name="Strong_20_Emphasis">да, ошибка будет в любом случае</text:span> ❌<text:line-break/><text:span text:style-name="Strong_20_Emphasis">Неважно, что ты напишешь в скобках конструктора</text:span> — порядок строк решает всё.</text:p>
      <text:p text:style-name="P91">Разберём подробно.</text:p>
      <text:p text:style-name="P92"/>
      <text:h text:style-name="P93" text:outline-level="2">Твой пример</text:h>
      <text:p text:style-name="P95"><text:span text:style-name="Source_20_Text">class Parent {</text:span></text:p>
      <text:p text:style-name="P96"><text:span text:style-name="Source_20_Text"><text:s text:c="2"/>constructor() {</text:span></text:p>
      <text:p text:style-name="P96"><text:span text:style-name="Source_20_Text"><text:s text:c="4"/>this.name = "parent";</text:span></text:p>
      <text:p text:style-name="P96"><text:span text:style-name="Source_20_Text"><text:s text:c="2"/>}</text:span></text:p>
      <text:p text:style-name="P96"><text:span text:style-name="Source_20_Text">}</text:span></text:p>
      <text:p text:style-name="P96"/>
      <text:p text:style-name="P96"><text:span text:style-name="Source_20_Text">class Child extends Parent {</text:span></text:p>
      <text:p text:style-name="P96"><text:span text:style-name="Source_20_Text"><text:s text:c="2"/>constructor(/* любые параметры */) {</text:span></text:p>
      <text:p text:style-name="P96"><text:span text:style-name="Source_20_Text"><text:s text:c="4"/>this.age = 10; // ❌ ОШИБКА</text:span></text:p>
      <text:p text:style-name="P96"><text:span text:style-name="Source_20_Text"><text:s text:c="4"/>super(); <text:s text:c="6"/>// даже если тут параметры</text:span></text:p>
      <text:p text:style-name="P96"><text:span text:style-name="Source_20_Text"><text:s text:c="2"/>}</text:span></text:p>
      <text:p text:style-name="P97"><text:span text:style-name="Source_20_Text">}</text:span></text:p>
      <text:h text:style-name="P102" text:outline-level="3"><text:soft-page-break/>👉 Ошибка будет ВСЕГДА:</text:h>
      <text:p text:style-name="P94"><text:span text:style-name="Source_20_Text">ReferenceError: Must call super constructor in derived class before accessing 'this'</text:span></text:p>
      <text:p text:style-name="P92"/>
      <text:h text:style-name="P93" text:outline-level="2">Почему параметры НЕ спасают ситуацию</text:h>
      <text:p text:style-name="P100">«а если в constructor написать свойства / параметры?»</text:p>
      <text:p text:style-name="P91">Параметры (<text:span text:style-name="Source_20_Text">age</text:span>, <text:span text:style-name="Source_20_Text">name</text:span>, что угодно) — <text:span text:style-name="Strong_20_Emphasis">это просто переменные</text:span>.<text:line-break/>Они <text:span text:style-name="Strong_20_Emphasis">НЕ создают </text:span><text:span text:style-name="Strong_20_Emphasis"><text:span text:style-name="Source_20_Text">this</text:span></text:span>.</text:p>
      <text:p text:style-name="P95"><text:span text:style-name="Source_20_Text">constructor(age) {</text:span></text:p>
      <text:p text:style-name="P96"><text:span text:style-name="Source_20_Text"><text:s text:c="2"/>// age есть</text:span></text:p>
      <text:p text:style-name="P96"><text:span text:style-name="Source_20_Text"><text:s text:c="2"/>// this ещё НЕТ</text:span></text:p>
      <text:p text:style-name="P97"><text:span text:style-name="Source_20_Text">}</text:span></text:p>
      <text:p text:style-name="P91"><text:span text:style-name="Source_20_Text">this</text:span> появляется <text:span text:style-name="Strong_20_Emphasis">ТОЛЬКО после </text:span><text:span text:style-name="Strong_20_Emphasis"><text:span text:style-name="Source_20_Text">super()</text:span></text:span>.</text:p>
      <text:p text:style-name="P92"/>
      <text:h text:style-name="P93" text:outline-level="2">Единственно правильный порядок ✅</text:h>
      <text:p text:style-name="P95"><text:span text:style-name="Source_20_Text">class Child extends Parent {</text:span></text:p>
      <text:p text:style-name="P96"><text:span text:style-name="Source_20_Text"><text:s text:c="2"/>constructor(age) {</text:span></text:p>
      <text:p text:style-name="P96"><text:span text:style-name="Source_20_Text"><text:s text:c="4"/>super(); <text:s text:c="7"/>// ✔ this создан</text:span></text:p>
      <text:p text:style-name="P96"><text:span text:style-name="Source_20_Text"><text:s text:c="4"/>this.age = age; // ✔ теперь можно</text:span></text:p>
      <text:p text:style-name="P96"><text:span text:style-name="Source_20_Text"><text:s text:c="2"/>}</text:span></text:p>
      <text:p text:style-name="P97"><text:span text:style-name="Source_20_Text">}</text:span></text:p>
      <text:p text:style-name="P92"/>
      <text:h text:style-name="P93" text:outline-level="2">Даже так будет ошибка ❌</text:h>
      <text:p text:style-name="P95"><text:span text:style-name="Source_20_Text">constructor(age) {</text:span></text:p>
      <text:p text:style-name="P96"><text:span text:style-name="Source_20_Text"><text:s text:c="2"/>if (age &gt; 0) {</text:span></text:p>
      <text:p text:style-name="P96"><text:span text:style-name="Source_20_Text"><text:s text:c="4"/>this.age = age; // ❌ this ещё нет</text:span></text:p>
      <text:p text:style-name="P96"><text:span text:style-name="Source_20_Text"><text:s text:c="2"/>}</text:span></text:p>
      <text:p text:style-name="P96"><text:span text:style-name="Source_20_Text"><text:s text:c="2"/>super();</text:span></text:p>
      <text:p text:style-name="P97"><text:span text:style-name="Source_20_Text">}</text:span></text:p>
      <text:p text:style-name="P92"/>
      <text:h text:style-name="P93" text:outline-level="2">А вот так — правильно ✅</text:h>
      <text:p text:style-name="P95"><text:span text:style-name="Source_20_Text">constructor(age) {</text:span></text:p>
      <text:p text:style-name="P96"><text:span text:style-name="Source_20_Text"><text:s text:c="2"/>super();</text:span></text:p>
      <text:p text:style-name="P96"><text:span text:style-name="Source_20_Text"><text:s text:c="2"/>if (age &gt; 0) {</text:span></text:p>
      <text:p text:style-name="P96"><text:span text:style-name="Source_20_Text"><text:s text:c="4"/>this.age = age;</text:span></text:p>
      <text:p text:style-name="P96"><text:span text:style-name="Source_20_Text"><text:s text:c="2"/>}</text:span></text:p>
      <text:p text:style-name="P97"><text:span text:style-name="Source_20_Text">}</text:span></text:p>
      <text:p text:style-name="P92"/>
      <text:h text:style-name="P93" text:outline-level="2"><text:soft-page-break/>Что делает <text:span text:style-name="Source_20_Text">super()</text:span> на самом деле</text:h>
      <text:p text:style-name="P91">Упрощённо:</text:p>
      <text:p text:style-name="P94"><text:span text:style-name="Source_20_Text">this = new Parent(); // логически</text:span></text:p>
      <text:p text:style-name="P91">Пока этой строки не было — <text:span text:style-name="Strong_20_Emphasis"><text:span text:style-name="Source_20_Text">this</text:span></text:span><text:span text:style-name="Strong_20_Emphasis"> = undefined</text:span>.</text:p>
      <text:p text:style-name="P92"/>
      <text:h text:style-name="P93" text:outline-level="2">Можно ли вызвать <text:span text:style-name="Source_20_Text">super()</text:span> не первой строкой?</text:h>
      <text:p text:style-name="P91">✔ Да, <text:span text:style-name="Strong_20_Emphasis">технически</text:span> можно написать код ДО <text:span text:style-name="Source_20_Text">super()</text:span><text:line-break/>❌ Но <text:span text:style-name="Strong_20_Emphasis">НЕЛЬЗЯ использовать </text:span><text:span text:style-name="Strong_20_Emphasis"><text:span text:style-name="Source_20_Text">this</text:span></text:span></text:p>
      <text:p text:style-name="P95"><text:span text:style-name="Source_20_Text">constructor(age) {</text:span></text:p>
      <text:p text:style-name="P96"><text:span text:style-name="Source_20_Text"><text:s text:c="2"/>console.log(age); // ✔ можно</text:span></text:p>
      <text:p text:style-name="P96"><text:span text:style-name="Source_20_Text"><text:s text:c="2"/>super();</text:span></text:p>
      <text:p text:style-name="P96"><text:span text:style-name="Source_20_Text"><text:s text:c="2"/>this.age = age; <text:s text:c="2"/>// ✔ можно</text:span></text:p>
      <text:p text:style-name="P97"><text:span text:style-name="Source_20_Text">}</text:span></text:p>
      <text:p text:style-name="P92"/>
      <text:h text:style-name="P93" text:outline-level="2">Короткое правило 🧠</text:h>
      <text:p text:style-name="P100">В <text:span text:style-name="Source_20_Text">constructor</text:span> класса с <text:span text:style-name="Source_20_Text">extends</text:span><text:line-break/><text:span text:style-name="Strong_20_Emphasis">любое использование </text:span><text:span text:style-name="Strong_20_Emphasis"><text:span text:style-name="Source_20_Text">this</text:span></text:span><text:span text:style-name="Strong_20_Emphasis"> — ТОЛЬКО после </text:span><text:span text:style-name="Strong_20_Emphasis"><text:span text:style-name="Source_20_Text">super()</text:span></text:span></text:p>
      <text:p text:style-name="P92"/>
      <text:h text:style-name="P93" text:outline-level="2">Итог</text:h>
      <text:list text:style-name="L85">
        <text:list-item>
          <text:p text:style-name="P125">Параметры ≠ <text:span text:style-name="Source_20_Text">this</text:span></text:p>
        </text:list-item>
        <text:list-item>
          <text:p text:style-name="P125">Свойства нельзя писать до <text:span text:style-name="Source_20_Text">super()</text:span></text:p>
        </text:list-item>
        <text:list-item>
          <text:p text:style-name="P125"><text:span text:style-name="Source_20_Text">super()</text:span> — момент появления <text:span text:style-name="Source_20_Text">this</text:span></text:p>
        </text:list-item>
        <text:list-item>
          <text:p text:style-name="P125">Нарушил порядок → всегда ошибка</text:p>
        </text:list-item>
      </text:list>
      <text:p text:style-name="P89"><text:line-break/><text:line-break/><text:span text:style-name="T8">Зачем возвращть класс </text:span></text:p>
      <text:p text:style-name="P126">👉 <text:span text:style-name="Strong_20_Emphasis">Мы возвращаем класс, чтобы заранее “настроить” поведение класса один раз, а потом создавать объекты без параметров.</text:span></text:p>
      <text:p text:style-name="P92"/>
      <text:h text:style-name="P93" text:outline-level="2">Твой пример — очень приземлённо</text:h>
      <text:p text:style-name="P95"><text:span text:style-name="Source_20_Text">function f(phrase) {</text:span></text:p>
      <text:p text:style-name="P96"><text:span text:style-name="Source_20_Text"><text:s text:c="2"/>return class {</text:span></text:p>
      <text:p text:style-name="P96"><text:span text:style-name="Source_20_Text"><text:s text:c="4"/>sayHi() {</text:span></text:p>
      <text:p text:style-name="P96"><text:span text:style-name="Source_20_Text"><text:s text:c="6"/>alert(phrase);</text:span></text:p>
      <text:p text:style-name="P96"><text:span text:style-name="Source_20_Text"><text:s text:c="4"/>}</text:span></text:p>
      <text:p text:style-name="P96"><text:soft-page-break/><text:span text:style-name="Source_20_Text"><text:s text:c="2"/>};</text:span></text:p>
      <text:p text:style-name="P96"><text:span text:style-name="Source_20_Text">}</text:span></text:p>
      <text:p text:style-name="P96"/>
      <text:p text:style-name="P96"><text:span text:style-name="Source_20_Text">class User extends f("Привет") {}</text:span></text:p>
      <text:p text:style-name="P96"/>
      <text:p text:style-name="P97"><text:span text:style-name="Source_20_Text">new User().sayHi(); // Привет</text:span></text:p>
      <text:h text:style-name="P102" text:outline-level="3">Что здесь происходит <text:span text:style-name="Strong_20_Emphasis">по-человечески</text:span></text:h>
      <text:list text:style-name="L86">
        <text:list-item>
          <text:p text:style-name="P127">Ты говоришь:</text:p>
          <text:p text:style-name="P128">«Создай мне КЛАСС, у которого внутри навсегда будет фраза "Привет"»</text:p>
        </text:list-item>
        <text:list-item>
          <text:p text:style-name="P127"><text:span text:style-name="Source_20_Text">f("Привет")</text:span>:</text:p>
          <text:list>
            <text:list-item>
              <text:p text:style-name="P127">создаёт новый класс</text:p>
            </text:list-item>
            <text:list-item>
              <text:p text:style-name="P127"><text:span text:style-name="Strong_20_Emphasis">запоминает "Привет"</text:span></text:p>
            </text:list-item>
            <text:list-item>
              <text:p text:style-name="P127">возвращает этот класс</text:p>
            </text:list-item>
          </text:list>
        </text:list-item>
        <text:list-item>
          <text:p text:style-name="P127"><text:span text:style-name="Source_20_Text">User</text:span> наследуется от <text:span text:style-name="Strong_20_Emphasis">уже настроенного класса</text:span></text:p>
        </text:list-item>
        <text:list-item>
          <text:p text:style-name="P127">Теперь каждый <text:span text:style-name="Source_20_Text">new User()</text:span>:</text:p>
          <text:list>
            <text:list-item>
              <text:p text:style-name="P127">не принимает параметров</text:p>
            </text:list-item>
            <text:list-item>
              <text:p text:style-name="P127">уже знает, что говорить</text:p>
            </text:list-item>
          </text:list>
        </text:list-item>
      </text:list>
      <text:p text:style-name="P92"/>
      <text:h text:style-name="P93" text:outline-level="2">Зачем не сделать проще?</text:h>
      <text:h text:style-name="P102" text:outline-level="3">Вариант БЕЗ возврата класса</text:h>
      <text:p text:style-name="P95"><text:span text:style-name="Source_20_Text">class User {</text:span></text:p>
      <text:p text:style-name="P96"><text:span text:style-name="Source_20_Text"><text:s text:c="2"/>constructor(phrase) {</text:span></text:p>
      <text:p text:style-name="P96"><text:span text:style-name="Source_20_Text"><text:s text:c="4"/>this.phrase = phrase;</text:span></text:p>
      <text:p text:style-name="P96"><text:span text:style-name="Source_20_Text"><text:s text:c="2"/>}</text:span></text:p>
      <text:p text:style-name="P96"><text:span text:style-name="Source_20_Text"><text:s text:c="2"/>sayHi() {</text:span></text:p>
      <text:p text:style-name="P96"><text:span text:style-name="Source_20_Text"><text:s text:c="4"/>alert(this.phrase);</text:span></text:p>
      <text:p text:style-name="P96"><text:span text:style-name="Source_20_Text"><text:s text:c="2"/>}</text:span></text:p>
      <text:p text:style-name="P96"><text:span text:style-name="Source_20_Text">}</text:span></text:p>
      <text:p text:style-name="P96"/>
      <text:p text:style-name="P97"><text:span text:style-name="Source_20_Text">new User("Привет").sayHi();</text:span></text:p>
      <text:p text:style-name="P91">❌ Каждый раз передавать <text:span text:style-name="Source_20_Text">"Привет"</text:span><text:line-break/>❌ <text:span text:style-name="Source_20_Text">phrase</text:span> лежит в <text:span text:style-name="Source_20_Text">this</text:span> (можно менять)</text:p>
      <text:p text:style-name="P92"/>
      <text:h text:style-name="P93" text:outline-level="2">Что даёт возврат класса (реальная польза)</text:h>
      <text:h text:style-name="P102" text:outline-level="3">1️⃣ Убрать параметры у объектов</text:h>
      <text:p text:style-name="P95"><text:span text:style-name="Source_20_Text">class HiUser extends f("Привет") {}</text:span></text:p>
      <text:p text:style-name="P96"><text:span text:style-name="Source_20_Text">class ByeUser extends f("Пока") {}</text:span></text:p>
      <text:p text:style-name="P96"/>
      <text:p text:style-name="P96"><text:soft-page-break/><text:span text:style-name="Source_20_Text">new HiUser().sayHi(); <text:s/>// Привет</text:span></text:p>
      <text:p text:style-name="P97"><text:span text:style-name="Source_20_Text">new ByeUser().sayHi(); // Пока</text:span></text:p>
      <text:p text:style-name="P91">📌 Класс = заранее настроенный шаблон</text:p>
      <text:p text:style-name="P92"/>
      <text:h text:style-name="P102" text:outline-level="3">2️⃣ Спрятать данные (их нельзя поменять)</text:h>
      <text:p text:style-name="P95"><text:span text:style-name="Source_20_Text">const HiUser = f("Привет");</text:span></text:p>
      <text:p text:style-name="P96"/>
      <text:p text:style-name="P96"><text:span text:style-name="Source_20_Text">const u = new HiUser();</text:span></text:p>
      <text:p text:style-name="P96"><text:span text:style-name="Source_20_Text">u.phrase = "Пока"; // ❌ не влияет</text:span></text:p>
      <text:p text:style-name="P97"><text:span text:style-name="Source_20_Text">u.sayHi(); <text:s text:c="8"/>// Привет</text:span></text:p>
      <text:p text:style-name="P91"><text:span text:style-name="Source_20_Text">phrase</text:span>:</text:p>
      <text:list text:style-name="L87">
        <text:list-item>
          <text:p text:style-name="P129">не в <text:span text:style-name="Source_20_Text">this</text:span></text:p>
        </text:list-item>
        <text:list-item>
          <text:p text:style-name="P129">недоступен</text:p>
        </text:list-item>
        <text:list-item>
          <text:p text:style-name="P129">защищён</text:p>
        </text:list-item>
      </text:list>
      <text:p text:style-name="P92"/>
      <text:h text:style-name="P102" text:outline-level="3">3️⃣ Сделать “конструктор без конструктора”</text:h>
      <text:p text:style-name="P94"><text:span text:style-name="Source_20_Text">new User(); // без аргументов</text:span></text:p>
      <text:p text:style-name="P92"/>
      <text:h text:style-name="P93" text:outline-level="2">Очень короткая аналогия 🧠</text:h>
      <text:p text:style-name="P91">🔧 <text:span text:style-name="Strong_20_Emphasis">Функция </text:span><text:span text:style-name="Strong_20_Emphasis"><text:span text:style-name="Source_20_Text">f</text:span></text:span><text:span text:style-name="Strong_20_Emphasis"> — это станок</text:span><text:line-break/>📦 <text:span text:style-name="Strong_20_Emphasis">Класс — это форма</text:span><text:line-break/>🧱 <text:span text:style-name="Strong_20_Emphasis">Объекты — это кирпичи</text:span></text:p>
      <text:p text:style-name="P91">Ты:</text:p>
      <text:list text:style-name="L88">
        <text:list-item>
          <text:p text:style-name="P130">Настраиваешь станок (<text:span text:style-name="Source_20_Text">f("Привет")</text:span>)</text:p>
        </text:list-item>
        <text:list-item>
          <text:p text:style-name="P130">Получаешь форму (класс)</text:p>
        </text:list-item>
        <text:list-item>
          <text:p text:style-name="P130">Делаешь сколько угодно кирпичей (<text:span text:style-name="Source_20_Text">new User()</text:span>)</text:p>
        </text:list-item>
      </text:list>
      <text:p text:style-name="P92"/>
      <text:h text:style-name="P93" text:outline-level="2">Главное, что нужно запомнить</text:h>
      <text:p text:style-name="P100"><text:span text:style-name="Strong_20_Emphasis">Класс возвращают, когда нужно сделать класс с заранее известным поведением.</text:span></text:p>
      <text:p text:style-name="P91">Не объект.<text:line-break/>Не данные.<text:line-break/>А <text:span text:style-name="Strong_20_Emphasis">новый тип</text:span>.</text:p>
      <text:p text:style-name="P91"/>
      <text:h text:style-name="P93" text:outline-level="2"><text:soft-page-break/>1. Самая главная идея (одно предложение)</text:h>
      <text:p text:style-name="P91">👉 <text:span text:style-name="Strong_20_Emphasis"><text:span text:style-name="Source_20_Text">extends</text:span></text:span><text:span text:style-name="Strong_20_Emphasis"> может наследоваться не от имени класса, а от результата выполнения кода.</text:span></text:p>
      <text:p text:style-name="P91">Всё. Дальше — расшифровка.</text:p>
      <text:p text:style-name="P131"/>
      <text:h text:style-name="P132" text:outline-level="2">2. Обычное наследование (ты это уже знаешь)</text:h>
      <text:p text:style-name="P133"><text:span text:style-name="Source_20_Text">class Parent {</text:span></text:p>
      <text:p text:style-name="P134"><text:span text:style-name="Source_20_Text"><text:s text:c="2"/>sayHi() {</text:span></text:p>
      <text:p text:style-name="P134"><text:span text:style-name="Source_20_Text"><text:s text:c="4"/>alert("Привет");</text:span></text:p>
      <text:p text:style-name="P134"><text:span text:style-name="Source_20_Text"><text:s text:c="2"/>}</text:span></text:p>
      <text:p text:style-name="P134"><text:span text:style-name="Source_20_Text">}</text:span></text:p>
      <text:p text:style-name="P134"/>
      <text:p text:style-name="P134"><text:span text:style-name="Source_20_Text">class User extends Parent {}</text:span></text:p>
      <text:p text:style-name="P134"/>
      <text:p text:style-name="P134"><text:span text:style-name="Source_20_Text">new User().sayHi(); // Привет</text:span></text:p>
      <text:p text:style-name="P91">Здесь всё просто:<text:line-break/><text:span text:style-name="Source_20_Text">User</text:span> → наследует → <text:span text:style-name="Source_20_Text">Parent</text:span></text:p>
      <text:p text:style-name="P131"/>
      <text:h text:style-name="P132" text:outline-level="2">3. Теперь маленький трюк</text:h>
      <text:p text:style-name="P91">Посмотри на функцию:</text:p>
      <text:p text:style-name="P133"><text:span text:style-name="Source_20_Text">function f() {</text:span></text:p>
      <text:p text:style-name="P134"><text:span text:style-name="Source_20_Text"><text:s text:c="2"/>return class {</text:span></text:p>
      <text:p text:style-name="P134"><text:span text:style-name="Source_20_Text"><text:s text:c="4"/>sayHi() {</text:span></text:p>
      <text:p text:style-name="P134"><text:span text:style-name="Source_20_Text"><text:s text:c="6"/>alert("Привет");</text:span></text:p>
      <text:p text:style-name="P134"><text:span text:style-name="Source_20_Text"><text:s text:c="4"/>}</text:span></text:p>
      <text:p text:style-name="P134"><text:span text:style-name="Source_20_Text"><text:s text:c="2"/>};</text:span></text:p>
      <text:p text:style-name="P134"><text:span text:style-name="Source_20_Text">}</text:span></text:p>
      <text:p text:style-name="P91">❓ Что делает <text:span text:style-name="Source_20_Text">f()</text:span>?</text:p>
      <text:p text:style-name="P91">👉 Она <text:span text:style-name="Strong_20_Emphasis">возвращает класс</text:span>.<text:line-break/>Не объект. Не строку. <text:span text:style-name="Strong_20_Emphasis">Класс.</text:span></text:p>
      <text:p text:style-name="P91">Проверка в голове:</text:p>
      <text:p text:style-name="P133"><text:span text:style-name="Source_20_Text">const A = f(); // A — это класс</text:span></text:p>
      <text:p text:style-name="P134"><text:span text:style-name="Source_20_Text">new A().sayHi(); // Привет</text:span></text:p>
      <text:p text:style-name="P131"/>
      <text:h text:style-name="P132" text:outline-level="2"><text:soft-page-break/>4. Ключевой момент</text:h>
      <text:p text:style-name="P91">Если <text:span text:style-name="Source_20_Text">f()</text:span> возвращает класс,<text:line-break/>то <text:span text:style-name="Strong_20_Emphasis">его можно использовать в </text:span><text:span text:style-name="Strong_20_Emphasis"><text:span text:style-name="Source_20_Text">extends</text:span></text:span>.</text:p>
      <text:p text:style-name="P131"/>
      <text:h text:style-name="P132" text:outline-level="2">5. Вот эта строка — вся магия</text:h>
      <text:p text:style-name="P133"><text:span text:style-name="Source_20_Text">class User extends f() {}</text:span></text:p>
      <text:p text:style-name="P91">JavaScript делает так:</text:p>
      <text:list text:style-name="L89">
        <text:list-item>
          <text:p text:style-name="P135">Выполняет <text:span text:style-name="Source_20_Text">f()</text:span></text:p>
        </text:list-item>
        <text:list-item>
          <text:p text:style-name="P135">Получает класс</text:p>
        </text:list-item>
        <text:list-item>
          <text:p text:style-name="P135">Наследуется от него</text:p>
        </text:list-item>
      </text:list>
      <text:p text:style-name="P91">Это <text:span text:style-name="Strong_20_Emphasis">ТО ЖЕ САМОЕ</text:span>, что:</text:p>
      <text:p text:style-name="P133"><text:span text:style-name="Source_20_Text">const Parent = f();</text:span></text:p>
      <text:p text:style-name="P134"><text:span text:style-name="Source_20_Text">class User extends Parent {}</text:span></text:p>
      <text:p text:style-name="P91">Никакой магии. Просто короче записано.</text:p>
      <text:p text:style-name="P131"/>
      <text:h text:style-name="P132" text:outline-level="2">6. Теперь версия с аргументом</text:h>
      <text:p text:style-name="P133"><text:span text:style-name="Source_20_Text">function f(text) {</text:span></text:p>
      <text:p text:style-name="P134"><text:span text:style-name="Source_20_Text"><text:s text:c="2"/>return class {</text:span></text:p>
      <text:p text:style-name="P134"><text:span text:style-name="Source_20_Text"><text:s text:c="4"/>sayHi() {</text:span></text:p>
      <text:p text:style-name="P134"><text:span text:style-name="Source_20_Text"><text:s text:c="6"/>alert(text);</text:span></text:p>
      <text:p text:style-name="P134"><text:span text:style-name="Source_20_Text"><text:s text:c="4"/>}</text:span></text:p>
      <text:p text:style-name="P134"><text:span text:style-name="Source_20_Text"><text:s text:c="2"/>};</text:span></text:p>
      <text:p text:style-name="P134"><text:span text:style-name="Source_20_Text">}</text:span></text:p>
      <text:p text:style-name="P91">Когда ты пишешь:</text:p>
      <text:p text:style-name="P133"><text:span text:style-name="Source_20_Text">class User extends f("Привет") {}</text:span></text:p>
      <text:p text:style-name="P91">JS делает:</text:p>
      <text:p text:style-name="P133"><text:span text:style-name="Source_20_Text">const Parent = f("Привет"); // Parent — класс</text:span></text:p>
      <text:p text:style-name="P134"><text:span text:style-name="Source_20_Text">class User extends Parent {}</text:span></text:p>
      <text:p text:style-name="P131"/>
      <text:h text:style-name="P132" text:outline-level="2">7. Почему выводится "Привет"</text:h>
      <text:p text:style-name="P133"><text:span text:style-name="Source_20_Text">new User().sayHi();</text:span></text:p>
      <text:p text:style-name="P91">Потому что:</text:p>
      <text:list text:style-name="L90">
        <text:list-item>
          <text:p text:style-name="P136"><text:span text:style-name="Source_20_Text">User</text:span> унаследовал <text:span text:style-name="Source_20_Text">sayHi</text:span></text:p>
        </text:list-item>
        <text:list-item>
          <text:p text:style-name="P136"><text:soft-page-break/><text:span text:style-name="Source_20_Text">sayHi</text:span> <text:span text:style-name="Strong_20_Emphasis">помнит </text:span><text:span text:style-name="Strong_20_Emphasis"><text:span text:style-name="Source_20_Text">text</text:span></text:span> (<text:span text:style-name="Source_20_Text">"Привет"</text:span>)</text:p>
        </text:list-item>
      </text:list>
      <text:p text:style-name="P131"/>
      <text:h text:style-name="P132" text:outline-level="2">8. Аналогия из жизни</text:h>
      <text:p text:style-name="P91">Представь:</text:p>
      <text:p text:style-name="P91">🧑‍🏭 <text:span text:style-name="Strong_20_Emphasis">Фабрика классов</text:span></text:p>
      <text:p text:style-name="P133"><text:span text:style-name="Source_20_Text">f("Привет") → класс с sayHi("Привет")</text:span></text:p>
      <text:p text:style-name="P134"><text:span text:style-name="Source_20_Text">f("Hello") <text:s/>→ класс с sayHi("Hello")</text:span></text:p>
      <text:p text:style-name="P91">Ты не наследуешься от <text:span text:style-name="Emphasis">одного и того же</text:span> класса.<text:line-break/>Ты наследуешься от <text:span text:style-name="Strong_20_Emphasis">того, что фабрика сделала</text:span>.</text:p>
      <text:p text:style-name="P131"/>
      <text:h text:style-name="P132" text:outline-level="2">9. Самое простое резюме</text:h>
      <text:p text:style-name="P91">❌ НЕ так:</text:p>
      <text:p text:style-name="P137"><text:span text:style-name="Source_20_Text">extends</text:span> — только имя класса</text:p>
      <text:p text:style-name="P91">✅ А так:</text:p>
      <text:p text:style-name="P137"><text:span text:style-name="Source_20_Text">extends</text:span> — любой код, который вернёт класс</text:p>
      <text:p text:style-name="P131"/>
      <text:h text:style-name="P132" text:outline-level="2">10. Мини-шпаргалка</text:h>
      <text:p text:style-name="P133"><text:span text:style-name="Source_20_Text">class A extends B {} <text:s text:c="7"/>// B — класс</text:span></text:p>
      <text:p text:style-name="P134"><text:span text:style-name="Source_20_Text">class A extends f() {} <text:s text:c="4"/>// f() → класс</text:span></text:p>
      <text:p text:style-name="P138"><text:span text:style-name="Source_20_Text">class A extends (cond ? X : Y) {}</text:span></text:p>
      <text:h text:style-name="P93" text:outline-level="2">1. Что такое <text:span text:style-name="Source_20_Text">super</text:span> простыми словами</text:h>
      <text:p text:style-name="P91"><text:span text:style-name="Source_20_Text">super</text:span> — это <text:span text:style-name="Strong_20_Emphasis">ссылка на родительский класс</text:span><text:line-break/>Она <text:span text:style-name="Strong_20_Emphasis">работает только внутри методов класса</text:span>.</text:p>
      <text:p text:style-name="P133"><text:span text:style-name="Source_20_Text">class Animal {</text:span></text:p>
      <text:p text:style-name="P134"><text:span text:style-name="Source_20_Text"><text:s text:c="2"/>stop() {</text:span></text:p>
      <text:p text:style-name="P134"><text:span text:style-name="Source_20_Text"><text:s text:c="4"/>console.log("Animal stop");</text:span></text:p>
      <text:p text:style-name="P134"><text:span text:style-name="Source_20_Text"><text:s text:c="2"/>}</text:span></text:p>
      <text:p text:style-name="P134"><text:span text:style-name="Source_20_Text">}</text:span></text:p>
      <text:p text:style-name="P134"/>
      <text:p text:style-name="P134"><text:span text:style-name="Source_20_Text">class Rabbit extends Animal {</text:span></text:p>
      <text:p text:style-name="P134"><text:span text:style-name="Source_20_Text"><text:s text:c="2"/>stop() {</text:span></text:p>
      <text:p text:style-name="P134"><text:span text:style-name="Source_20_Text"><text:s text:c="4"/>super.stop(); // вызывает Animal.stop</text:span></text:p>
      <text:p text:style-name="P134"><text:span text:style-name="Source_20_Text"><text:s text:c="2"/>}</text:span></text:p>
      <text:p text:style-name="P134"><text:soft-page-break/><text:span text:style-name="Source_20_Text">}</text:span></text:p>
      <text:p text:style-name="P91">Важно:<text:line-break/>👉 <text:span text:style-name="Source_20_Text">super</text:span> <text:span text:style-name="Strong_20_Emphasis">привязан к методу класса</text:span>, а не просто к функции.</text:p>
      <text:p text:style-name="P131"/>
      <text:h text:style-name="P132" text:outline-level="2">2. Почему <text:span text:style-name="Source_20_Text">super</text:span> — особенный</text:h>
      <text:p text:style-name="P91"><text:span text:style-name="Source_20_Text">super</text:span>:</text:p>
      <text:list text:style-name="L91">
        <text:list-item>
          <text:p text:style-name="P139"><text:span text:style-name="Strong_20_Emphasis">НЕ переменная</text:span></text:p>
        </text:list-item>
        <text:list-item>
          <text:p text:style-name="P139"><text:span text:style-name="Strong_20_Emphasis">НЕ ищется в области видимости</text:span></text:p>
        </text:list-item>
        <text:list-item>
          <text:p text:style-name="P139">привязан к <text:span text:style-name="Strong_20_Emphasis">методу объекта</text:span>, в котором объявлен</text:p>
        </text:list-item>
      </text:list>
      <text:p text:style-name="P91">Это жёсткое правило языка.</text:p>
      <text:p text:style-name="P131"/>
      <text:h text:style-name="P132" text:outline-level="2">3. Что делают стрелочные функции по-другому</text:h>
      <text:h text:style-name="P140" text:outline-level="3">Стрелочные функции:</text:h>
      <text:list text:style-name="L92">
        <text:list-item>
          <text:p text:style-name="P141">❌ <text:span text:style-name="Strong_20_Emphasis">не имеют своего </text:span><text:span text:style-name="Strong_20_Emphasis"><text:span text:style-name="Source_20_Text">this</text:span></text:span></text:p>
        </text:list-item>
        <text:list-item>
          <text:p text:style-name="P141">❌ <text:span text:style-name="Strong_20_Emphasis">не имеют своего </text:span><text:span text:style-name="Strong_20_Emphasis"><text:span text:style-name="Source_20_Text">super</text:span></text:span></text:p>
        </text:list-item>
        <text:list-item>
          <text:p text:style-name="P141">❌ <text:span text:style-name="Strong_20_Emphasis">не имеют </text:span><text:span text:style-name="Strong_20_Emphasis"><text:span text:style-name="Source_20_Text">arguments</text:span></text:span></text:p>
        </text:list-item>
      </text:list>
      <text:p text:style-name="P91">👉 Они <text:span text:style-name="Strong_20_Emphasis">берут всё это снаружи</text:span> (из внешней функции).</text:p>
      <text:p text:style-name="P131"/>
      <text:h text:style-name="P132" text:outline-level="2">4. Разбираем рабочий пример</text:h>
      <text:p text:style-name="P133"><text:span text:style-name="Source_20_Text">class Rabbit extends Animal {</text:span></text:p>
      <text:p text:style-name="P134"><text:span text:style-name="Source_20_Text"><text:s text:c="2"/>stop() {</text:span></text:p>
      <text:p text:style-name="P134"><text:span text:style-name="Source_20_Text"><text:s text:c="4"/>setTimeout(() =&gt; super.stop(), 1000);</text:span></text:p>
      <text:p text:style-name="P134"><text:span text:style-name="Source_20_Text"><text:s text:c="2"/>}</text:span></text:p>
      <text:p text:style-name="P134"><text:span text:style-name="Source_20_Text">}</text:span></text:p>
      <text:h text:style-name="P140" text:outline-level="3">Что здесь происходит</text:h>
      <text:list text:style-name="L93">
        <text:list-item>
          <text:p text:style-name="P142"><text:span text:style-name="Source_20_Text">stop()</text:span> — <text:span text:style-name="Strong_20_Emphasis">метод класса</text:span></text:p>
        </text:list-item>
        <text:list-item>
          <text:p text:style-name="P142">Внутри <text:span text:style-name="Source_20_Text">stop()</text:span> <text:span text:style-name="Strong_20_Emphasis"><text:span text:style-name="Source_20_Text">super</text:span></text:span><text:span text:style-name="Strong_20_Emphasis"> существует</text:span></text:p>
        </text:list-item>
        <text:list-item>
          <text:p text:style-name="P142">Стрелочная функция:</text:p>
          <text:p text:style-name="P143"><text:span text:style-name="Source_20_Text">() =&gt; super.stop()</text:span></text:p>
          <text:p text:style-name="P142">не создаёт свой <text:span text:style-name="Source_20_Text">super</text:span></text:p>
        </text:list-item>
        <text:list-item>
          <text:p text:style-name="P142">Она <text:span text:style-name="Strong_20_Emphasis">использует </text:span><text:span text:style-name="Strong_20_Emphasis"><text:span text:style-name="Source_20_Text">super</text:span></text:span><text:span text:style-name="Strong_20_Emphasis"> из stop()</text:span></text:p>
        </text:list-item>
      </text:list>
      <text:p text:style-name="P91">💡 Поэтому всё работает.</text:p>
      <text:p text:style-name="P131"><text:soft-page-break/></text:p>
      <text:h text:style-name="P132" text:outline-level="2">5. Теперь сломанный пример</text:h>
      <text:p text:style-name="P133"><text:span text:style-name="Source_20_Text">setTimeout(function() {</text:span></text:p>
      <text:p text:style-name="P134"><text:span text:style-name="Source_20_Text"><text:s text:c="2"/>super.stop();</text:span></text:p>
      <text:p text:style-name="P134"><text:span text:style-name="Source_20_Text">}, 1000);</text:span></text:p>
      <text:p text:style-name="P91">Почему ошибка?</text:p>
      <text:p text:style-name="P131"/>
      <text:h text:style-name="P132" text:outline-level="2">6. Причина ошибки (очень важно)</text:h>
      <text:p text:style-name="P91"><text:span text:style-name="Source_20_Text">function() {}</text:span>:</text:p>
      <text:list text:style-name="L94">
        <text:list-item>
          <text:p text:style-name="P144">создаёт <text:span text:style-name="Strong_20_Emphasis">свою собственную функцию</text:span></text:p>
        </text:list-item>
        <text:list-item>
          <text:p text:style-name="P144">❌ <text:span text:style-name="Strong_20_Emphasis">НЕ является методом класса</text:span></text:p>
        </text:list-item>
        <text:list-item>
          <text:p text:style-name="P144">❌ <text:span text:style-name="Strong_20_Emphasis">НЕ имеет </text:span><text:span text:style-name="Strong_20_Emphasis"><text:span text:style-name="Source_20_Text">super</text:span></text:span></text:p>
        </text:list-item>
      </text:list>
      <text:p text:style-name="P91">JavaScript видит:</text:p>
      <text:p text:style-name="P137">❌ <text:span text:style-name="Source_20_Text">super</text:span> используется вне метода класса</text:p>
      <text:p text:style-name="P91">Поэтому сразу:</text:p>
      <text:p text:style-name="P133"><text:span text:style-name="Source_20_Text">Unexpected super</text:span></text:p>
      <text:p text:style-name="P131"/>
      <text:h text:style-name="P132" text:outline-level="2">7. Главное различие (одной таблицей)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header-rows>
          <table:table-row>
            <table:table-cell table:style-name="Таблица8.A1" office:value-type="string">
              <text:p text:style-name="Table_20_Heading">Функция</text:p>
            </table:table-cell>
            <table:table-cell table:style-name="Таблица8.A1" office:value-type="string">
              <text:p text:style-name="Table_20_Heading">Есть свой <text:span text:style-name="Source_20_Text">super</text:span>?</text:p>
            </table:table-cell>
            <table:table-cell table:style-name="Таблица8.A1" office:value-type="string">
              <text:p text:style-name="Table_20_Heading">Откуда берётся <text:span text:style-name="Source_20_Text">super</text:span></text:p>
            </table:table-cell>
          </table:table-row>
        </table:table-header-rows>
        <table:table-row>
          <table:table-cell table:style-name="Таблица8.A1" office:value-type="string">
            <text:p text:style-name="Table_20_Contents">Метод класса</text:p>
          </table:table-cell>
          <table:table-cell table:style-name="Таблица8.A1" office:value-type="string">
            <text:p text:style-name="Table_20_Contents">✅</text:p>
          </table:table-cell>
          <table:table-cell table:style-name="Таблица8.A1" office:value-type="string">
            <text:p text:style-name="Table_20_Contents">из родительского класса</text:p>
          </table:table-cell>
        </table:table-row>
        <table:table-row>
          <table:table-cell table:style-name="Таблица8.A1" office:value-type="string">
            <text:p text:style-name="Table_20_Contents">Стрелочная <text:span text:style-name="Source_20_Text">() =&gt;</text:span></text:p>
          </table:table-cell>
          <table:table-cell table:style-name="Таблица8.A1" office:value-type="string">
            <text:p text:style-name="Table_20_Contents">❌</text:p>
          </table:table-cell>
          <table:table-cell table:style-name="Таблица8.A1" office:value-type="string">
            <text:p text:style-name="Table_20_Contents">из внешнего метода</text:p>
          </table:table-cell>
        </table:table-row>
        <table:table-row>
          <table:table-cell table:style-name="Таблица8.A1" office:value-type="string">
            <text:p text:style-name="Table_20_Contents"><text:span text:style-name="Source_20_Text">function(){}</text:span></text:p>
          </table:table-cell>
          <table:table-cell table:style-name="Таблица8.A1" office:value-type="string">
            <text:p text:style-name="Table_20_Contents">❌</text:p>
          </table:table-cell>
          <table:table-cell table:style-name="Таблица8.A1" office:value-type="string">
            <text:p text:style-name="Table_20_Contents">ниоткуда → ошибка</text:p>
          </table:table-cell>
        </table:table-row>
      </table:table>
      <text:p text:style-name="P131"/>
      <text:h text:style-name="P132" text:outline-level="2">8. Почему нельзя «одолжить» <text:span text:style-name="Source_20_Text">super</text:span> обычной функции</text:h>
      <text:p text:style-name="P91">Потому что <text:span text:style-name="Source_20_Text">super</text:span> <text:span text:style-name="Strong_20_Emphasis">привязан к синтаксису метода</text:span>, а не к месту вызова.</text:p>
      <text:p text:style-name="P91">Даже если функция написана <text:span text:style-name="Emphasis">внутри метода</text:span> —<text:line-break/>она <text:span text:style-name="Strong_20_Emphasis">не становится методом</text:span>.</text:p>
      <text:p text:style-name="P131"/>
      <text:h text:style-name="P132" text:outline-level="2">9. Аналогия</text:h>
      <text:p text:style-name="P91">Представь:</text:p>
      <text:list text:style-name="L95">
        <text:list-item>
          <text:p text:style-name="P145">🧑‍🏫 Метод класса — сотрудник с пропуском</text:p>
        </text:list-item>
        <text:list-item>
          <text:p text:style-name="P145">🏢 <text:span text:style-name="Source_20_Text">super</text:span> — доступ в кабинет начальника</text:p>
        </text:list-item>
        <text:list-item>
          <text:p text:style-name="P145">➡️ Стрелка — идёт <text:span text:style-name="Strong_20_Emphasis">вместе с сотрудником</text:span></text:p>
        </text:list-item>
        <text:list-item>
          <text:p text:style-name="P145"><text:soft-page-break/>❌ <text:span text:style-name="Source_20_Text">function()</text:span> — посторонний без пропуска</text:p>
        </text:list-item>
      </text:list>
      <text:p text:style-name="P131"/>
      <text:h text:style-name="P132" text:outline-level="2">10. Как правильно писать</text:h>
      <text:p text:style-name="P91">✅ Правильно:</text:p>
      <text:p text:style-name="P133"><text:span text:style-name="Source_20_Text">setTimeout(() =&gt; super.stop(), 1000);</text:span></text:p>
      <text:p text:style-name="P91">❌ Неправильно:</text:p>
      <text:p text:style-name="P133"><text:span text:style-name="Source_20_Text">setTimeout(function() {</text:span></text:p>
      <text:p text:style-name="P134"><text:span text:style-name="Source_20_Text"><text:s text:c="2"/>super.stop();</text:span></text:p>
      <text:p text:style-name="P134"><text:span text:style-name="Source_20_Text">}, 1000);</text:span></text:p>
      <text:p text:style-name="P131"/>
      <text:h text:style-name="P132" text:outline-level="2">11. Самое короткое объяснение (если запомнить одно)</text:h>
      <text:p text:style-name="P137"><text:span text:style-name="Strong_20_Emphasis">Стрелочная функция не имеет своего </text:span><text:span text:style-name="Strong_20_Emphasis"><text:span text:style-name="Source_20_Text">super</text:span></text:span><text:span text:style-name="Strong_20_Emphasis">, поэтому использует </text:span><text:span text:style-name="Strong_20_Emphasis"><text:span text:style-name="Source_20_Text">super</text:span></text:span><text:span text:style-name="Strong_20_Emphasis"> внешнего метода.<text:line-break/>Обычная функция — имеет свой контекст и </text:span><text:span text:style-name="Strong_20_Emphasis"><text:span text:style-name="Source_20_Text">super</text:span></text:span><text:span text:style-name="Strong_20_Emphasis"> в ней запрещён.</text:span></text:p>
      <text:p text:style-name="P131"/>
      <text:p text:style-name="P91">Если хочешь, могу:</text:p>
      <text:list text:style-name="L96">
        <text:list-item>
          <text:p text:style-name="P146">показать это на <text:span text:style-name="Source_20_Text">this</text:span> (аналогия почти 1 в 1)</text:p>
        </text:list-item>
        <text:list-item>
          <text:p text:style-name="P146">объяснить, как JS «знает», от какого класса <text:span text:style-name="Source_20_Text">super</text:span></text:p>
        </text:list-item>
        <text:list-item>
          <text:p text:style-name="P146">разобрать, почему <text:span text:style-name="Source_20_Text">bind</text:span> не помогает</text:p>
        </text:list-item>
      </text:list>
      <text:p text:style-name="P91">Скажи 👍</text:p>
      <text:p text:style-name="P91">то есть в обычной функции нельзя записывать супер а как же методы тогда ?</text:p>
      <text:p text:style-name="P91">Отличный вопрос 👍<text:line-break/>Ты <text:span text:style-name="Strong_20_Emphasis">ровно в ту точку попал</text:span>, где обычно возникает путаница.</text:p>
      <text:p text:style-name="P91">Короткий ответ, а потом разбор:</text:p>
      <text:p text:style-name="P137"><text:span text:style-name="Strong_20_Emphasis">В обычной функции </text:span><text:span text:style-name="Strong_20_Emphasis"><text:span text:style-name="Source_20_Text">super</text:span></text:span><text:span text:style-name="Strong_20_Emphasis"> нельзя.<text:line-break/>В методах класса — можно, потому что это НЕ “обычная функция”.</text:span></text:p>
      <text:p text:style-name="P91">Теперь по шагам.</text:p>
      <text:p text:style-name="P131"/>
      <text:h text:style-name="P132" text:outline-level="2">1. Что ты называешь «обычной функцией»</text:h>
      <text:p text:style-name="P133"><text:span text:style-name="Source_20_Text">function f() {</text:span></text:p>
      <text:p text:style-name="P134"><text:span text:style-name="Source_20_Text"><text:s text:c="2"/>// обычная функция</text:span></text:p>
      <text:p text:style-name="P134"><text:span text:style-name="Source_20_Text">}</text:span></text:p>
      <text:p text:style-name="P91">или</text:p>
      <text:p text:style-name="P133"><text:span text:style-name="Source_20_Text">const f = function () {</text:span></text:p>
      <text:p text:style-name="P134"><text:soft-page-break/><text:span text:style-name="Source_20_Text"><text:s text:c="2"/>// обычная функция</text:span></text:p>
      <text:p text:style-name="P134"><text:span text:style-name="Source_20_Text">};</text:span></text:p>
      <text:p text:style-name="P91">❌ В них <text:span text:style-name="Strong_20_Emphasis"><text:span text:style-name="Source_20_Text">super</text:span></text:span><text:span text:style-name="Strong_20_Emphasis"> запрещён всегда</text:span>.</text:p>
      <text:p text:style-name="P131"/>
      <text:h text:style-name="P132" text:outline-level="2">2. А методы класса — это НЕ просто function</text:h>
      <text:p text:style-name="P91">Когда ты пишешь:</text:p>
      <text:p text:style-name="P133"><text:span text:style-name="Source_20_Text">class Rabbit extends Animal {</text:span></text:p>
      <text:p text:style-name="P134"><text:span text:style-name="Source_20_Text"><text:s text:c="2"/>stop() {</text:span></text:p>
      <text:p text:style-name="P134"><text:span text:style-name="Source_20_Text"><text:s text:c="4"/>super.stop();</text:span></text:p>
      <text:p text:style-name="P134"><text:span text:style-name="Source_20_Text"><text:s text:c="2"/>}</text:span></text:p>
      <text:p text:style-name="P134"><text:span text:style-name="Source_20_Text">}</text:span></text:p>
      <text:p text:style-name="P91">⚠️ Это <text:span text:style-name="Strong_20_Emphasis">не то же самое</text:span>, что:</text:p>
      <text:p text:style-name="P133"><text:span text:style-name="Source_20_Text">Rabbit.prototype.stop = function () {</text:span></text:p>
      <text:p text:style-name="P134"><text:span text:style-name="Source_20_Text"><text:s text:c="2"/>super.stop(); // ❌ так нельзя</text:span></text:p>
      <text:p text:style-name="P134"><text:span text:style-name="Source_20_Text">};</text:span></text:p>
      <text:p text:style-name="P91">Почему?</text:p>
      <text:p text:style-name="P131"/>
      <text:h text:style-name="P132" text:outline-level="2">3. Метод класса — особый синтаксис языка</text:h>
      <text:p text:style-name="P91">Метод, объявленный <text:span text:style-name="Strong_20_Emphasis">внутри </text:span><text:span text:style-name="Strong_20_Emphasis"><text:span text:style-name="Source_20_Text">class {}</text:span></text:span>, имеет специальные свойства:</text:p>
      <text:list text:style-name="L97">
        <text:list-item>
          <text:p text:style-name="P147">он <text:span text:style-name="Strong_20_Emphasis">знает</text:span>, от какого класса наследуется</text:p>
        </text:list-item>
        <text:list-item>
          <text:p text:style-name="P147">он <text:span text:style-name="Strong_20_Emphasis">знает</text:span>, где искать <text:span text:style-name="Source_20_Text">super</text:span></text:p>
        </text:list-item>
        <text:list-item>
          <text:p text:style-name="P147"><text:span text:style-name="Source_20_Text">super</text:span> привязывается <text:span text:style-name="Strong_20_Emphasis">на этапе объявления класса</text:span></text:p>
        </text:list-item>
      </text:list>
      <text:p text:style-name="P91">👉 Это <text:span text:style-name="Strong_20_Emphasis">языковая конструкция</text:span>, а не просто функция.</text:p>
      <text:p text:style-name="P131"/>
      <text:h text:style-name="P132" text:outline-level="2">4. Почему <text:span text:style-name="Source_20_Text">super</text:span> работает ТОЛЬКО в методе класса</text:h>
      <text:p text:style-name="P91"><text:span text:style-name="Source_20_Text">super</text:span>:</text:p>
      <text:list text:style-name="L98">
        <text:list-item>
          <text:p text:style-name="P148">работает <text:span text:style-name="Strong_20_Emphasis">только в методах</text:span></text:p>
        </text:list-item>
        <text:list-item>
          <text:p text:style-name="P148">только объявленных через <text:span text:style-name="Source_20_Text">class</text:span></text:p>
        </text:list-item>
        <text:list-item>
          <text:p text:style-name="P148">и только если есть <text:span text:style-name="Source_20_Text">extends</text:span></text:p>
        </text:list-item>
      </text:list>
      <text:p text:style-name="P91">Пример, где разрешено:</text:p>
      <text:p text:style-name="P133"><text:span text:style-name="Source_20_Text">class A {</text:span></text:p>
      <text:p text:style-name="P134"><text:span text:style-name="Source_20_Text"><text:s text:c="2"/>hi() {}</text:span></text:p>
      <text:p text:style-name="P134"><text:span text:style-name="Source_20_Text">}</text:span></text:p>
      <text:p text:style-name="P134"><text:soft-page-break/></text:p>
      <text:p text:style-name="P134"><text:span text:style-name="Source_20_Text">class B extends A {</text:span></text:p>
      <text:p text:style-name="P134"><text:span text:style-name="Source_20_Text"><text:s text:c="2"/>hi() {</text:span></text:p>
      <text:p text:style-name="P134"><text:span text:style-name="Source_20_Text"><text:s text:c="4"/>super.hi(); // ✅</text:span></text:p>
      <text:p text:style-name="P134"><text:span text:style-name="Source_20_Text"><text:s text:c="2"/>}</text:span></text:p>
      <text:p text:style-name="P134"><text:span text:style-name="Source_20_Text">}</text:span></text:p>
      <text:p text:style-name="P131"/>
      <text:h text:style-name="P132" text:outline-level="2">5. Почему нельзя в обычной функции</text:h>
      <text:p text:style-name="P133"><text:span text:style-name="Source_20_Text">function test() {</text:span></text:p>
      <text:p text:style-name="P134"><text:span text:style-name="Source_20_Text"><text:s text:c="2"/>super.hi(); // ❌ SyntaxError</text:span></text:p>
      <text:p text:style-name="P134"><text:span text:style-name="Source_20_Text">}</text:span></text:p>
      <text:p text:style-name="P91">Потому что:</text:p>
      <text:list text:style-name="L99">
        <text:list-item>
          <text:p text:style-name="P149">функция не принадлежит классу</text:p>
        </text:list-item>
        <text:list-item>
          <text:p text:style-name="P149">у неё нет информации о родителе</text:p>
        </text:list-item>
        <text:list-item>
          <text:p text:style-name="P149">JS не знает, что такое <text:span text:style-name="Source_20_Text">super</text:span> в этом месте</text:p>
        </text:list-item>
      </text:list>
      <text:p text:style-name="P131"/>
      <text:h text:style-name="P132" text:outline-level="2">6. Почему стрелка работает внутри метода</text:h>
      <text:p text:style-name="P133"><text:span text:style-name="Source_20_Text">class B extends A {</text:span></text:p>
      <text:p text:style-name="P134"><text:span text:style-name="Source_20_Text"><text:s text:c="2"/>hi() {</text:span></text:p>
      <text:p text:style-name="P134"><text:span text:style-name="Source_20_Text"><text:s text:c="4"/>setTimeout(() =&gt; super.hi(), 1000);</text:span></text:p>
      <text:p text:style-name="P134"><text:span text:style-name="Source_20_Text"><text:s text:c="2"/>}</text:span></text:p>
      <text:p text:style-name="P134"><text:span text:style-name="Source_20_Text">}</text:span></text:p>
      <text:p text:style-name="P91">Стрелка:</text:p>
      <text:list text:style-name="L100">
        <text:list-item>
          <text:p text:style-name="P150"><text:span text:style-name="Strong_20_Emphasis">не создаёт своего </text:span><text:span text:style-name="Strong_20_Emphasis"><text:span text:style-name="Source_20_Text">super</text:span></text:span></text:p>
        </text:list-item>
        <text:list-item>
          <text:p text:style-name="P150"><text:span text:style-name="Strong_20_Emphasis">берёт </text:span><text:span text:style-name="Strong_20_Emphasis"><text:span text:style-name="Source_20_Text">super</text:span></text:span><text:span text:style-name="Strong_20_Emphasis"> из метода </text:span><text:span text:style-name="Strong_20_Emphasis"><text:span text:style-name="Source_20_Text">hi</text:span></text:span></text:p>
        </text:list-item>
      </text:list>
      <text:p text:style-name="P91">Поэтому это <text:span text:style-name="Strong_20_Emphasis">исключение</text:span>, а не правило.</text:p>
      <text:p text:style-name="P131"/>
      <text:h text:style-name="P132" text:outline-level="2">7. Важное сравнение (ключевая таблица)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header-rows>
          <table:table-row>
            <table:table-cell table:style-name="Таблица9.A1" office:value-type="string">
              <text:p text:style-name="Table_20_Heading">Где пишем код</text:p>
            </table:table-cell>
            <table:table-cell table:style-name="Таблица9.A1" office:value-type="string">
              <text:p text:style-name="Table_20_Heading">Можно <text:span text:style-name="Source_20_Text">super</text:span>?</text:p>
            </table:table-cell>
            <table:table-cell table:style-name="Таблица9.A1" office:value-type="string">
              <text:p text:style-name="Table_20_Heading">Почему</text:p>
            </table:table-cell>
          </table:table-row>
        </table:table-header-rows>
        <table:table-row>
          <table:table-cell table:style-name="Таблица9.A1" office:value-type="string">
            <text:p text:style-name="Table_20_Contents">Метод класса</text:p>
          </table:table-cell>
          <table:table-cell table:style-name="Таблица9.A1" office:value-type="string">
            <text:p text:style-name="Table_20_Contents">✅</text:p>
          </table:table-cell>
          <table:table-cell table:style-name="Таблица9.A1" office:value-type="string">
            <text:p text:style-name="Table_20_Contents">есть связь с родителем</text:p>
          </table:table-cell>
        </table:table-row>
        <table:table-row>
          <table:table-cell table:style-name="Таблица9.A1" office:value-type="string">
            <text:p text:style-name="Table_20_Contents">Стрелка внутри метода</text:p>
          </table:table-cell>
          <table:table-cell table:style-name="Таблица9.A1" office:value-type="string">
            <text:p text:style-name="Table_20_Contents">✅</text:p>
          </table:table-cell>
          <table:table-cell table:style-name="Таблица9.A1" office:value-type="string">
            <text:p text:style-name="Table_20_Contents">берёт <text:span text:style-name="Source_20_Text">super</text:span> снаружи</text:p>
          </table:table-cell>
        </table:table-row>
        <table:table-row>
          <table:table-cell table:style-name="Таблица9.A1" office:value-type="string">
            <text:p text:style-name="Table_20_Contents"><text:span text:style-name="Source_20_Text">function(){}</text:span></text:p>
          </table:table-cell>
          <table:table-cell table:style-name="Таблица9.A1" office:value-type="string">
            <text:p text:style-name="Table_20_Contents">❌</text:p>
          </table:table-cell>
          <table:table-cell table:style-name="Таблица9.A1" office:value-type="string">
            <text:p text:style-name="Table_20_Contents">не метод класса</text:p>
          </table:table-cell>
        </table:table-row>
        <table:table-row>
          <table:table-cell table:style-name="Таблица9.A1" office:value-type="string">
            <text:p text:style-name="Table_20_Contents">Функция вне класса</text:p>
          </table:table-cell>
          <table:table-cell table:style-name="Таблица9.A1" office:value-type="string">
            <text:p text:style-name="Table_20_Contents">❌</text:p>
          </table:table-cell>
          <table:table-cell table:style-name="Таблица9.A1" office:value-type="string">
            <text:p text:style-name="Table_20_Contents">нет <text:span text:style-name="Source_20_Text">extends</text:span></text:p>
          </table:table-cell>
        </table:table-row>
      </table:table>
      <text:p text:style-name="P131"/>
      <text:h text:style-name="P132" text:outline-level="2"><text:soft-page-break/>8. Очень короткая формула (запомни)</text:h>
      <text:p text:style-name="P137"><text:span text:style-name="Strong_20_Emphasis"><text:span text:style-name="Source_20_Text">super</text:span></text:span><text:span text:style-name="Strong_20_Emphasis"> работает только там, где язык точно знает:<text:line-break/>«этот код — метод наследуемого класса»</text:span></text:p>
      <text:p text:style-name="P131"/>
      <text:h text:style-name="P132" text:outline-level="2">9. Аналогия в одну строку</text:h>
      <text:list text:style-name="L101">
        <text:list-item>
          <text:p text:style-name="P151">Метод класса → сотрудник с пропуском</text:p>
        </text:list-item>
        <text:list-item>
          <text:p text:style-name="P151">Стрелка → идёт вместе с сотрудником</text:p>
        </text:list-item>
        <text:list-item>
          <text:p text:style-name="P151"><text:span text:style-name="Source_20_Text">function()</text:span> → посторонний → <text:span text:style-name="Source_20_Text">super</text:span> нельзя</text:p>
        </text:list-item>
      </text:list>
      <text:p text:style-name="P131"/>
      <text:h text:style-name="P132" text:outline-level="2">10. Итог одним предложением</text:h>
      <text:p text:style-name="P91">👉 <text:span text:style-name="Strong_20_Emphasis">Методы — не «обычные функции».<text:line-break/></text:span><text:span text:style-name="Strong_20_Emphasis"><text:span text:style-name="Source_20_Text">super</text:span></text:span><text:span text:style-name="Strong_20_Emphasis"> — это не переменная, а часть синтаксиса </text:span><text:span text:style-name="Strong_20_Emphasis"><text:span text:style-name="Source_20_Text">class</text:span></text:span><text:span text:style-name="Strong_20_Emphasis">.</text:span></text:p>
      <text:h text:style-name="P93" text:outline-level="2"/>
      <text:h text:style-name="P93" text:outline-level="2"/>
      <text:h text:style-name="P93" text:outline-level="2">. Что такое <text:span text:style-name="Source_20_Text">super</text:span> на самом деле (простыми словами)</text:h>
      <text:p text:style-name="P91"><text:span text:style-name="Source_20_Text">super</text:span> — это <text:span text:style-name="Strong_20_Emphasis">не значение</text:span>, а <text:span text:style-name="Strong_20_Emphasis">синтаксический маркер</text:span>.</text:p>
      <text:p text:style-name="P91">Он говорит JS:</text:p>
      <text:p text:style-name="P137">«возьми метод с таким же именем у родительского прототипа<text:line-break/>и вызови его с правильным <text:span text:style-name="Source_20_Text">this</text:span>»</text:p>
      <text:p text:style-name="P91"/>
      <text:h text:style-name="P107" text:outline-level="2">1. Короткий ответ сразу</text:h>
      <text:p text:style-name="P100"><text:span text:style-name="Strong_20_Emphasis">В конструкторе </text:span><text:span text:style-name="Strong_20_Emphasis"><text:span text:style-name="Source_20_Text">super()</text:span></text:span><text:span text:style-name="Strong_20_Emphasis"> — это ВЫЗОВ конструктора родительского класса,<text:line-break/>а не доступ к методам.</text:span></text:p>
      <text:p text:style-name="P91">Но всё равно:</text:p>
      <text:p text:style-name="P91">⚠️ <text:span text:style-name="Strong_20_Emphasis"><text:span text:style-name="Source_20_Text">super</text:span></text:span><text:span text:style-name="Strong_20_Emphasis"> не становится значением и не «существует» как объект.</text:span></text:p>
      <text:p text:style-name="P92"/>
      <text:h text:style-name="P93" text:outline-level="2">2. Пример</text:h>
      <text:p text:style-name="P95"><text:span text:style-name="Source_20_Text">class Animal {</text:span></text:p>
      <text:p text:style-name="P96"><text:span text:style-name="Source_20_Text"><text:s text:c="2"/>constructor(name) {</text:span></text:p>
      <text:p text:style-name="P96"><text:span text:style-name="Source_20_Text"><text:s text:c="4"/>this.name = name;</text:span></text:p>
      <text:p text:style-name="P96"><text:span text:style-name="Source_20_Text"><text:s text:c="2"/>}</text:span></text:p>
      <text:p text:style-name="P96"><text:soft-page-break/><text:span text:style-name="Source_20_Text">}</text:span></text:p>
      <text:p text:style-name="P96"/>
      <text:p text:style-name="P96"><text:span text:style-name="Source_20_Text">class Rabbit extends Animal {</text:span></text:p>
      <text:p text:style-name="P96"><text:span text:style-name="Source_20_Text"><text:s text:c="2"/>constructor(name) {</text:span></text:p>
      <text:p text:style-name="P96"><text:span text:style-name="Source_20_Text"><text:s text:c="4"/>super(name); <text:s text:c="2"/>// ← вот он</text:span></text:p>
      <text:p text:style-name="P96"><text:span text:style-name="Source_20_Text"><text:s text:c="4"/>this.type = "rabbit";</text:span></text:p>
      <text:p text:style-name="P96"><text:span text:style-name="Source_20_Text"><text:s text:c="2"/>}</text:span></text:p>
      <text:p text:style-name="P97"><text:span text:style-name="Source_20_Text">}</text:span></text:p>
      <text:p text:style-name="P92"/>
      <text:h text:style-name="P93" text:outline-level="2">3. Почему в конструкторе <text:span text:style-name="Source_20_Text">super()</text:span> обязателен</text:h>
      <text:p text:style-name="P91">В классе-наследнике:</text:p>
      <text:p text:style-name="P95"><text:span text:style-name="Source_20_Text">class Rabbit extends Animal {</text:span></text:p>
      <text:p text:style-name="P96"><text:span text:style-name="Source_20_Text"><text:s text:c="2"/>constructor() {</text:span></text:p>
      <text:p text:style-name="P96"><text:span text:style-name="Source_20_Text"><text:s text:c="4"/>this.x = 1; // ❌ ошибка</text:span></text:p>
      <text:p text:style-name="P96"><text:span text:style-name="Source_20_Text"><text:s text:c="2"/>}</text:span></text:p>
      <text:p text:style-name="P97"><text:span text:style-name="Source_20_Text">}</text:span></text:p>
      <text:p text:style-name="P91">Ошибка:</text:p>
      <text:p text:style-name="P94"><text:span text:style-name="Source_20_Text">Must call super constructor before accessing 'this'</text:span></text:p>
      <text:h text:style-name="P102" text:outline-level="3">Почему?</text:h>
      <text:p text:style-name="P91">Потому что:</text:p>
      <text:p text:style-name="P91">👉 <text:span text:style-name="Strong_20_Emphasis"><text:span text:style-name="Source_20_Text">this</text:span></text:span><text:span text:style-name="Strong_20_Emphasis"> создаётся конструктором родителя</text:span></text:p>
      <text:p text:style-name="P91">Пока ты не вызвал <text:span text:style-name="Source_20_Text">super()</text:span>:</text:p>
      <text:list text:style-name="L102">
        <text:list-item>
          <text:p text:style-name="P152">объекта ещё <text:span text:style-name="Strong_20_Emphasis">не существует</text:span></text:p>
        </text:list-item>
        <text:list-item>
          <text:p text:style-name="P152"><text:span text:style-name="Source_20_Text">this</text:span> <text:span text:style-name="Strong_20_Emphasis">запрещён</text:span></text:p>
        </text:list-item>
      </text:list>
      <text:p text:style-name="P92"/>
      <text:h text:style-name="P93" text:outline-level="2">4. Что реально делает <text:span text:style-name="Source_20_Text">super()</text:span> в конструкторе</text:h>
      <text:p text:style-name="P91">Когда ты пишешь:</text:p>
      <text:p text:style-name="P94"><text:span text:style-name="Source_20_Text">super(args)</text:span></text:p>
      <text:p text:style-name="P91">JS делает примерно это:</text:p>
      <text:p text:style-name="P94"><text:span text:style-name="Source_20_Text">Animal.call(this, args);</text:span></text:p>
      <text:p text:style-name="P91">И дополнительно:</text:p>
      <text:list text:style-name="L103">
        <text:list-item>
          <text:p text:style-name="P153">создаёт <text:span text:style-name="Source_20_Text">this</text:span></text:p>
        </text:list-item>
        <text:list-item>
          <text:p text:style-name="P153">связывает прототипы</text:p>
        </text:list-item>
        <text:list-item>
          <text:p text:style-name="P153">инициализирует объект</text:p>
        </text:list-item>
      </text:list>
      <text:p text:style-name="P92"/>
      <text:h text:style-name="P93" text:outline-level="2"><text:soft-page-break/>5. Почему это всё ещё НЕ «<text:span text:style-name="Source_20_Text">super</text:span> как объект»</text:h>
      <text:p text:style-name="P91">Обрати внимание:</text:p>
      <text:p text:style-name="P94"><text:span text:style-name="Source_20_Text">super(name);</text:span></text:p>
      <text:p text:style-name="P91">Ты:</text:p>
      <text:list text:style-name="L104">
        <text:list-item>
          <text:p text:style-name="P154">❌ не пишешь <text:span text:style-name="Source_20_Text">super.constructor(name)</text:span></text:p>
        </text:list-item>
        <text:list-item>
          <text:p text:style-name="P154">❌ не получаешь <text:span text:style-name="Source_20_Text">super</text:span> в переменную</text:p>
        </text:list-item>
        <text:list-item>
          <text:p text:style-name="P154">❌ не можешь вызвать <text:span text:style-name="Source_20_Text">super()</text:span> вне конструктора</text:p>
        </text:list-item>
      </text:list>
      <text:p text:style-name="P91"><text:span text:style-name="Source_20_Text">super()</text:span> — <text:span text:style-name="Strong_20_Emphasis">специальный синтаксис</text:span>, а не функция.</text:p>
      <text:p text:style-name="P92"/>
      <text:h text:style-name="P93" text:outline-level="2">6. Сравнение: метод vs конструктор</text:h>
      <table:table table:name="Таблица10" table:style-name="Таблица10">
        <table:table-column table:style-name="Таблица10.A"/>
        <table:table-column table:style-name="Таблица10.B"/>
        <table:table-header-rows>
          <table:table-row>
            <table:table-cell table:style-name="Таблица10.A1" office:value-type="string">
              <text:p text:style-name="Table_20_Heading">Где</text:p>
            </table:table-cell>
            <table:table-cell table:style-name="Таблица10.A1" office:value-type="string">
              <text:p text:style-name="Table_20_Heading">Что делает <text:span text:style-name="Source_20_Text">super</text:span></text:p>
            </table:table-cell>
          </table:table-row>
        </table:table-header-rows>
        <table:table-row>
          <table:table-cell table:style-name="Таблица10.A1" office:value-type="string">
            <text:p text:style-name="Table_20_Contents">Метод</text:p>
          </table:table-cell>
          <table:table-cell table:style-name="Таблица10.A1" office:value-type="string">
            <text:p text:style-name="Table_20_Contents">ищет метод в прототипе родителя</text:p>
          </table:table-cell>
        </table:table-row>
        <table:table-row>
          <table:table-cell table:style-name="Таблица10.A1" office:value-type="string">
            <text:p text:style-name="Table_20_Contents">Конструктор</text:p>
          </table:table-cell>
          <table:table-cell table:style-name="Таблица10.A1" office:value-type="string">
            <text:p text:style-name="Table_20_Contents">вызывает конструктор родителя</text:p>
          </table:table-cell>
        </table:table-row>
        <table:table-row>
          <table:table-cell table:style-name="Таблица10.A1" office:value-type="string">
            <text:p text:style-name="Table_20_Contents">Значение</text:p>
          </table:table-cell>
          <table:table-cell table:style-name="Таблица10.A1" office:value-type="string">
            <text:p text:style-name="Table_20_Contents">❌ не существует</text:p>
          </table:table-cell>
        </table:table-row>
      </table:table>
      <text:p text:style-name="P92"/>
      <text:h text:style-name="P93" text:outline-level="2">7. Почему в методах <text:span text:style-name="Source_20_Text">super()</text:span> нельзя</text:h>
      <text:p text:style-name="P95"><text:span text:style-name="Source_20_Text">class A {</text:span></text:p>
      <text:p text:style-name="P96"><text:span text:style-name="Source_20_Text"><text:s text:c="2"/>foo() {}</text:span></text:p>
      <text:p text:style-name="P96"><text:span text:style-name="Source_20_Text">}</text:span></text:p>
      <text:p text:style-name="P96"/>
      <text:p text:style-name="P96"><text:span text:style-name="Source_20_Text">class B extends A {</text:span></text:p>
      <text:p text:style-name="P96"><text:span text:style-name="Source_20_Text"><text:s text:c="2"/>foo() {</text:span></text:p>
      <text:p text:style-name="P96"><text:span text:style-name="Source_20_Text"><text:s text:c="4"/>super(); // ❌ нельзя</text:span></text:p>
      <text:p text:style-name="P96"><text:span text:style-name="Source_20_Text"><text:s text:c="2"/>}</text:span></text:p>
      <text:p text:style-name="P97"><text:span text:style-name="Source_20_Text">}</text:span></text:p>
      <text:p text:style-name="P91">Потому что:</text:p>
      <text:list text:style-name="L105">
        <text:list-item>
          <text:p text:style-name="P155">в методах <text:span text:style-name="Source_20_Text">super</text:span> — это <text:span text:style-name="Strong_20_Emphasis">доступ к прототипу</text:span></text:p>
        </text:list-item>
        <text:list-item>
          <text:p text:style-name="P155">а не вызов конструктора</text:p>
        </text:list-item>
      </text:list>
      <text:p text:style-name="P92"/>
      <text:h text:style-name="P93" text:outline-level="2">8. Самая короткая формула</text:h>
      <text:p text:style-name="P100"><text:span text:style-name="Strong_20_Emphasis"><text:span text:style-name="Source_20_Text">super()</text:span></text:span><text:span text:style-name="Strong_20_Emphasis"> — это вызов конструктора родителя<text:line-break/></text:span><text:span text:style-name="Strong_20_Emphasis"><text:span text:style-name="Source_20_Text">super.method()</text:span></text:span><text:span text:style-name="Strong_20_Emphasis"> — это вызов метода родителя<text:line-break/></text:span><text:span text:style-name="Strong_20_Emphasis"><text:span text:style-name="Source_20_Text">super</text:span></text:span><text:span text:style-name="Strong_20_Emphasis"> — никогда не объект</text:span></text:p>
      <text:p text:style-name="P92"/>
      <text:h text:style-name="P93" text:outline-level="2"><text:soft-page-break/>9. Закрепление одним примером</text:h>
      <text:p text:style-name="P95"><text:span text:style-name="Source_20_Text">class A {</text:span></text:p>
      <text:p text:style-name="P96"><text:span text:style-name="Source_20_Text"><text:s text:c="2"/>constructor() {</text:span></text:p>
      <text:p text:style-name="P96"><text:span text:style-name="Source_20_Text"><text:s text:c="4"/>console.log("A");</text:span></text:p>
      <text:p text:style-name="P96"><text:span text:style-name="Source_20_Text"><text:s text:c="2"/>}</text:span></text:p>
      <text:p text:style-name="P96"><text:span text:style-name="Source_20_Text">}</text:span></text:p>
      <text:p text:style-name="P96"/>
      <text:p text:style-name="P96"><text:span text:style-name="Source_20_Text">class B extends A {</text:span></text:p>
      <text:p text:style-name="P96"><text:span text:style-name="Source_20_Text"><text:s text:c="2"/>constructor() {</text:span></text:p>
      <text:p text:style-name="P96"><text:span text:style-name="Source_20_Text"><text:s text:c="4"/>super(); <text:s text:c="7"/>// создаёт this</text:span></text:p>
      <text:p text:style-name="P96"><text:span text:style-name="Source_20_Text"><text:s text:c="4"/>console.log("B");</text:span></text:p>
      <text:p text:style-name="P96"><text:span text:style-name="Source_20_Text"><text:s text:c="2"/>}</text:span></text:p>
      <text:p text:style-name="P96"><text:span text:style-name="Source_20_Text">}</text:span></text:p>
      <text:p text:style-name="P96"/>
      <text:p text:style-name="P96"><text:span text:style-name="Source_20_Text">new B();</text:span></text:p>
      <text:p text:style-name="P96"><text:span text:style-name="Source_20_Text">// A</text:span></text:p>
      <text:p text:style-name="P97"><text:span text:style-name="Source_20_Text">// B</text:span></text:p>
      <text:p text:style-name="P92"/>
      <text:h text:style-name="P93" text:outline-level="2">10. Итог</text:h>
      <text:list text:style-name="L106">
        <text:list-item>
          <text:p text:style-name="P156"><text:span text:style-name="Source_20_Text">super</text:span> <text:span text:style-name="Strong_20_Emphasis">не живёт в родителе</text:span></text:p>
        </text:list-item>
        <text:list-item>
          <text:p text:style-name="P156"><text:span text:style-name="Source_20_Text">super</text:span> <text:span text:style-name="Strong_20_Emphasis">не значение</text:span></text:p>
        </text:list-item>
        <text:list-item>
          <text:p text:style-name="P156">в конструкторе:</text:p>
          <text:list>
            <text:list-item>
              <text:p text:style-name="P156"><text:span text:style-name="Source_20_Text">super()</text:span> обязателен</text:p>
            </text:list-item>
            <text:list-item>
              <text:p text:style-name="P156">он создаёт <text:span text:style-name="Source_20_Text">this</text:span></text:p>
            </text:list-item>
          </text:list>
        </text:list-item>
        <text:list-item>
          <text:p text:style-name="P156">это <text:span text:style-name="Strong_20_Emphasis">исключение по синтаксису</text:span>, а не по сути</text:p>
        </text:list-item>
      </text:list>
      <text:p text:style-name="P8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linkMacSystemFont" svg:font-family="BlinkMacSystemFont, apple-system, 'Segoe UI', Roboto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3T01:48:08.040017400</meta:creation-date>
    <dc:date>2025-12-23T19:07:16.131680700</dc:date>
    <meta:editing-duration>PT4H31M41S</meta:editing-duration>
    <meta:editing-cycles>37</meta:editing-cycles>
    <meta:generator>LibreOffice/25.2.7.2$Windows_X86_64 LibreOffice_project/5cbfd1ab6520636bb5f7b99185aa69bd7456825d</meta:generator>
    <meta:document-statistic meta:table-count="10" meta:image-count="0" meta:object-count="0" meta:page-count="82" meta:paragraph-count="2183" meta:word-count="9651" meta:character-count="58692" meta:non-whitespace-character-count="49829"/>
  </office:meta>
</office:document-meta>
</file>